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0100000001CDD3C653.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5.753cm" fo:margin-left="1.247cm" table:align="left"/>
    </style:style>
    <style:style style:name="Tabla1.A" style:family="table-column">
      <style:table-column-properties style:column-width="15.753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17cm"/>
    </style:style>
    <style:style style:name="Tabla2.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17cm"/>
    </style:style>
    <style:style style:name="Tabla3.A1" style:family="table-cell">
      <style:table-cell-properties style:vertical-align="middle" fo:padding="0.049cm" fo:border="none"/>
    </style:style>
    <style:style style:name="Tabla4" style:family="table">
      <style:table-properties style:width="15.753cm" fo:margin-left="1.247cm" table:align="left"/>
    </style:style>
    <style:style style:name="Tabla4.A" style:family="table-column">
      <style:table-column-properties style:column-width="15.753cm"/>
    </style:style>
    <style:style style:name="Tabla4.A1" style:family="table-cell">
      <style:table-cell-properties style:vertical-align="middle" fo:padding="0.049cm" fo:border="none"/>
    </style:style>
    <style:style style:name="Tabla5" style:family="table">
      <style:table-properties style:width="15.753cm" fo:margin-left="1.247cm" table:align="left"/>
    </style:style>
    <style:style style:name="Tabla5.A" style:family="table-column">
      <style:table-column-properties style:column-width="15.753cm"/>
    </style:style>
    <style:style style:name="Tabla5.A1" style:family="table-cell">
      <style:table-cell-properties style:vertical-align="middle" fo:padding="0.049cm" fo:border="none"/>
    </style:style>
    <style:style style:name="Tabla6" style:family="table">
      <style:table-properties style:width="17cm" table:align="left"/>
    </style:style>
    <style:style style:name="Tabla6.A" style:family="table-column">
      <style:table-column-properties style:column-width="17cm"/>
    </style:style>
    <style:style style:name="Tabla6.A1" style:family="table-cell">
      <style:table-cell-properties style:vertical-align="middle" fo:padding="0.049cm" fo:border="none"/>
    </style:style>
    <style:style style:name="Tabla7" style:family="table">
      <style:table-properties style:width="15.753cm" fo:margin-left="1.247cm" table:align="left"/>
    </style:style>
    <style:style style:name="Tabla7.A" style:family="table-column">
      <style:table-column-properties style:column-width="15.753cm"/>
    </style:style>
    <style:style style:name="Tabla7.A1" style:family="table-cell">
      <style:table-cell-properties style:vertical-align="middle" fo:padding="0.049cm" fo:border="none"/>
    </style:style>
    <style:style style:name="Tabla8" style:family="table">
      <style:table-properties style:width="15.753cm" fo:margin-left="1.247cm" table:align="left"/>
    </style:style>
    <style:style style:name="Tabla8.A" style:family="table-column">
      <style:table-column-properties style:column-width="15.753cm"/>
    </style:style>
    <style:style style:name="Tabla8.A1" style:family="table-cell">
      <style:table-cell-properties style:vertical-align="middle" fo:padding="0.049cm" fo:border="none"/>
    </style:style>
    <style:style style:name="Tabla9" style:family="table">
      <style:table-properties style:width="15.753cm" fo:margin-left="1.247cm" table:align="left"/>
    </style:style>
    <style:style style:name="Tabla9.A" style:family="table-column">
      <style:table-column-properties style:column-width="15.753cm"/>
    </style:style>
    <style:style style:name="Tabla9.A1" style:family="table-cell">
      <style:table-cell-properties style:vertical-align="middle" fo:padding="0.049cm" fo:border="none"/>
    </style:style>
    <style:style style:name="Tabla10" style:family="table">
      <style:table-properties style:width="15.753cm" fo:margin-left="1.247cm" table:align="left"/>
    </style:style>
    <style:style style:name="Tabla10.A" style:family="table-column">
      <style:table-column-properties style:column-width="15.753cm"/>
    </style:style>
    <style:style style:name="Tabla10.A1" style:family="table-cell">
      <style:table-cell-properties style:vertical-align="middle" fo:padding="0.049cm" fo:border="none"/>
    </style:style>
    <style:style style:name="Tabla11" style:family="table">
      <style:table-properties style:width="17cm" table:align="left"/>
    </style:style>
    <style:style style:name="Tabla11.A" style:family="table-column">
      <style:table-column-properties style:column-width="17cm"/>
    </style:style>
    <style:style style:name="Tabla11.A1" style:family="table-cell">
      <style:table-cell-properties style:vertical-align="middle" fo:padding="0.049cm" fo:border="none"/>
    </style:style>
    <style:style style:name="Tabla12" style:family="table">
      <style:table-properties style:width="15.753cm" fo:margin-left="1.247cm" table:align="left"/>
    </style:style>
    <style:style style:name="Tabla12.A" style:family="table-column">
      <style:table-column-properties style:column-width="15.753cm"/>
    </style:style>
    <style:style style:name="Tabla12.A1" style:family="table-cell">
      <style:table-cell-properties style:vertical-align="middle" fo:padding="0.049cm" fo:border="none"/>
    </style:style>
    <style:style style:name="Tabla13" style:family="table">
      <style:table-properties style:width="15.753cm" fo:margin-left="1.247cm" table:align="left"/>
    </style:style>
    <style:style style:name="Tabla13.A" style:family="table-column">
      <style:table-column-properties style:column-width="15.753cm"/>
    </style:style>
    <style:style style:name="Tabla13.A1" style:family="table-cell">
      <style:table-cell-properties style:vertical-align="middle" fo:padding="0.049cm" fo:border="none"/>
    </style:style>
    <style:style style:name="Tabla14" style:family="table">
      <style:table-properties style:width="15.753cm" fo:margin-left="1.247cm" table:align="left"/>
    </style:style>
    <style:style style:name="Tabla14.A" style:family="table-column">
      <style:table-column-properties style:column-width="15.753cm"/>
    </style:style>
    <style:style style:name="Tabla14.A1" style:family="table-cell">
      <style:table-cell-properties style:vertical-align="middle" fo:padding="0.049cm" fo:border="none"/>
    </style:style>
    <style:style style:name="P1" style:family="paragraph" style:parent-style-name="Text_20_body">
      <style:paragraph-properties loext:contextual-spacing="false" fo:margin-top="0cm" fo:margin-bottom="0cm"/>
    </style:style>
    <style:style style:name="P2" style:family="paragraph" style:parent-style-name="Preformatted_20_Text">
      <style:text-properties fo:color="#000000"/>
    </style:style>
    <style:style style:name="P3" style:family="paragraph" style:parent-style-name="Preformatted_20_Text">
      <style:paragraph-properties loext:contextual-spacing="false" fo:margin-top="0cm" fo:margin-bottom="0.499cm"/>
      <style:text-properties fo:color="#000000"/>
    </style:style>
    <style:style style:name="P4" style:family="paragraph" style:parent-style-name="Table_20_Contents">
      <style:paragraph-properties loext:contextual-spacing="false" fo:margin-top="0cm" fo:margin-bottom="0.499cm"/>
    </style:style>
    <style:style style:name="P5" style:family="paragraph" style:parent-style-name="Preformatted_20_Text" style:list-style-name="L6">
      <style:text-properties fo:color="#000000"/>
    </style:style>
    <style:style style:name="P6" style:family="paragraph" style:parent-style-name="Preformatted_20_Text" style:list-style-name="L7">
      <style:text-properties fo:color="#000000"/>
    </style:style>
    <style:style style:name="P7" style:family="paragraph" style:parent-style-name="Preformatted_20_Text" style:list-style-name="L13">
      <style:text-properties fo:color="#000000"/>
    </style:style>
    <style:style style:name="P8" style:family="paragraph" style:parent-style-name="Preformatted_20_Text" style:list-style-name="L14">
      <style:text-properties fo:color="#000000"/>
    </style:style>
    <style:style style:name="P9" style:family="paragraph" style:parent-style-name="Preformatted_20_Text" style:list-style-name="L15">
      <style:text-properties fo:color="#000000"/>
    </style:style>
    <style:style style:name="P10" style:family="paragraph" style:parent-style-name="Preformatted_20_Text" style:list-style-name="L22">
      <style:text-properties fo:color="#000000"/>
    </style:style>
    <style:style style:name="P11" style:family="paragraph" style:parent-style-name="Preformatted_20_Text" style:list-style-name="L24">
      <style:text-properties fo:color="#000000"/>
    </style:style>
    <style:style style:name="P12" style:family="paragraph" style:parent-style-name="Preformatted_20_Text" style:list-style-name="L25">
      <style:text-properties fo:color="#000000"/>
    </style:style>
    <style:style style:name="P13" style:family="paragraph" style:parent-style-name="Preformatted_20_Text" style:list-style-name="L28">
      <style:text-properties fo:color="#000000"/>
    </style:style>
    <style:style style:name="P14" style:family="paragraph" style:parent-style-name="Preformatted_20_Text" style:list-style-name="L32">
      <style:text-properties fo:color="#000000"/>
    </style:style>
    <style:style style:name="P15" style:family="paragraph" style:parent-style-name="Preformatted_20_Text" style:list-style-name="L40">
      <style:text-properties fo:color="#000000"/>
    </style:style>
    <style:style style:name="P16" style:family="paragraph" style:parent-style-name="Preformatted_20_Text" style:list-style-name="L25"/>
    <style:style style:name="P17" style:family="paragraph" style:parent-style-name="Preformatted_20_Text" style:list-style-name="L28"/>
    <style:style style:name="P18" style:family="paragraph" style:parent-style-name="Preformatted_20_Text" style:list-style-name="L6">
      <style:paragraph-properties loext:contextual-spacing="false" fo:margin-top="0cm" fo:margin-bottom="0.499cm"/>
      <style:text-properties fo:color="#000000"/>
    </style:style>
    <style:style style:name="P19" style:family="paragraph" style:parent-style-name="Preformatted_20_Text" style:list-style-name="L7">
      <style:paragraph-properties loext:contextual-spacing="false" fo:margin-top="0cm" fo:margin-bottom="0.499cm"/>
      <style:text-properties fo:color="#000000"/>
    </style:style>
    <style:style style:name="P20" style:family="paragraph" style:parent-style-name="Preformatted_20_Text" style:list-style-name="L8">
      <style:paragraph-properties loext:contextual-spacing="false" fo:margin-top="0cm" fo:margin-bottom="0.499cm"/>
      <style:text-properties fo:color="#000000"/>
    </style:style>
    <style:style style:name="P21" style:family="paragraph" style:parent-style-name="Preformatted_20_Text" style:list-style-name="L10">
      <style:paragraph-properties loext:contextual-spacing="false" fo:margin-top="0cm" fo:margin-bottom="0.499cm"/>
      <style:text-properties fo:color="#000000"/>
    </style:style>
    <style:style style:name="P22" style:family="paragraph" style:parent-style-name="Preformatted_20_Text" style:list-style-name="L11">
      <style:paragraph-properties loext:contextual-spacing="false" fo:margin-top="0cm" fo:margin-bottom="0.499cm"/>
      <style:text-properties fo:color="#000000"/>
    </style:style>
    <style:style style:name="P23" style:family="paragraph" style:parent-style-name="Preformatted_20_Text" style:list-style-name="L13">
      <style:paragraph-properties loext:contextual-spacing="false" fo:margin-top="0cm" fo:margin-bottom="0.499cm"/>
      <style:text-properties fo:color="#000000"/>
    </style:style>
    <style:style style:name="P24" style:family="paragraph" style:parent-style-name="Preformatted_20_Text" style:list-style-name="L14">
      <style:paragraph-properties loext:contextual-spacing="false" fo:margin-top="0cm" fo:margin-bottom="0.499cm"/>
      <style:text-properties fo:color="#000000"/>
    </style:style>
    <style:style style:name="P25" style:family="paragraph" style:parent-style-name="Preformatted_20_Text" style:list-style-name="L15">
      <style:paragraph-properties loext:contextual-spacing="false" fo:margin-top="0cm" fo:margin-bottom="0.499cm"/>
      <style:text-properties fo:color="#000000"/>
    </style:style>
    <style:style style:name="P26" style:family="paragraph" style:parent-style-name="Preformatted_20_Text" style:list-style-name="L22">
      <style:paragraph-properties loext:contextual-spacing="false" fo:margin-top="0cm" fo:margin-bottom="0.499cm"/>
      <style:text-properties fo:color="#000000"/>
    </style:style>
    <style:style style:name="P27" style:family="paragraph" style:parent-style-name="Preformatted_20_Text" style:list-style-name="L23">
      <style:paragraph-properties loext:contextual-spacing="false" fo:margin-top="0cm" fo:margin-bottom="0.499cm"/>
      <style:text-properties fo:color="#000000"/>
    </style:style>
    <style:style style:name="P28" style:family="paragraph" style:parent-style-name="Preformatted_20_Text" style:list-style-name="L24">
      <style:paragraph-properties loext:contextual-spacing="false" fo:margin-top="0cm" fo:margin-bottom="0.499cm"/>
      <style:text-properties fo:color="#000000"/>
    </style:style>
    <style:style style:name="P29" style:family="paragraph" style:parent-style-name="Preformatted_20_Text" style:list-style-name="L25">
      <style:paragraph-properties loext:contextual-spacing="false" fo:margin-top="0cm" fo:margin-bottom="0.499cm"/>
      <style:text-properties fo:color="#000000"/>
    </style:style>
    <style:style style:name="P30" style:family="paragraph" style:parent-style-name="Preformatted_20_Text" style:list-style-name="L26">
      <style:paragraph-properties loext:contextual-spacing="false" fo:margin-top="0cm" fo:margin-bottom="0.499cm"/>
      <style:text-properties fo:color="#000000"/>
    </style:style>
    <style:style style:name="P31" style:family="paragraph" style:parent-style-name="Preformatted_20_Text" style:list-style-name="L28">
      <style:paragraph-properties loext:contextual-spacing="false" fo:margin-top="0cm" fo:margin-bottom="0.499cm"/>
      <style:text-properties fo:color="#000000"/>
    </style:style>
    <style:style style:name="P32" style:family="paragraph" style:parent-style-name="Preformatted_20_Text" style:list-style-name="L32">
      <style:paragraph-properties loext:contextual-spacing="false" fo:margin-top="0cm" fo:margin-bottom="0.499cm"/>
      <style:text-properties fo:color="#000000"/>
    </style:style>
    <style:style style:name="P33" style:family="paragraph" style:parent-style-name="Preformatted_20_Text" style:list-style-name="L34">
      <style:paragraph-properties loext:contextual-spacing="false" fo:margin-top="0cm" fo:margin-bottom="0.499cm"/>
      <style:text-properties fo:color="#000000"/>
    </style:style>
    <style:style style:name="P34" style:family="paragraph" style:parent-style-name="Preformatted_20_Text" style:list-style-name="L39">
      <style:paragraph-properties loext:contextual-spacing="false" fo:margin-top="0cm" fo:margin-bottom="0.499cm"/>
      <style:text-properties fo:color="#000000"/>
    </style:style>
    <style:style style:name="P35" style:family="paragraph" style:parent-style-name="Preformatted_20_Text" style:list-style-name="L40">
      <style:paragraph-properties loext:contextual-spacing="false" fo:margin-top="0cm" fo:margin-bottom="0.499cm"/>
      <style:text-properties fo:color="#000000"/>
    </style:style>
    <style:style style:name="P36" style:family="paragraph" style:parent-style-name="Preformatted_20_Text" style:list-style-name="L41">
      <style:paragraph-properties loext:contextual-spacing="false" fo:margin-top="0cm" fo:margin-bottom="0.499cm"/>
      <style:text-properties fo:color="#000000"/>
    </style:style>
    <style:style style:name="P37" style:family="paragraph" style:parent-style-name="Preformatted_20_Text" style:list-style-name="L43">
      <style:paragraph-properties loext:contextual-spacing="false" fo:margin-top="0cm" fo:margin-bottom="0.499cm"/>
      <style:text-properties fo:color="#000000"/>
    </style:style>
    <style:style style:name="P38" style:family="paragraph" style:parent-style-name="Preformatted_20_Text" style:list-style-name="L45">
      <style:paragraph-properties loext:contextual-spacing="false" fo:margin-top="0cm" fo:margin-bottom="0.499cm"/>
      <style:text-properties fo:color="#000000"/>
    </style:style>
    <style:style style:name="P39" style:family="paragraph" style:parent-style-name="Preformatted_20_Text" style:list-style-name="L22">
      <style:paragraph-properties loext:contextual-spacing="false" fo:margin-top="0cm" fo:margin-bottom="0.499cm"/>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26"/>
    <style:style style:name="P66" style:family="paragraph" style:parent-style-name="Text_20_body" style:list-style-name="L27"/>
    <style:style style:name="P67" style:family="paragraph" style:parent-style-name="Text_20_body" style:list-style-name="L28"/>
    <style:style style:name="P68" style:family="paragraph" style:parent-style-name="Text_20_body" style:list-style-name="L29"/>
    <style:style style:name="P69" style:family="paragraph" style:parent-style-name="Text_20_body" style:list-style-name="L30"/>
    <style:style style:name="P70" style:family="paragraph" style:parent-style-name="Text_20_body" style:list-style-name="L31"/>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36"/>
    <style:style style:name="P76" style:family="paragraph" style:parent-style-name="Text_20_body" style:list-style-name="L37"/>
    <style:style style:name="P77" style:family="paragraph" style:parent-style-name="Text_20_body" style:list-style-name="L38"/>
    <style:style style:name="P78" style:family="paragraph" style:parent-style-name="Text_20_body" style:list-style-name="L39"/>
    <style:style style:name="P79" style:family="paragraph" style:parent-style-name="Text_20_body" style:list-style-name="L40"/>
    <style:style style:name="P80" style:family="paragraph" style:parent-style-name="Text_20_body" style:list-style-name="L41"/>
    <style:style style:name="P81" style:family="paragraph" style:parent-style-name="Text_20_body" style:list-style-name="L42"/>
    <style:style style:name="P82" style:family="paragraph" style:parent-style-name="Text_20_body" style:list-style-name="L43"/>
    <style:style style:name="P83" style:family="paragraph" style:parent-style-name="Text_20_body" style:list-style-name="L44"/>
    <style:style style:name="P84" style:family="paragraph" style:parent-style-name="Text_20_body" style:list-style-name="L45"/>
    <style:style style:name="P85" style:family="paragraph" style:parent-style-name="Text_20_body" style:list-style-name="L46"/>
    <style:style style:name="P86" style:family="paragraph" style:parent-style-name="Text_20_body" style:list-style-name="L6">
      <style:paragraph-properties loext:contextual-spacing="false" fo:margin-top="0cm" fo:margin-bottom="0cm"/>
    </style:style>
    <style:style style:name="P87" style:family="paragraph" style:parent-style-name="Text_20_body" style:list-style-name="L7">
      <style:paragraph-properties loext:contextual-spacing="false" fo:margin-top="0cm" fo:margin-bottom="0cm"/>
    </style:style>
    <style:style style:name="P88" style:family="paragraph" style:parent-style-name="Text_20_body" style:list-style-name="L8">
      <style:paragraph-properties loext:contextual-spacing="false" fo:margin-top="0cm" fo:margin-bottom="0cm"/>
    </style:style>
    <style:style style:name="P89" style:family="paragraph" style:parent-style-name="Text_20_body" style:list-style-name="L10">
      <style:paragraph-properties loext:contextual-spacing="false" fo:margin-top="0cm" fo:margin-bottom="0cm"/>
    </style:style>
    <style:style style:name="P90" style:family="paragraph" style:parent-style-name="Text_20_body" style:list-style-name="L11">
      <style:paragraph-properties loext:contextual-spacing="false" fo:margin-top="0cm" fo:margin-bottom="0cm"/>
    </style:style>
    <style:style style:name="P91" style:family="paragraph" style:parent-style-name="Text_20_body" style:list-style-name="L13">
      <style:paragraph-properties loext:contextual-spacing="false" fo:margin-top="0cm" fo:margin-bottom="0cm"/>
    </style:style>
    <style:style style:name="P92" style:family="paragraph" style:parent-style-name="Text_20_body" style:list-style-name="L14">
      <style:paragraph-properties loext:contextual-spacing="false" fo:margin-top="0cm" fo:margin-bottom="0cm"/>
    </style:style>
    <style:style style:name="P93" style:family="paragraph" style:parent-style-name="Text_20_body" style:list-style-name="L15">
      <style:paragraph-properties loext:contextual-spacing="false" fo:margin-top="0cm" fo:margin-bottom="0cm"/>
    </style:style>
    <style:style style:name="P94" style:family="paragraph" style:parent-style-name="Text_20_body" style:list-style-name="L22">
      <style:paragraph-properties loext:contextual-spacing="false" fo:margin-top="0cm" fo:margin-bottom="0cm"/>
    </style:style>
    <style:style style:name="P95" style:family="paragraph" style:parent-style-name="Text_20_body" style:list-style-name="L23">
      <style:paragraph-properties loext:contextual-spacing="false" fo:margin-top="0cm" fo:margin-bottom="0cm"/>
    </style:style>
    <style:style style:name="P96" style:family="paragraph" style:parent-style-name="Text_20_body" style:list-style-name="L24">
      <style:paragraph-properties loext:contextual-spacing="false" fo:margin-top="0cm" fo:margin-bottom="0cm"/>
    </style:style>
    <style:style style:name="P97" style:family="paragraph" style:parent-style-name="Text_20_body" style:list-style-name="L25">
      <style:paragraph-properties loext:contextual-spacing="false" fo:margin-top="0cm" fo:margin-bottom="0cm"/>
    </style:style>
    <style:style style:name="P98" style:family="paragraph" style:parent-style-name="Text_20_body" style:list-style-name="L26">
      <style:paragraph-properties loext:contextual-spacing="false" fo:margin-top="0cm" fo:margin-bottom="0cm"/>
    </style:style>
    <style:style style:name="P99" style:family="paragraph" style:parent-style-name="Text_20_body" style:list-style-name="L28">
      <style:paragraph-properties loext:contextual-spacing="false" fo:margin-top="0cm" fo:margin-bottom="0cm"/>
    </style:style>
    <style:style style:name="P100" style:family="paragraph" style:parent-style-name="Text_20_body" style:list-style-name="L32">
      <style:paragraph-properties loext:contextual-spacing="false" fo:margin-top="0cm" fo:margin-bottom="0cm"/>
    </style:style>
    <style:style style:name="P101" style:family="paragraph" style:parent-style-name="Text_20_body" style:list-style-name="L34">
      <style:paragraph-properties loext:contextual-spacing="false" fo:margin-top="0cm" fo:margin-bottom="0cm"/>
    </style:style>
    <style:style style:name="P102" style:family="paragraph" style:parent-style-name="Text_20_body" style:list-style-name="L39">
      <style:paragraph-properties loext:contextual-spacing="false" fo:margin-top="0cm" fo:margin-bottom="0cm"/>
    </style:style>
    <style:style style:name="P103" style:family="paragraph" style:parent-style-name="Text_20_body" style:list-style-name="L40">
      <style:paragraph-properties loext:contextual-spacing="false" fo:margin-top="0cm" fo:margin-bottom="0cm"/>
    </style:style>
    <style:style style:name="P104" style:family="paragraph" style:parent-style-name="Text_20_body" style:list-style-name="L41">
      <style:paragraph-properties loext:contextual-spacing="false" fo:margin-top="0cm" fo:margin-bottom="0cm"/>
    </style:style>
    <style:style style:name="P105" style:family="paragraph" style:parent-style-name="Text_20_body" style:list-style-name="L43">
      <style:paragraph-properties loext:contextual-spacing="false" fo:margin-top="0cm" fo:margin-bottom="0cm"/>
    </style:style>
    <style:style style:name="P106" style:family="paragraph" style:parent-style-name="Text_20_body" style:list-style-name="L45">
      <style:paragraph-properties loext:contextual-spacing="false" fo:margin-top="0cm" fo:margin-bottom="0cm"/>
    </style:style>
    <style:style style:name="P107" style:family="paragraph" style:parent-style-name="Text_20_body" style:list-style-name="L13">
      <style:paragraph-properties loext:contextual-spacing="false" fo:margin-top="0cm" fo:margin-bottom="0cm" style:writing-mode="lr-tb"/>
    </style:style>
    <style:style style:name="P108" style:family="paragraph" style:parent-style-name="Text_20_body" style:list-style-name="L14">
      <style:paragraph-properties loext:contextual-spacing="false" fo:margin-top="0cm" fo:margin-bottom="0cm" style:writing-mode="lr-tb"/>
    </style:style>
    <style:style style:name="P109" style:family="paragraph" style:parent-style-name="Text_20_body" style:list-style-name="L15">
      <style:paragraph-properties loext:contextual-spacing="false" fo:margin-top="0cm" fo:margin-bottom="0cm" style:writing-mode="lr-tb"/>
    </style:style>
    <style:style style:name="P110" style:family="paragraph" style:parent-style-name="Text_20_body" style:list-style-name="L22">
      <style:paragraph-properties loext:contextual-spacing="false" fo:margin-top="0cm" fo:margin-bottom="0cm" style:writing-mode="lr-tb"/>
    </style:style>
    <style:style style:name="P111" style:family="paragraph" style:parent-style-name="Text_20_body" style:list-style-name="L23">
      <style:paragraph-properties loext:contextual-spacing="false" fo:margin-top="0cm" fo:margin-bottom="0cm" style:writing-mode="lr-tb"/>
    </style:style>
    <style:style style:name="P112" style:family="paragraph" style:parent-style-name="Text_20_body" style:list-style-name="L24">
      <style:paragraph-properties loext:contextual-spacing="false" fo:margin-top="0cm" fo:margin-bottom="0cm" style:writing-mode="lr-tb"/>
    </style:style>
    <style:style style:name="P113" style:family="paragraph" style:parent-style-name="Text_20_body" style:list-style-name="L26">
      <style:paragraph-properties loext:contextual-spacing="false" fo:margin-top="0cm" fo:margin-bottom="0cm" style:writing-mode="lr-tb"/>
    </style:style>
    <style:style style:name="T1" style:family="text">
      <style:text-properties fo:color="#0000ff"/>
    </style:style>
    <style:style style:name="T2" style:family="text">
      <style:text-properties fo:color="#a31515"/>
    </style:style>
    <style:style style:name="T3" style:family="text">
      <style:text-properties fo:color="#008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page">
        <text:section text:style-name="Sect1" text:name="body">
          <text:p text:style-name="Standard"/>
          <text:section text:style-name="Sect1" text:name="content">
            <text:h text:style-name="Heading_20_1" text:outline-level="1">Información general sobre temas y máscaras de ASP.NET</text:h>
            <text:section text:style-name="Sect1" text:name="mainSection">
              <text:section text:style-name="Sect1" text:name="mainBody">
                <text:p text:style-name="Text_20_body">Un tema es un conjunto de valores de propiedad que permiten definir la apariencia de las páginas y de los controles y, a continuación, aplicar esa apariencia de manera coherente a las páginas de una aplicación Web, en toda una aplicación Web o en todas las aplicaciones Web de un servidor. </text:p>
                <text:h text:style-name="Heading_20_2" text:outline-level="2">Máscaras de temas y control</text:h>
                <text:p text:style-name="Text_20_body"><text:bookmark text:name="sectionToggle0"/>Los temas están formados por un conjunto de elementos: máscaras, hojas de estilos en cascada (CSS), imágenes y otros recursos. Como mínimo, un tema contendrá máscaras. Los temas se definen en directorios especiales en un sitio Web o un servidor Web. </text:p>
                <text:h text:style-name="Heading_20_3" text:outline-level="3">Máscaras</text:h>
                <text:p text:style-name="Text_20_body">Un archivo de máscara tiene la extensión de nombre de archivo .skin y contiene los valores de propiedades para los controles individuales como <text:a xlink:type="simple" xlink:href="https://msdn.microsoft.com/es-es/library/system.web.ui.webcontrols.button(v=vs.100).aspx" text:style-name="Internet_20_link" text:visited-style-name="Visited_20_Internet_20_Link">Button</text:a>, <text:a xlink:type="simple" xlink:href="https://msdn.microsoft.com/es-es/library/system.web.ui.webcontrols.label(v=vs.100).aspx" text:style-name="Internet_20_link" text:visited-style-name="Visited_20_Internet_20_Link">Label</text:a>, <text:a xlink:type="simple" xlink:href="https://msdn.microsoft.com/es-es/library/system.web.ui.webcontrols.textbox(v=vs.100).aspx" text:style-name="Internet_20_link" text:visited-style-name="Visited_20_Internet_20_Link">TextBox</text:a> o <text:a xlink:type="simple" xlink:href="https://msdn.microsoft.com/es-es/library/system.web.ui.webcontrols.calendar(v=vs.100).aspx" text:style-name="Internet_20_link" text:visited-style-name="Visited_20_Internet_20_Link">Calendar</text:a>. La configuración de las máscaras de control se parece al propio marcado del control, pero sólo contiene las propiedades que se desee establecer como parte del tema. Por ejemplo, lo siguiente es una máscara de control <text:a xlink:type="simple" xlink:href="https://msdn.microsoft.com/es-es/library/system.web.ui.webcontrols.button(v=vs.100).aspx" text:style-name="Internet_20_link" text:visited-style-name="Visited_20_Internet_20_Link">Button</text:a>: </text:p>
                <text:section text:style-name="Sect1" text:name="code-snippet-1">
                  <text:p text:style-name="P1"><text:a xlink:type="simple" xlink:href="javascript:if%20(window.epx.codeSnippet)window.epx.codeSnippet.copyCode('CodeSnippetContainerCode_e64b2aa1-fb89-4276-80cd-3a4a5b2c14b5');" office:name="CodeSnippetCopyLink" text:style-name="Internet_20_link" text:visited-style-name="Visited_20_Internet_20_Link">Copiar</text:a> </text:p>
                  <text:section text:style-name="Sect2" text:name="CodeSnippetContainerCode_e64b2aa1-fb89-4276-80cd-3a4a5b2c14b5">
                    <text:p text:style-name="P3">&lt;asp:button runat="server" BackColor="lightblue" ForeColor="black" /&gt;</text:p>
                  </text:section>
                </text:section>
                <text:p text:style-name="Text_20_body">Los archivos .skin se crean en la carpeta Theme. Un archivo .skin puede contener una o más máscaras de control para uno o más tipos de control. Es posible definir un archivo de máscaras independiente para cada control o definir todas las máscaras para un tema en un archivo único. </text:p>
                <text:p text:style-name="Text_20_body">Hay dos tipos de máscaras de control, máscaras predeterminadas y máscaras con nombre: </text:p>
                <text:list xml:id="list7286892576042780087" text:style-name="L2">
                  <text:list-item>
                    <text:p text:style-name="P41">Una máscara predeterminada se aplica automáticamente a todos los controles del mismo tipo cuando un tema se aplica a una página. Una máscara de control es predeterminada si no tiene un atributo SkinID. Por ejemplo, si se crea una máscara predeterminada para un control <text:a xlink:type="simple" xlink:href="https://msdn.microsoft.com/es-es/library/system.web.ui.webcontrols.calendar(v=vs.100).aspx" text:style-name="Internet_20_link" text:visited-style-name="Visited_20_Internet_20_Link">Calendar</text:a>, la máscara de control se aplicará a todos los controles <text:a xlink:type="simple" xlink:href="https://msdn.microsoft.com/es-es/library/system.web.ui.webcontrols.calendar(v=vs.100).aspx" text:style-name="Internet_20_link" text:visited-style-name="Visited_20_Internet_20_Link">Calendar</text:a> de las páginas en las que se utilice el tema. (Las máscaras predeterminadas coinciden exactamente atendiendo al tipo de control, de modo que una máscara de control <text:a xlink:type="simple" xlink:href="https://msdn.microsoft.com/es-es/library/system.web.ui.webcontrols.button(v=vs.100).aspx" text:style-name="Internet_20_link" text:visited-style-name="Visited_20_Internet_20_Link">Button</text:a> se aplica a todos los controles <text:a xlink:type="simple" xlink:href="https://msdn.microsoft.com/es-es/library/system.web.ui.webcontrols.button(v=vs.100).aspx" text:style-name="Internet_20_link" text:visited-style-name="Visited_20_Internet_20_Link">Button</text:a> pero no a los controles <text:a xlink:type="simple" xlink:href="https://msdn.microsoft.com/es-es/library/system.web.ui.webcontrols.linkbutton(v=vs.100).aspx" text:style-name="Internet_20_link" text:visited-style-name="Visited_20_Internet_20_Link">LinkButton</text:a> ni a los derivados del objeto <text:a xlink:type="simple" xlink:href="https://msdn.microsoft.com/es-es/library/system.web.ui.webcontrols.button(v=vs.100).aspx" text:style-name="Internet_20_link" text:visited-style-name="Visited_20_Internet_20_Link">Button</text:a>). </text:p>
                  </text:list-item>
                  <text:list-item>
                    <text:p text:style-name="P41">Una máscara con nombre es una máscara de controles con un conjunto de propiedades <text:a xlink:type="simple" xlink:href="https://msdn.microsoft.com/es-es/library/system.web.ui.control.skinid(v=vs.100).aspx" text:style-name="Internet_20_link" text:visited-style-name="Visited_20_Internet_20_Link">SkinID</text:a>. Las máscaras con nombre no se aplican automáticamente a todos los controles según el tipo. En su lugar, una máscara con nombre se aplica explícitamente a un control estableciendo la propiedad <text:a xlink:type="simple" xlink:href="https://msdn.microsoft.com/es-es/library/system.web.ui.control.skinid(v=vs.100).aspx" text:style-name="Internet_20_link" text:visited-style-name="Visited_20_Internet_20_Link">SkinID</text:a> del control. Al crear máscaras con nombre, se pueden configurar diferentes máscaras para distintas instancias del mismo control en una aplicación. </text:p>
                  </text:list-item>
                </text:list>
                <text:h text:style-name="Heading_20_3" text:outline-level="3"><text:soft-page-break/>Hojas de estilos en cascada</text:h>
                <text:p text:style-name="Text_20_body">Un tema también puede incluir una hoja de estilos en cascada (archivo .css). Cuando coloca un archivo .css en la carpeta de temas, la hoja de estilos se aplica automáticamente como parte del tema. La hoja de estilos se define utilizando la extensión de nombre de archivo .css en la carpeta de tema. </text:p>
                <text:h text:style-name="Heading_20_3" text:outline-level="3">Gráficos del tema y otros recursos</text:h>
                <text:p text:style-name="Text_20_body">Los temas también pueden incluir gráficos y otros recursos, como archivos de script o archivos de sonido. Por ejemplo, la parte de un tema de página podría incluir una máscara para un control <text:a xlink:type="simple" xlink:href="https://msdn.microsoft.com/es-es/library/system.web.ui.webcontrols.treeview(v=vs.100).aspx" text:style-name="Internet_20_link" text:visited-style-name="Visited_20_Internet_20_Link">TreeView</text:a>. Como parte del tema, se pueden incluir los gráficos utilizados con el fin de representar los botones para expandir y contraer. </text:p>
                <text:p text:style-name="Text_20_body">Normalmente, los archivos de recursos del tema están en la misma carpeta que los archivos de máscara de dicho tema, pero pueden estar en cualquier parte de la aplicación Web, por ejemplo, en una subcarpeta de la carpeta de temas. Para hacer referencia a un archivo de recursos en una subcarpeta de la carpeta de temas, utilice una ruta de acceso como la que se muestra en esta máscara de control <text:a xlink:type="simple" xlink:href="https://msdn.microsoft.com/es-es/library/system.web.ui.webcontrols.image(v=vs.100).aspx" text:style-name="Internet_20_link" text:visited-style-name="Visited_20_Internet_20_Link">Image</text:a>: </text:p>
                <text:section text:style-name="Sect1" text:name="code-snippet-2">
                  <text:p text:style-name="P1"><text:a xlink:type="simple" xlink:href="javascript:if%20(window.epx.codeSnippet)window.epx.codeSnippet.copyCode('CodeSnippetContainerCode_28b4c347-7bc6-469c-b60b-e7ef2b162c4b');" office:name="CodeSnippetCopyLink" text:style-name="Internet_20_link" text:visited-style-name="Visited_20_Internet_20_Link">Copiar</text:a> </text:p>
                  <text:section text:style-name="Sect2" text:name="CodeSnippetContainerCode_28b4c347-7bc6-469c-b60b-e7ef2b162c4b">
                    <text:p text:style-name="P3">&lt;asp:Image runat="server" ImageUrl="ThemeSubfolder/filename.ext" /&gt;</text:p>
                  </text:section>
                </text:section>
                <text:p text:style-name="Text_20_body">También puede almacenar sus archivos de recursos fuera de la carpeta de temas. Si utiliza la sintaxis de la tilde (~) para hacer referencia a los archivos de recursos, la aplicación Web encontrará automáticamente las imágenes. Por ejemplo, si coloca los recursos de un tema en una subcarpeta de la aplicación, puede utilizar rutas de acceso como ~/Subcarpeta/nombreArchivo.ext para hacer referencia a los archivos de recursos, como en el siguiente ejemplo. </text:p>
                <text:section text:style-name="Sect1" text:name="code-snippet-3">
                  <text:p text:style-name="P1"><text:a xlink:type="simple" xlink:href="javascript:if%20(window.epx.codeSnippet)window.epx.codeSnippet.copyCode('CodeSnippetContainerCode_07d6fd44-689b-46cb-a4ca-b338cf085bec');" office:name="CodeSnippetCopyLink" text:style-name="Internet_20_link" text:visited-style-name="Visited_20_Internet_20_Link">Copiar</text:a> </text:p>
                  <text:section text:style-name="Sect2" text:name="CodeSnippetContainerCode_07d6fd44-689b-46cb-a4ca-b338cf085bec">
                    <text:p text:style-name="P3">&lt;asp:Image runat="server" ImageUrl="~/AppSubfolder/filename.ext" /&gt;</text:p>
                  </text:section>
                </text:section>
                <text:h text:style-name="Heading_20_2" text:outline-level="2">Ámbito de los temas</text:h>
                <text:p text:style-name="Text_20_body"><text:bookmark text:name="sectionToggle1"/>Puede definir temas para una aplicación Web única o como temas globales que pueden utilizar todas las aplicaciones en un servidor Web. Una vez definido un tema, se puede colocar en páginas individuales utilizando el atributo Theme o StyleSheetTheme de la directiva <text:a xlink:type="simple" xlink:href="https://msdn.microsoft.com/es-es/library/ydy4x04a(v=vs.100).aspx" text:style-name="Internet_20_link" text:visited-style-name="Visited_20_Internet_20_Link">@ Page</text:a>, o se puede aplicar a todas las páginas de una aplicación configurando el elemento <text:a xlink:type="simple" xlink:href="https://msdn.microsoft.com/es-es/library/950xf363(v=vs.100).aspx" text:style-name="Internet_20_link" text:visited-style-name="Visited_20_Internet_20_Link">&lt;pages&gt;</text:a> en el archivo de configuración de la aplicación. Si el elemento <text:a xlink:type="simple" xlink:href="https://msdn.microsoft.com/es-es/library/950xf363(v=vs.100).aspx" text:style-name="Internet_20_link" text:visited-style-name="Visited_20_Internet_20_Link">&lt;pages&gt;</text:a> se define en el archivo Machine.config, el tema se aplicará a todas las páginas de las aplicaciones web en el servidor. </text:p>
                <text:h text:style-name="Heading_20_3" text:outline-level="3">Temas de página</text:h>
                <text:p text:style-name="Text_20_body">Un tema de página corresponde a una carpeta de temas con máscaras de control, hojas de estilos, archivos de gráficos y otros recursos creados como una subcarpeta de la carpeta \App_Themes en su sitio Web. Cada tema constituye una subcarpeta diferente con respecto a la carpeta \App_Themes. En el siguiente ejemplo de código se muestra un tema de página típico que define dos temas denominados BlueTheme y PinkTheme. </text:p>
                <text:section text:style-name="Sect1" text:name="code-snippet-4">
                  <text:p text:style-name="P1"><text:soft-page-break/><text:a xlink:type="simple" xlink:href="javascript:if%20(window.epx.codeSnippet)window.epx.codeSnippet.copyCode('CodeSnippetContainerCode_000fd5e2-8def-46f7-b5f6-d06a8396fc24');" office:name="CodeSnippetCopyLink" text:style-name="Internet_20_link" text:visited-style-name="Visited_20_Internet_20_Link">Copiar</text:a> </text:p>
                  <text:section text:style-name="Sect2" text:name="CodeSnippetContainerCode_000fd5e2-8def-46f7-b5f6-d06a8396fc24">
                    <text:p text:style-name="P2">MyWebSite</text:p>
                    <text:p text:style-name="P2"><text:s text:c="2"/>App_Themes</text:p>
                    <text:p text:style-name="P2"><text:s text:c="4"/>BlueTheme</text:p>
                    <text:p text:style-name="P2"><text:s text:c="6"/>Controls.skin</text:p>
                    <text:p text:style-name="P2"><text:s text:c="6"/>BlueTheme.css</text:p>
                    <text:p text:style-name="P2"><text:s text:c="4"/>PinkTheme</text:p>
                    <text:p text:style-name="P2"><text:s text:c="6"/>Controls.skin</text:p>
                    <text:p text:style-name="P3"><text:s text:c="6"/>PinkTheme.css</text:p>
                  </text:section>
                </text:section>
                <text:h text:style-name="Heading_20_3" text:outline-level="3">Temas globales</text:h>
                <text:p text:style-name="Text_20_body">Un tema global es un tema que puede aplicar a todos los sitios Web en un servidor. Los temas globales permiten definir una apariencia de conjunto para un dominio cuando se mantienen varios sitios Web en el mismo servidor. </text:p>
                <text:p text:style-name="Text_20_body">Los temas globales se parecen a los de página en que ambos tipos incluyen valores de propiedades, la configuración de las hojas de estilos y gráficos. Sin embargo, los temas globales se almacenan en una carpeta denominada Themes que es global al servidor Web. Cualquier sitio Web del servidor y cualquier página de cualquier sitio Web pueden hacer referencia a un tema global. </text:p>
                <text:h text:style-name="Heading_20_2" text:outline-level="2">Prioridad en la configuración de temas</text:h>
                <text:p text:style-name="Text_20_body"><text:bookmark text:name="sectionToggle2"/>Se puede especificar la prioridad que tiene la configuración del tema sobre la configuración regional del control especificando cómo se aplica el tema. </text:p>
                <text:p text:style-name="Text_20_body">Si establece la propiedad de una página <text:a xlink:type="simple" xlink:href="https://msdn.microsoft.com/es-es/library/system.web.ui.page.theme(v=vs.100).aspx" text:style-name="Internet_20_link" text:visited-style-name="Visited_20_Internet_20_Link">Theme</text:a>, los valores de control en el tema y la página se combinan para formar la configuración final para el control. Si la configuración del control se define tanto en el control como en el tema, la configuración del control del tema reemplaza cualquier configuración de la página en el control. Esta estrategia hace posible que el tema pueda crear una apariencia coherente a lo largo de las páginas, incluso si los controles de las páginas ya tuvieran valores de propiedades individuales. Por ejemplo, esto permite aplicar un tema a una página que se creó en una versión anterior de ASP.NET. </text:p>
                <text:p text:style-name="Text_20_body">Asimismo, es posible aplicar un tema como tema de la hoja de estilos estableciendo la propiedad <text:a xlink:type="simple" xlink:href="https://msdn.microsoft.com/es-es/library/system.web.ui.page.stylesheettheme(v=vs.100).aspx" text:style-name="Internet_20_link" text:visited-style-name="Visited_20_Internet_20_Link">StyleSheetTheme</text:a> de la página. En este caso, la configuración de la página local tiene prioridad sobre aquellos definidos en el tema cuando la configuración se define en ambos lugares. Éste es el modelo utilizado en las hojas de estilos en cascada. Se podría aplicar un tema como tema de la hoja de estilos si se desea poder establecer las propiedades de controles individuales en la página mientras se sigue aplicando un tema para lograr una apariencia de conjunto. </text:p>
                <text:p text:style-name="Text_20_body">Los elementos de temas globales no pueden reemplazarse parcialmente por elementos de temas de nivel de aplicación. Si crea un tema de nivel de aplicación con el mismo nombre que un tema global, los elementos de tema de nivel de aplicación no reemplazarán los elementos del tema global. </text:p>
                <text:h text:style-name="Heading_20_2" text:outline-level="2">Propiedades que se pueden definir mediante temas</text:h>
                <text:p text:style-name="Text_20_body"><text:bookmark text:name="sectionToggle3"/>Como regla general, se pueden usar los temas para definir las propiedades relacionadas con la apariencia de una página o de un control o el contenido estático. Sólo se pueden establecer esas <text:soft-page-break/>propiedades que tienen un atributo <text:a xlink:type="simple" xlink:href="https://msdn.microsoft.com/es-es/library/system.web.ui.themeableattribute(v=vs.100).aspx" text:style-name="Internet_20_link" text:visited-style-name="Visited_20_Internet_20_Link">ThemeableAttribute</text:a> establecidas como true en la clase de control. </text:p>
                <text:p text:style-name="Text_20_body">Las propiedades que especifican explícitamente el comportamiento de los controles en lugar de su apariencia no aceptan valores de tema. Por ejemplo, no se puede configurar la propiedad <text:a xlink:type="simple" xlink:href="https://msdn.microsoft.com/es-es/library/system.web.ui.webcontrols.button.commandname(v=vs.100).aspx" text:style-name="Internet_20_link" text:visited-style-name="Visited_20_Internet_20_Link">CommandName</text:a> de un control <text:a xlink:type="simple" xlink:href="https://msdn.microsoft.com/es-es/library/system.web.ui.webcontrols.button(v=vs.100).aspx" text:style-name="Internet_20_link" text:visited-style-name="Visited_20_Internet_20_Link">Button</text:a> mediante un tema. De manera similar, no se puede utilizar un tema para configurar la propiedad <text:a xlink:type="simple" xlink:href="https://msdn.microsoft.com/es-es/library/system.web.ui.webcontrols.gridview.allowpaging(v=vs.100).aspx" text:style-name="Internet_20_link" text:visited-style-name="Visited_20_Internet_20_Link">AllowPaging</text:a> o <text:a xlink:type="simple" xlink:href="https://msdn.microsoft.com/es-es/library/system.web.ui.webcontrols.basedatalist.datasource(v=vs.100).aspx" text:style-name="Internet_20_link" text:visited-style-name="Visited_20_Internet_20_Link">DataSource</text:a> de un control <text:a xlink:type="simple" xlink:href="https://msdn.microsoft.com/es-es/library/system.web.ui.webcontrols.gridview(v=vs.100).aspx" text:style-name="Internet_20_link" text:visited-style-name="Visited_20_Internet_20_Link">GridView</text:a>. </text:p>
                <text:p text:style-name="Text_20_body">Tenga en cuenta que no puede utilizar generadores de expresiones, que generan expresiones de código para asignarlas a una página en tiempo de compilación, en temas o máscaras. </text:p>
                <text:h text:style-name="Heading_20_2" text:outline-level="2">Temas frente a hojas de estilos en cascada</text:h>
                <text:p text:style-name="Text_20_body"><text:bookmark text:name="sectionToggle4"/>Los temas son similares a las hojas de estilos en cascada en cuanto a que tanto los temas como las hojas de estilos definen una serie de atributos comunes que se pueden aplicar a cualquier página. Sin embargo, los temas se diferencian de las hojas de estilos en los siguientes puntos: </text:p>
                <text:list xml:id="list8296050973233854670" text:style-name="L3">
                  <text:list-item>
                    <text:p text:style-name="P42">Los temas pueden definir muchas propiedades de un control o de una página, y no sólo las propiedades de un estilo. Por ejemplo, los temas permiten especificar los gráficos de un control <text:a xlink:type="simple" xlink:href="https://msdn.microsoft.com/es-es/library/system.web.ui.webcontrols.treeview(v=vs.100).aspx" text:style-name="Internet_20_link" text:visited-style-name="Visited_20_Internet_20_Link">TreeView</text:a>, el diseño de plantilla de un control <text:a xlink:type="simple" xlink:href="https://msdn.microsoft.com/es-es/library/system.web.ui.webcontrols.gridview(v=vs.100).aspx" text:style-name="Internet_20_link" text:visited-style-name="Visited_20_Internet_20_Link">GridView</text:a>, etcétera. </text:p>
                  </text:list-item>
                  <text:list-item>
                    <text:p text:style-name="P42">Los temas pueden incluir gráficos. </text:p>
                  </text:list-item>
                  <text:list-item>
                    <text:p text:style-name="P42">Los temas no se muestran en cascada del modo en que lo hacen las hojas de estilos. De forma predeterminada, cualquier valor de propiedad definido en un tema al que se haga referencia en la propiedad <text:a xlink:type="simple" xlink:href="https://msdn.microsoft.com/es-es/library/system.web.ui.page.theme(v=vs.100).aspx" text:style-name="Internet_20_link" text:visited-style-name="Visited_20_Internet_20_Link">Theme</text:a> de una página reemplazará los valores de las propiedades definidos mediante declaración, a menos que aplique explícitamente el tema mediante la propiedad <text:a xlink:type="simple" xlink:href="https://msdn.microsoft.com/es-es/library/system.web.ui.page.stylesheettheme(v=vs.100).aspx" text:style-name="Internet_20_link" text:visited-style-name="Visited_20_Internet_20_Link">StyleSheetTheme</text:a>. Para obtener más información, consulte la sección anterior Prioridad en la configuración de temas. </text:p>
                  </text:list-item>
                  <text:list-item>
                    <text:p text:style-name="P42">Sólo se puede aplicar un tema a cada página. No puede aplicar varios temas a una página, a diferencia de las hojas de estilos que sí se pueden aplicar varias. </text:p>
                  </text:list-item>
                </text:list>
                <text:h text:style-name="Heading_20_2" text:outline-level="2">Consideraciones de seguridad</text:h>
                <text:p text:style-name="Text_20_body"><text:bookmark text:name="sectionToggle5"/>Los temas pueden causar problemas de seguridad cuando se utilizan en el sitio Web. Se pueden utilizar temas malintencionados para: </text:p>
                <text:list xml:id="list4799092654738344023" text:style-name="L4">
                  <text:list-item>
                    <text:p text:style-name="P43">Modificar el comportamiento de un control de forma que no se comporte según lo previsto. </text:p>
                  </text:list-item>
                  <text:list-item>
                    <text:p text:style-name="P43">Insertar script de cliente, lo que puede suponer un riesgo de scripting entre sitios. </text:p>
                  </text:list-item>
                  <text:list-item>
                    <text:p text:style-name="P43">Modificar la validación. </text:p>
                  </text:list-item>
                  <text:list-item>
                    <text:p text:style-name="P43">Divulgar información confidencial. </text:p>
                  </text:list-item>
                  <text:list-item>
                    <text:p text:style-name="P43">Las formas de mitigar estas amenazas comunes son las siguientes: </text:p>
                  </text:list-item>
                  <text:list-item>
                    <text:p text:style-name="P43">Proteja los directorios de temas globales y de aplicación con una configuración de control de acceso apropiada. Sólo los usuarios de confianza deben poder escribir archivos en los directorios de temas. </text:p>
                  </text:list-item>
                  <text:list-item>
                    <text:p text:style-name="P43"><text:soft-page-break/>No utilice temas de un origen que no sea de confianza. Examine todos los temas que no provengan de su organización por si contienen código malintencionado antes de utilizarlos en su sitio Web. </text:p>
                  </text:list-item>
                  <text:list-item>
                    <text:p text:style-name="P43">No exponga el nombre del tema en los datos de una consulta. Los usuarios malintencionados podrían utilizar esta información para usar temas que el programador no conoce y, de ese modo, divulgar información confidencial. </text:p>
                  </text:list-item>
                </text:list>
              </text:section>
            </text:section>
          </text:section>
        </text:section>
      </text:section>
      <text:section text:style-name="Sect1" text:name="Sección1">
        <text:section text:style-name="Sect1" text:name="Sección2">
          <text:section text:style-name="Sect1" text:name="Sección3">
            <text:h text:style-name="Heading_20_1" text:outline-level="1"><text:bookmark text:name="content"/>Cómo: Aplicar temas de ASP.NET</text:h>
            <text:section text:style-name="Sect1" text:name="Sección4">
              <text:p text:style-name="Text_20_body"><text:span text:style-name="Strong_20_Emphasis"/></text:p>
            </text:section>
            <text:section text:style-name="Sect1" text:name="Sección7">
              <text:section text:style-name="Sect1" text:name="Sección8">
                <text:p text:style-name="Text_20_body">Puede aplicar los temas a una página, un sitio Web, o globalmente. Al establecer un tema en el nivel del sito Web los estilos y máscaras se aplican a todas las páginas y controles del sitio, a no ser que reemplace un tema para una página individual. Al establecer un tema en el nivel de la página, los estilos y máscaras se aplican a esa página y a todos sus controles. </text:p>
                <text:p text:style-name="Text_20_body">De manera predeterminada, los temas reemplazan la configuración local del control. Como alternativa, también se puede establecer un tema como tema de la hoja de estilos, de forma que dicho tema se aplique sólo a la configuración del control que no esté específicamente establecida en el mismo. </text:p>
                <text:h text:style-name="Heading_20_3" text:outline-level="3">Para aplicar un tema a un sitio Web</text:h>
                <text:list xml:id="list3521342812454329765" text:style-name="L6">
                  <text:list-item>
                    <text:p text:style-name="P45">En el archivo Web.config de la aplicación, establezca el elemento <text:a xlink:type="simple" xlink:href="https://msdn.microsoft.com/es-es/library/950xf363(v=vs.100).aspx" text:style-name="Internet_20_link" text:visited-style-name="Visited_20_Internet_20_Link">&lt;pages&gt;</text:a> en el nombre del tema, ya sea éste global o de página, como se muestra en el siguiente ejemplo: </text:p>
                  </text:list-item>
                </text:list>
                <text:section text:style-name="Sect1" text:name="Sección9">
                  <text:list xml:id="list32231060" text:continue-numbering="true" text:style-name="L6">
                    <text:list-header>
                      <text:p text:style-name="P86"><text:bookmark text:name="code-snippet-1"/><text:a xlink:type="simple" xlink:href="javascript:if%20(window.epx.codeSnippet)window.epx.codeSnippet.copyCode('CodeSnippetContainerCode_4508eac7-4ebc-4305-bdd3-59a73568ba65');" office:name="CodeSnippetCopyLink" text:style-name="Internet_20_link" text:visited-style-name="Visited_20_Internet_20_Link">Copiar</text:a> </text:p>
                    </text:list-header>
                  </text:list>
                  <text:section text:style-name="Sect2" text:name="CodeSnippetContainerCode_4508eac7-4ebc-4305-bdd3-59a73568ba65">
                    <text:list xml:id="list32213364" text:continue-numbering="true" text:style-name="L6">
                      <text:list-header>
                        <text:p text:style-name="P5">&lt;configuration&gt;</text:p>
                        <text:p text:style-name="P5"><text:s text:c="4"/>&lt;system.web&gt;</text:p>
                        <text:p text:style-name="P5"><text:s text:c="8"/>&lt;pages theme="ThemeName" /&gt;</text:p>
                        <text:p text:style-name="P5"><text:s text:c="4"/>&lt;/system.web&gt;</text:p>
                        <text:p text:style-name="P18">&lt;/configuration&gt;</text:p>
                      </text:list-header>
                    </text:list>
                  </text:section>
                </text:section>
                <table:table table:name="Tabla1" table:style-name="Tabla1">
                  <table:table-column table:style-name="Tabla1.A"/>
                  <table:table-row>
                    <table:table-cell table:style-name="Tabla1.A1" office:value-type="string">
                      <text:p text:style-name="Table_20_Heading"><draw:frame draw:style-name="fr1" draw:name="Imagen3" text:anchor-type="as-char" svg:width="0.041cm" svg:height="0.041cm" draw:z-index="0"><draw:image xlink:href="Pictures/100002000000000100000001CDD3C653.gif" xlink:type="simple" xlink:show="embed" xlink:actuate="onLoad"/><svg:title>0yy5hxdk.alert_note(es-es,VS.100).gif</svg:title></draw:frame><text:bookmark text:name="alert_note"/><text:span text:style-name="Strong_20_Emphasis">Nota:</text:span></text:p>
                    </table:table-cell>
                  </table:table-row>
                  <table:table-row>
                    <table:table-cell table:style-name="Tabla1.A1" office:value-type="string">
                      <text:p text:style-name="P4">Cuando un tema de aplicación tiene el mismo nombre que otro global, la prioridad recae en el tema de página.</text:p>
                    </table:table-cell>
                  </table:table-row>
                </table:table>
                <text:list xml:id="list32217194" text:continue-numbering="true" text:style-name="L6">
                  <text:list-item>
                    <text:p text:style-name="P45">Para establecer un tema como tema de la hoja de estilos de forma que se subordine a la configuración local del control, establezca en su lugar el atributo styleSheetTheme: </text:p>
                  </text:list-item>
                </text:list>
                <text:section text:style-name="Sect1" text:name="Sección10">
                  <text:list xml:id="list32230848" text:continue-numbering="true" text:style-name="L6">
                    <text:list-header>
                      <text:p text:style-name="P86"><text:bookmark text:name="code-snippet-2"/><text:a xlink:type="simple" xlink:href="javascript:if%20(window.epx.codeSnippet)window.epx.codeSnippet.copyCode('CodeSnippetContainerCode_30b8465b-6bdc-4fb7-9c7b-0a6519b1fa01');" office:name="CodeSnippetCopyLink" text:style-name="Internet_20_link" text:visited-style-name="Visited_20_Internet_20_Link">Copiar</text:a> </text:p>
                    </text:list-header>
                  </text:list>
                  <text:section text:style-name="Sect2" text:name="CodeSnippetContainerCode_30b8465b-6bdc-4fb7-9c7b-0a6519b1fa01">
                    <text:list xml:id="list32236621" text:continue-numbering="true" text:style-name="L6">
                      <text:list-header>
                        <text:p text:style-name="P5">&lt;configuration&gt;</text:p>
                        <text:p text:style-name="P5"><text:s text:c="4"/>&lt;system.web&gt;</text:p>
                        <text:p text:style-name="P5"><text:s text:c="8"/>&lt;pages styleSheetTheme="Themename" /&gt;</text:p>
                        <text:p text:style-name="P5"><text:s text:c="4"/>&lt;/system.web&gt;</text:p>
                        <text:p text:style-name="P18">&lt;/configuration&gt;</text:p>
                      </text:list-header>
                    </text:list>
                  </text:section>
                </text:section>
                <text:section text:style-name="Sect1" text:name="sectionSection0">
                  <text:p text:style-name="Text_20_body">Los temas que se establecen en el archivo Web.config se aplican a todas las páginas Web ASP.NET de esa aplicación. La configuración del tema en el archivo Web.config sigue las convenciones normales de jerarquía. Por ejemplo, para aplicar un tema únicamente a un subconjunto de páginas, <text:soft-page-break/>puede colocar estas páginas en una carpeta con su propio archivo Web.config o bien crear un elemento <text:a xlink:type="simple" xlink:href="https://msdn.microsoft.com/es-es/library/b6x6shw7(v=vs.100).aspx" text:style-name="Internet_20_link" text:visited-style-name="Visited_20_Internet_20_Link">&lt;location&gt;</text:a> en el archivo Web.config raíz para especificar una carpeta. Para obtener información detallada, vea <text:a xlink:type="simple" xlink:href="https://msdn.microsoft.com/es-es/library/6hbkh9s7(v=vs.100).aspx" text:style-name="Internet_20_link" text:visited-style-name="Visited_20_Internet_20_Link">Configurar archivos y subdirectorios específicos</text:a>. </text:p>
                  <text:h text:style-name="Heading_20_3" text:outline-level="3">Para aplicar un tema a una página individual</text:h>
                  <text:list xml:id="list1460586224706177481" text:style-name="L7">
                    <text:list-item>
                      <text:p text:style-name="P46">Establezca el atributo Theme o StyleSheetTheme de la directiva <text:a xlink:type="simple" xlink:href="https://msdn.microsoft.com/es-es/library/ydy4x04a(v=vs.100).aspx" text:style-name="Internet_20_link" text:visited-style-name="Visited_20_Internet_20_Link">@ Page</text:a> en el nombre del tema que se va a utilizar, como se muestra en el siguiente ejemplo: </text:p>
                    </text:list-item>
                  </text:list>
                  <text:section text:style-name="Sect1" text:name="Sección11">
                    <text:list xml:id="list32220521" text:continue-numbering="true" text:style-name="L7">
                      <text:list-header>
                        <text:p text:style-name="P87"><text:bookmark text:name="code-snippet-3"/><text:a xlink:type="simple" xlink:href="javascript:if%20(window.epx.codeSnippet)window.epx.codeSnippet.copyCode('CodeSnippetContainerCode_b250faf9-7fc4-447f-92c5-e966e06bd52f');" office:name="CodeSnippetCopyLink" text:style-name="Internet_20_link" text:visited-style-name="Visited_20_Internet_20_Link">Copiar</text:a> </text:p>
                      </text:list-header>
                    </text:list>
                    <text:section text:style-name="Sect2" text:name="CodeSnippetContainerCode_b250faf9-7fc4-447f-92c5-e966e06bd52f">
                      <text:list xml:id="list32217727" text:continue-numbering="true" text:style-name="L7">
                        <text:list-header>
                          <text:p text:style-name="P6">&lt;%@ Page Theme="ThemeName" %&gt;</text:p>
                          <text:p text:style-name="P19">&lt;%@ Page StyleSheetTheme="ThemeName" %&gt;</text:p>
                        </text:list-header>
                      </text:list>
                    </text:section>
                  </text:section>
                  <text:list xml:id="list32243183" text:continue-numbering="true" text:style-name="L7">
                    <text:list-header>
                      <text:p text:style-name="P46">Tras ello, el tema, con sus estilos y máscaras correspondientes, sólo se aplicará a la página que lo declara. </text:p>
                    </text:list-header>
                  </text:list>
                </text:section>
                <text:h text:style-name="Heading_20_2" text:outline-level="2">Aplicar máscaras a los controles</text:h>
                <text:p text:style-name="Text_20_body"><text:bookmark text:name="sectionToggle11"/>Las máscaras definidas en el tema se aplicarán en todas las instancias de controles de la aplicación o en las páginas a las que se aplique el tema. En algunos casos, es posible que desee aplicar un conjunto concreto de propiedades a un control individual. Puede hacerse creando una máscara con nombre (entrada en un archivo .skin que tiene establecida la propiedad SkinID) y aplicándola a continuación mediante el identificador a controles individuales. </text:p>
                <text:h text:style-name="Heading_20_3" text:outline-level="3">Para aplicar una máscara con nombre a un control</text:h>
                <text:list xml:id="list5609549892436043760" text:style-name="L8">
                  <text:list-item>
                    <text:p text:style-name="P47">Establezca la propiedad <text:a xlink:type="simple" xlink:href="https://msdn.microsoft.com/es-es/library/system.web.ui.webcontrols.webcontrol.skinid(v=vs.100).aspx" text:style-name="Internet_20_link" text:visited-style-name="Visited_20_Internet_20_Link">SkinID</text:a> del control, como se muestra en el ejemplo siguiente: </text:p>
                  </text:list-item>
                </text:list>
                <text:section text:style-name="Sect1" text:name="Sección13">
                  <text:list xml:id="list32212921" text:continue-numbering="true" text:style-name="L8">
                    <text:list-header>
                      <text:p text:style-name="P88"><text:bookmark text:name="code-snippet-4"/><text:a xlink:type="simple" xlink:href="javascript:if%20(window.epx.codeSnippet)window.epx.codeSnippet.copyCode('CodeSnippetContainerCode_597b4ad8-780e-48d0-9cd4-218d06a3a891');" office:name="CodeSnippetCopyLink" text:style-name="Internet_20_link" text:visited-style-name="Visited_20_Internet_20_Link">Copiar</text:a> </text:p>
                    </text:list-header>
                  </text:list>
                  <text:section text:style-name="Sect2" text:name="CodeSnippetContainerCode_597b4ad8-780e-48d0-9cd4-218d06a3a891">
                    <text:list xml:id="list32217463" text:continue-numbering="true" text:style-name="L8">
                      <text:list-header>
                        <text:p text:style-name="P20">&lt;asp:Calendar runat="server" ID="DatePicker" SkinID="SmallCalendar" /&gt;</text:p>
                      </text:list-header>
                    </text:list>
                  </text:section>
                </text:section>
                <text:list xml:id="list32224410" text:continue-numbering="true" text:style-name="L8">
                  <text:list-header>
                    <text:p text:style-name="P47">Si el tema de la página no incluyera ninguna máscara de controles coincidente con la propiedad SkinID, el control utilizará la máscara predeterminada para ese tipo de control. </text:p>
                  </text:list-header>
                </text:list>
              </text:section>
            </text:section>
          </text:section>
        </text:section>
      </text:section>
      <text:section text:style-name="Sect1" text:name="Sección14">
        <text:section text:style-name="Sect1" text:name="Sección15">
          <text:section text:style-name="Sect1" text:name="Sección16">
            <text:h text:style-name="Heading_20_1" text:outline-level="1"><text:bookmark text:name="content1"/>Cómo: Deshabilitar temas de ASP.NET</text:h>
            <text:section text:style-name="Sect1" text:name="Sección20">
              <text:section text:style-name="Sect1" text:name="Sección21">
                <text:p text:style-name="Text_20_body"/>
                <text:p text:style-name="Text_20_body">Puede configurar una página o un control para omitir los temas. De forma predeterminada, los temas reemplazan la configuración regional del aspecto de páginas y controles. Conviene deshabilitar este comportamiento cuando no se desee que un tema reemplace el aspecto predefinido de una página o control. </text:p>
                <table:table table:name="Tabla2" table:style-name="Tabla2">
                  <table:table-column table:style-name="Tabla2.A"/>
                  <table:table-row>
                    <table:table-cell table:style-name="Tabla2.A1" office:value-type="string">
                      <text:p text:style-name="Table_20_Heading"><draw:frame draw:style-name="fr1" draw:name="Imagen5" text:anchor-type="as-char" svg:width="0.041cm" svg:height="0.041cm" draw:z-index="1"><draw:image xlink:href="Pictures/100002000000000100000001CDD3C653.gif" xlink:type="simple" xlink:show="embed" xlink:actuate="onLoad"/><svg:title>kx3kzht7.alert_note(es-es,VS.100).gif</svg:title></draw:frame><text:bookmark text:name="alert_note1"/><text:span text:style-name="Strong_20_Emphasis">Nota:</text:span></text:p>
                    </table:table-cell>
                  </table:table-row>
                  <table:table-row>
                    <table:table-cell table:style-name="Tabla2.A1" office:value-type="string">
                      <text:p text:style-name="P4">Puede dar prioridad a la configuración de controles en la página actual aplicando un tema como un tema de la hoja de estilos. En ese caso, el tema se utiliza para establecer propiedades que no tienen ninguna configuración regional pero la configuración regional explícita es prioritaria. Para obtener información detallada, vea <text:a xlink:type="simple" xlink:href="https://msdn.microsoft.com/es-es/library/0yy5hxdk(v=vs.100).aspx" text:style-name="Internet_20_link" text:visited-style-name="Visited_20_Internet_20_Link">Cómo: Aplicar temas de ASP.NET</text:a>.</text:p>
                    </table:table-cell>
                  </table:table-row>
                </table:table>
                <text:h text:style-name="Heading_20_3" text:outline-level="3"><text:soft-page-break/>Para deshabilitar temas en una página</text:h>
                <text:list xml:id="list527680586286994675" text:style-name="L10">
                  <text:list-item>
                    <text:p text:style-name="P49">Establezca el atributo EnableTheming de la directiva <text:a xlink:type="simple" xlink:href="https://msdn.microsoft.com/es-es/library/ydy4x04a(v=vs.100).aspx" text:style-name="Internet_20_link" text:visited-style-name="Visited_20_Internet_20_Link">@ Page</text:a> en false, como en este ejemplo: </text:p>
                  </text:list-item>
                </text:list>
                <text:section text:style-name="Sect1" text:name="Sección22">
                  <text:list xml:id="list32217355" text:continue-numbering="true" text:style-name="L10">
                    <text:list-header>
                      <text:p text:style-name="P89"><text:bookmark text:name="code-snippet-11"/><text:a xlink:type="simple" xlink:href="javascript:if%20(window.epx.codeSnippet)window.epx.codeSnippet.copyCode('CodeSnippetContainerCode_ad604adb-6596-4512-b844-ac1822c90f7b');" office:name="CodeSnippetCopyLink" text:style-name="Internet_20_link" text:visited-style-name="Visited_20_Internet_20_Link">Copiar</text:a> </text:p>
                    </text:list-header>
                  </text:list>
                  <text:section text:style-name="Sect2" text:name="CodeSnippetContainerCode_ad604adb-6596-4512-b844-ac1822c90f7b">
                    <text:list xml:id="list32216413" text:continue-numbering="true" text:style-name="L10">
                      <text:list-header>
                        <text:p text:style-name="P21">&lt;%@ Page EnableTheming="false" %&gt;</text:p>
                      </text:list-header>
                    </text:list>
                  </text:section>
                </text:section>
                <text:h text:style-name="Heading_20_3" text:outline-level="3">Para deshabilitar temas en un control</text:h>
                <text:list xml:id="list7708169045938942854" text:style-name="L11">
                  <text:list-item>
                    <text:p text:style-name="P50">Establezca la propiedad EnableTheming del control en false, como en este ejemplo: </text:p>
                  </text:list-item>
                </text:list>
                <text:section text:style-name="Sect1" text:name="Sección23">
                  <text:list xml:id="list32244201" text:continue-numbering="true" text:style-name="L11">
                    <text:list-header>
                      <text:p text:style-name="P90"><text:bookmark text:name="code-snippet-21"/><text:a xlink:type="simple" xlink:href="javascript:if%20(window.epx.codeSnippet)window.epx.codeSnippet.copyCode('CodeSnippetContainerCode_58436d57-8f39-4b58-a45a-9c0a81cb1730');" office:name="CodeSnippetCopyLink" text:style-name="Internet_20_link" text:visited-style-name="Visited_20_Internet_20_Link">Copiar</text:a> </text:p>
                    </text:list-header>
                  </text:list>
                  <text:section text:style-name="Sect2" text:name="CodeSnippetContainerCode_58436d57-8f39-4b58-a45a-9c0a81cb1730">
                    <text:list xml:id="list32226416" text:continue-numbering="true" text:style-name="L11">
                      <text:list-header>
                        <text:p text:style-name="P22">&lt;asp:Calendar id="Calendar1" runat="server" EnableTheming="false" /&gt;</text:p>
                      </text:list-header>
                    </text:list>
                  </text:section>
                </text:section>
              </text:section>
            </text:section>
          </text:section>
        </text:section>
      </text:section>
      <text:p text:style-name="Standard"><text:bookmark text:name="page2"/></text:p>
      <text:section text:style-name="Sect1" text:name="Sección24">
        <text:section text:style-name="Sect1" text:name="Sección25">
          <text:p text:style-name="Standard"><text:bookmark text:name="body2"/></text:p>
          <text:section text:style-name="Sect1" text:name="Sección26">
            <text:h text:style-name="Heading_20_1" text:outline-level="1"><text:bookmark text:name="content2"/>Cómo: Aplicar temas de ASP.NET mediante programación</text:h>
            <text:section text:style-name="Sect1" text:name="Sección27">
              <text:p text:style-name="Text_20_body"><text:bookmark text:name="mainSection2"/><text:span text:style-name="Strong_20_Emphasis"/></text:p>
            </text:section>
            <text:section text:style-name="Sect1" text:name="Sección30">
              <text:section text:style-name="Sect1" text:name="Sección31">
                <text:p text:style-name="Text_20_body"><text:bookmark text:name="mainBody2"/>Actualización: noviembre 2007</text:p>
                <text:p text:style-name="Text_20_body">Aparte de especificar las preferencias de máscaras y temas en las declaraciones de página y los archivos de configuración, puede aplicar temas mediante programación. Puede establecer mediante programación temas de páginas y temas de hojas de estilos; sin embargo, el procedimiento para aplicar cada tipo de tema es diferente.</text:p>
                <table:table table:name="Tabla3" table:style-name="Tabla3">
                  <table:table-column table:style-name="Tabla3.A"/>
                  <table:table-row>
                    <table:table-cell table:style-name="Tabla3.A1" office:value-type="string">
                      <text:p text:style-name="Table_20_Heading"><draw:frame draw:style-name="fr1" draw:name="Imagen7" text:anchor-type="as-char" svg:width="0.041cm" svg:height="0.041cm" draw:z-index="2"><draw:image xlink:href="Pictures/100002000000000100000001CDD3C653.gif" xlink:type="simple" xlink:show="embed" xlink:actuate="onLoad"/><svg:title>tx35bd89.alert_note(es-es,VS.100).gif</svg:title></draw:frame><text:bookmark text:name="alert_note2"/><text:span text:style-name="Strong_20_Emphasis">Nota:</text:span></text:p>
                    </table:table-cell>
                  </table:table-row>
                  <table:table-row>
                    <table:table-cell table:style-name="Tabla3.A1" office:value-type="string">
                      <text:p text:style-name="P4">Los temas a los que se hace referencia a continuación no se incluyen en ASP.NET. Para crear un tema personalizado, vea <text:a xlink:type="simple" xlink:href="https://msdn.microsoft.com/es-es/library/ms247256(v=vs.100).aspx" text:style-name="Internet_20_link" text:visited-style-name="Visited_20_Internet_20_Link">Cómo: Definir temas de páginas ASP.NET</text:a>.</text:p>
                    </table:table-cell>
                  </table:table-row>
                </table:table>
                <text:h text:style-name="Heading_20_3" text:outline-level="3">Para aplicar mediante programación un tema de una página</text:h>
                <text:list xml:id="list6994869623300353553" text:style-name="L13">
                  <text:list-item>
                    <text:p text:style-name="P52">En un controlador para el método <text:a xlink:type="simple" xlink:href="https://msdn.microsoft.com/es-es/library/system.web.ui.page.preinit(v=vs.100).aspx" text:style-name="Internet_20_link" text:visited-style-name="Visited_20_Internet_20_Link">PreInit</text:a> de la página, establezca la propiedad <text:a xlink:type="simple" xlink:href="https://msdn.microsoft.com/es-es/library/system.web.ui.page.theme(v=vs.100).aspx" text:style-name="Internet_20_link" text:visited-style-name="Visited_20_Internet_20_Link">Theme</text:a> de la página. </text:p>
                    <text:p text:style-name="P52">En el ejemplo siguiente se muestra cómo establecer el tema de una página basándose condicionalmente en un valor pasado en la cadena de consulta.</text:p>
                  </text:list-item>
                </text:list>
                <text:section text:style-name="Sect1" text:name="Sección32">
                  <text:list xml:id="list32235080" text:continue-numbering="true" text:style-name="L13">
                    <text:list-header>
                      <text:p text:style-name="P107"><text:bookmark text:name="code-snippet-12"/>VB</text:p>
                      <text:p text:style-name="P91"><text:a xlink:type="simple" xlink:href="javascript:if%20(window.epx.codeSnippet)window.epx.codeSnippet.copyCode('CodeSnippetContainerCode_fb77c532-1a5f-4f44-b89a-7d27f95137c3');" office:name="CodeSnippetCopyLink" text:style-name="Internet_20_link" text:visited-style-name="Visited_20_Internet_20_Link">Copiar</text:a> </text:p>
                    </text:list-header>
                  </text:list>
                  <text:section text:style-name="Sect2" text:name="CodeSnippetContainerCode_fb77c532-1a5f-4f44-b89a-7d27f95137c3">
                    <text:list xml:id="list32231082" text:continue-numbering="true" text:style-name="L13">
                      <text:list-header>
                        <text:p text:style-name="P7"><text:span text:style-name="T1">Protected</text:span> <text:span text:style-name="T1">Sub</text:span> Page_PreInit(<text:span text:style-name="T1">ByVal</text:span> sender <text:span text:style-name="T1">As</text:span> <text:span text:style-name="T1">Object</text:span>, _</text:p>
                        <text:p text:style-name="P7"><text:s text:c="8"/><text:span text:style-name="T1">ByVal</text:span> e <text:span text:style-name="T1">As</text:span> System.EventArgs) _</text:p>
                        <text:p text:style-name="P7"><text:s text:c="8"/><text:span text:style-name="T1">Handles</text:span> <text:span text:style-name="T1">Me</text:span>.PreInit</text:p>
                        <text:p text:style-name="P7"><text:s text:c="4"/><text:span text:style-name="T1">Select</text:span> <text:span text:style-name="T1">Case</text:span> Request.QueryString(<text:span text:style-name="T2">"theme"</text:span>)</text:p>
                        <text:p text:style-name="P7"><text:s text:c="8"/><text:span text:style-name="T1">Case</text:span> <text:span text:style-name="T2">"Blue"</text:span></text:p>
                        <text:p text:style-name="P7"><text:s text:c="12"/>Page.Theme = <text:span text:style-name="T2">"BlueTheme"</text:span></text:p>
                        <text:p text:style-name="P7"><text:s text:c="8"/><text:span text:style-name="T1">Case</text:span> <text:span text:style-name="T2">"Theme2"</text:span></text:p>
                        <text:p text:style-name="P7"><text:s text:c="12"/>Page.Theme = <text:span text:style-name="T2">"PinkTheme"</text:span></text:p>
                        <text:p text:style-name="P7"><text:soft-page-break/><text:s text:c="4"/><text:span text:style-name="T1">End</text:span> <text:span text:style-name="T1">Select</text:span></text:p>
                        <text:p text:style-name="P23"><text:span text:style-name="T1">End</text:span> <text:span text:style-name="T1">Sub</text:span></text:p>
                      </text:list-header>
                    </text:list>
                  </text:section>
                </text:section>
                <text:section text:style-name="Sect1" text:name="Sección33">
                  <text:list xml:id="list32234809" text:continue-numbering="true" text:style-name="L13">
                    <text:list-header>
                      <text:p text:style-name="P107"><text:bookmark text:name="code-snippet-22"/>C#</text:p>
                      <text:p text:style-name="P91"><text:a xlink:type="simple" xlink:href="javascript:if%20(window.epx.codeSnippet)window.epx.codeSnippet.copyCode('CodeSnippetContainerCode_eaf27e12-dd14-4238-9132-5bc37a199588');" office:name="CodeSnippetCopyLink" text:style-name="Internet_20_link" text:visited-style-name="Visited_20_Internet_20_Link">Copiar</text:a> </text:p>
                    </text:list-header>
                  </text:list>
                  <text:section text:style-name="Sect2" text:name="CodeSnippetContainerCode_eaf27e12-dd14-4238-9132-5bc37a199588">
                    <text:list xml:id="list32222761" text:continue-numbering="true" text:style-name="L13">
                      <text:list-header>
                        <text:p text:style-name="P7"><text:span text:style-name="T1">protected</text:span> <text:span text:style-name="T1">void</text:span> Page_PreInit(<text:span text:style-name="T1">object</text:span> sender, EventArgs e)</text:p>
                        <text:p text:style-name="P7">{</text:p>
                        <text:p text:style-name="P7"><text:s text:c="4"/><text:span text:style-name="T1">switch</text:span> (Request.QueryString[<text:span text:style-name="T2">"theme"</text:span>])</text:p>
                        <text:p text:style-name="P7"><text:s text:c="4"/>{</text:p>
                        <text:p text:style-name="P7"><text:s text:c="8"/><text:span text:style-name="T1">case</text:span> <text:span text:style-name="T2">"Blue"</text:span>:</text:p>
                        <text:p text:style-name="P7"><text:s text:c="12"/>Page.Theme = <text:span text:style-name="T2">"BlueTheme"</text:span>;</text:p>
                        <text:p text:style-name="P7"><text:s text:c="12"/><text:span text:style-name="T1">break</text:span>;</text:p>
                        <text:p text:style-name="P7"><text:s text:c="8"/><text:span text:style-name="T1">case</text:span> <text:span text:style-name="T2">"Pink"</text:span>:</text:p>
                        <text:p text:style-name="P7"><text:s text:c="12"/>Page.Theme = <text:span text:style-name="T2">"PinkTheme"</text:span>;</text:p>
                        <text:p text:style-name="P7"><text:s text:c="12"/><text:span text:style-name="T1">break</text:span>;</text:p>
                        <text:p text:style-name="P7"><text:s text:c="4"/>}</text:p>
                        <text:p text:style-name="P23">}</text:p>
                      </text:list-header>
                    </text:list>
                  </text:section>
                </text:section>
                <text:h text:style-name="Heading_20_3" text:outline-level="3">Para aplicar mediante programación un tema de una hoja de estilos</text:h>
                <text:list xml:id="list7213426320541784135" text:style-name="L14">
                  <text:list-item>
                    <text:p text:style-name="P53">En el código de la página, reemplace la propiedad <text:a xlink:type="simple" xlink:href="https://msdn.microsoft.com/es-es/library/system.web.ui.page.stylesheettheme(v=vs.100).aspx" text:style-name="Internet_20_link" text:visited-style-name="Visited_20_Internet_20_Link">StyleSheetTheme</text:a> y en el descriptor de acceso get, devuelva el nombre del tema de una hoja de estilos.</text:p>
                    <text:p text:style-name="P53">El ejemplo de código siguiente muestra cómo establecer un tema denominado BlueTheme como tema de hoja de estilos para una página:</text:p>
                  </text:list-item>
                </text:list>
                <text:section text:style-name="Sect1" text:name="Sección34">
                  <text:list xml:id="list32223877" text:continue-numbering="true" text:style-name="L14">
                    <text:list-header>
                      <text:p text:style-name="P108"><text:bookmark text:name="code-snippet-31"/>VB</text:p>
                      <text:p text:style-name="P92"><text:a xlink:type="simple" xlink:href="javascript:if%20(window.epx.codeSnippet)window.epx.codeSnippet.copyCode('CodeSnippetContainerCode_6f3e3e8d-8650-45fb-8a2b-088a40990a5f');" office:name="CodeSnippetCopyLink" text:style-name="Internet_20_link" text:visited-style-name="Visited_20_Internet_20_Link">Copiar</text:a> </text:p>
                    </text:list-header>
                  </text:list>
                  <text:section text:style-name="Sect2" text:name="CodeSnippetContainerCode_6f3e3e8d-8650-45fb-8a2b-088a40990a5f">
                    <text:list xml:id="list32225561" text:continue-numbering="true" text:style-name="L14">
                      <text:list-header>
                        <text:p text:style-name="P8"><text:span text:style-name="T1">Public</text:span> <text:span text:style-name="T1">Overrides</text:span> <text:span text:style-name="T1">Property</text:span> StyleSheetTheme() <text:span text:style-name="T1">As</text:span> <text:span text:style-name="T1">String</text:span></text:p>
                        <text:p text:style-name="P8"><text:s text:c="3"/><text:span text:style-name="T1">Get</text:span></text:p>
                        <text:p text:style-name="P8"><text:s text:c="7"/><text:span text:style-name="T1">Return</text:span> <text:span text:style-name="T2">"BlueTheme"</text:span></text:p>
                        <text:p text:style-name="P8"><text:s text:c="3"/><text:span text:style-name="T1">End</text:span> <text:span text:style-name="T1">Get</text:span></text:p>
                        <text:p text:style-name="P8"><text:s text:c="3"/><text:span text:style-name="T1">Set</text:span>(<text:span text:style-name="T1">ByVal</text:span> value <text:span text:style-name="T1">As</text:span> <text:span text:style-name="T1">String</text:span>)</text:p>
                        <text:p text:style-name="P8"><text:s text:c="3"/><text:span text:style-name="T1">End</text:span> <text:span text:style-name="T1">Set</text:span></text:p>
                        <text:p text:style-name="P24"><text:span text:style-name="T1">End</text:span> <text:span text:style-name="T1">Property</text:span></text:p>
                      </text:list-header>
                    </text:list>
                  </text:section>
                </text:section>
                <text:section text:style-name="Sect1" text:name="Sección35">
                  <text:list xml:id="list32227022" text:continue-numbering="true" text:style-name="L14">
                    <text:list-header>
                      <text:p text:style-name="P108"><text:bookmark text:name="code-snippet-41"/>C#</text:p>
                      <text:p text:style-name="P92"><text:a xlink:type="simple" xlink:href="javascript:if%20(window.epx.codeSnippet)window.epx.codeSnippet.copyCode('CodeSnippetContainerCode_d5cb32aa-4190-4e26-8159-24302431cfe3');" office:name="CodeSnippetCopyLink" text:style-name="Internet_20_link" text:visited-style-name="Visited_20_Internet_20_Link">Copiar</text:a> </text:p>
                    </text:list-header>
                  </text:list>
                  <text:section text:style-name="Sect2" text:name="CodeSnippetContainerCode_d5cb32aa-4190-4e26-8159-24302431cfe3">
                    <text:list xml:id="list32220172" text:continue-numbering="true" text:style-name="L14">
                      <text:list-header>
                        <text:p text:style-name="P8"><text:span text:style-name="T1">public</text:span> <text:span text:style-name="T1">override</text:span> String StyleSheetTheme</text:p>
                        <text:p text:style-name="P8">{</text:p>
                        <text:p text:style-name="P8"><text:s text:c="2"/><text:span text:style-name="T1">get</text:span> { <text:span text:style-name="T1">return</text:span> <text:span text:style-name="T2">"BlueTheme"</text:span>; }</text:p>
                        <text:p text:style-name="P24">}</text:p>
                      </text:list-header>
                    </text:list>
                  </text:section>
                </text:section>
                <text:h text:style-name="Heading_20_3" text:outline-level="3">Para aplicar máscaras de control mediante programación</text:h>
                <text:list xml:id="list3088146943267698271" text:style-name="L15">
                  <text:list-item>
                    <text:p text:style-name="P54">En un controlador para el método <text:a xlink:type="simple" xlink:href="https://msdn.microsoft.com/es-es/library/system.web.ui.page.preinit(v=vs.100).aspx" text:style-name="Internet_20_link" text:visited-style-name="Visited_20_Internet_20_Link">PreInit</text:a> de la página, establezca la propiedad SkinID del control.</text:p>
                    <text:p text:style-name="P54">En el ejemplo de código siguiente se muestra cómo se establece la propiedad <text:a xlink:type="simple" xlink:href="https://msdn.microsoft.com/es-es/library/system.web.ui.webcontrols.webcontrol.skinid(v=vs.100).aspx" text:style-name="Internet_20_link" text:visited-style-name="Visited_20_Internet_20_Link">SkinID</text:a> de un control <text:a xlink:type="simple" xlink:href="https://msdn.microsoft.com/es-es/library/system.web.ui.webcontrols.calendar(v=vs.100).aspx" text:style-name="Internet_20_link" text:visited-style-name="Visited_20_Internet_20_Link">Calendar</text:a>. En el ejemplo se supone que ya se ha establecido el tema de la página.</text:p>
                  </text:list-item>
                </text:list>
                <text:section text:style-name="Sect1" text:name="code-snippet-5">
                  <text:list xml:id="list32213291" text:continue-numbering="true" text:style-name="L15">
                    <text:list-header>
                      <text:p text:style-name="P109">VB</text:p>
                      <text:p text:style-name="P93"><text:a xlink:type="simple" xlink:href="javascript:if%20(window.epx.codeSnippet)window.epx.codeSnippet.copyCode('CodeSnippetContainerCode_082fb686-b71c-47b8-8280-aa963b614034');" office:name="CodeSnippetCopyLink" text:style-name="Internet_20_link" text:visited-style-name="Visited_20_Internet_20_Link">Copiar</text:a> </text:p>
                    </text:list-header>
                  </text:list>
                  <text:section text:style-name="Sect2" text:name="CodeSnippetContainerCode_082fb686-b71c-47b8-8280-aa963b614034">
                    <text:list xml:id="list32240502" text:continue-numbering="true" text:style-name="L15">
                      <text:list-header>
                        <text:p text:style-name="P9"><text:span text:style-name="T1">Sub</text:span> Page_PreInit(<text:span text:style-name="T1">ByVal</text:span> sender <text:span text:style-name="T1">As</text:span> <text:span text:style-name="T1">Object</text:span>, _</text:p>
                        <text:p text:style-name="P9"><text:s text:c="8"/><text:span text:style-name="T1">ByVal</text:span> e <text:span text:style-name="T1">As</text:span> System.EventArgs) _</text:p>
                        <text:p text:style-name="P9"><text:s text:c="8"/><text:span text:style-name="T1">Handles</text:span> <text:span text:style-name="T1">Me</text:span>.PreInit</text:p>
                        <text:p text:style-name="P9"><text:soft-page-break/><text:s text:c="4"/>Calendar1.SkinID = <text:span text:style-name="T2">"CustomSkin"</text:span></text:p>
                        <text:p text:style-name="P25"><text:span text:style-name="T1">End</text:span> <text:span text:style-name="T1">Sub</text:span></text:p>
                      </text:list-header>
                    </text:list>
                  </text:section>
                </text:section>
                <text:section text:style-name="Sect1" text:name="code-snippet-6">
                  <text:list xml:id="list32218896" text:continue-numbering="true" text:style-name="L15">
                    <text:list-header>
                      <text:p text:style-name="P109">C#</text:p>
                      <text:p text:style-name="P93"><text:a xlink:type="simple" xlink:href="javascript:if%20(window.epx.codeSnippet)window.epx.codeSnippet.copyCode('CodeSnippetContainerCode_b861ea12-f5d9-4ac0-ad55-bb43cdfdc12e');" office:name="CodeSnippetCopyLink" text:style-name="Internet_20_link" text:visited-style-name="Visited_20_Internet_20_Link">Copiar</text:a> </text:p>
                    </text:list-header>
                  </text:list>
                  <text:section text:style-name="Sect2" text:name="CodeSnippetContainerCode_b861ea12-f5d9-4ac0-ad55-bb43cdfdc12e">
                    <text:list xml:id="list32241285" text:continue-numbering="true" text:style-name="L15">
                      <text:list-header>
                        <text:p text:style-name="P9"><text:span text:style-name="T1">void</text:span> Page_PreInit(<text:span text:style-name="T1">object</text:span> sender, EventArgs e)</text:p>
                        <text:p text:style-name="P9">{</text:p>
                        <text:p text:style-name="P9"><text:s text:c="4"/>Calendar1.SkinID = <text:span text:style-name="T2">"CustomSkin"</text:span>;</text:p>
                        <text:p text:style-name="P25">}</text:p>
                      </text:list-header>
                    </text:list>
                  </text:section>
                </text:section>
              </text:section>
            </text:section>
          </text:section>
        </text:section>
      </text:section>
      <text:p text:style-name="Standard"><text:bookmark text:name="page3"/></text:p>
      <text:section text:style-name="Sect1" text:name="Sección36">
        <text:section text:style-name="Sect1" text:name="Sección37">
          <text:p text:style-name="Standard"><text:bookmark text:name="body3"/></text:p>
          <text:section text:style-name="Sect1" text:name="Sección38">
            <text:h text:style-name="Heading_20_1" text:outline-level="1"><text:bookmark text:name="content3"/>Tutorial: Crear temas seleccionables por el usuario</text:h>
            <text:section text:style-name="Sect1" text:name="Sección39">
              <text:p text:style-name="Text_20_body"><text:bookmark text:name="mainSection3"/></text:p>
            </text:section>
            <text:section text:style-name="Sect1" text:name="Sección42">
              <text:section text:style-name="Sect1" text:name="Sección43">
                <text:p text:style-name="Text_20_body"><text:bookmark text:name="mt1"/><text:bookmark text:name="mainBody3"/>En este tutorial se muestra cómo crear una página ASP.NET que permita al usuario seleccionar un tema para la página. <text:bookmark text:name="mt2"/>Aunque en este ejemplo se utiliza una sola máscara de control y un archivo de hoja de estilos en cascada (CSS) básico, los principios mostrados se aplican a temas más complejos que incluyan gráficos, esquemas de diseño diferentes en el archivo CSS y máscaras de control de servidor más complejas. </text:p>
                <text:p text:style-name="Text_20_body"><text:bookmark text:name="mt3"/>Las tareas ilustradas en este tutorial incluyen:</text:p>
                <text:list xml:id="list6339845615137351933" text:style-name="L17">
                  <text:list-item>
                    <text:p text:style-name="P56"><text:bookmark text:name="mt4"/>Crear un tema, incluido un archivo CSS y una máscara de control de servidor, en Microsoft Visual Web Developer.</text:p>
                  </text:list-item>
                  <text:list-item>
                    <text:p text:style-name="P56"><text:bookmark text:name="mt5"/>Crear una página maestra de ASP.NET que utilice un tema.</text:p>
                  </text:list-item>
                  <text:list-item>
                    <text:p text:style-name="P56"><text:bookmark text:name="mt6"/>Crear una página de ASP.NET con una página maestra aplicada que utilice un tema.</text:p>
                  </text:list-item>
                  <text:list-item>
                    <text:p text:style-name="P56"><text:bookmark text:name="mt7"/>Crear un control de servidor de lista desplegable que aplique un nuevo tema a una página, incluido el cambio de estilo de los elementos de la página maestra.</text:p>
                  </text:list-item>
                  <text:list-item>
                    <text:p text:style-name="P56"><text:bookmark text:name="mt8"/>Ejecutar una página para mostrar temas diferentes aplicados a la página. </text:p>
                  </text:list-item>
                </text:list>
                <text:h text:style-name="Heading_20_2" text:outline-level="2">Requisitos previos</text:h>
                <text:section text:style-name="Sect1" text:name="Sección44">
                  <text:h text:style-name="Heading_20_2" text:outline-level="2"/>
                </text:section>
                <text:p text:style-name="Text_20_body"><text:bookmark text:name="mt9"/><text:bookmark text:name="prerequisitesToggle"/>Para completar este tutorial, necesitará:</text:p>
                <text:list xml:id="list1980425816472060143" text:style-name="L18">
                  <text:list-item>
                    <text:p text:style-name="P57"><text:bookmark text:name="mt10"/>Visual Web Developer (Visual Studio).</text:p>
                  </text:list-item>
                  <text:list-item>
                    <text:p text:style-name="P57"><text:bookmark text:name="mt11"/>.NET Framework.</text:p>
                  </text:list-item>
                </text:list>
                <text:h text:style-name="Heading_20_2" text:outline-level="2"><text:soft-page-break/>Crear un sitio Web</text:h>
                <text:p text:style-name="Text_20_body"><text:bookmark text:name="mt12"/><text:bookmark text:name="sectionToggle01"/>Si ya ha creado un sitio Web en Visual Web Developer (por ejemplo, siguiendo los pasos que se describen en <text:a xlink:type="simple" xlink:href="https://msdn.microsoft.com/es-es/library/k4cbh4dh(v=vs.100).aspx" text:style-name="Internet_20_link" text:visited-style-name="Visited_20_Internet_20_Link">Tutorial: Crear una página web básica en Visual Studio</text:a>), puede utilizar ese sitio Web y pasar a la sección siguiente, "Crear una página maestra". En caso contrario, cree un sitio web y una página nuevos.</text:p>
                <text:p text:style-name="Text_20_body"><text:bookmark text:name="mt13"/>En este tutorial se usa un proyecto de sitio web. <text:bookmark text:name="mt14"/>No obstante, puede utilizar un proyecto de aplicación web si así lo desea. <text:bookmark text:name="mt15"/>Para obtener información sobre la diferencia entre estos tipos de proyectos web, vea <text:a xlink:type="simple" xlink:href="https://msdn.microsoft.com/es-es/library/dd547590(v=vs.100).aspx" text:style-name="Internet_20_link" text:visited-style-name="Visited_20_Internet_20_Link">Proyectos de aplicación web frente a proyectos de sitio web</text:a>. </text:p>
                <text:h text:style-name="Heading_20_3" text:outline-level="3">Para crear un sitio web del sistema de archivos</text:h>
                <text:list xml:id="list7098113237783908511" text:style-name="L19">
                  <text:list-item>
                    <text:p text:style-name="P58"><text:bookmark text:name="mt16"/>Abra Visual Web Developer.</text:p>
                  </text:list-item>
                  <text:list-item>
                    <text:p text:style-name="P58"><text:bookmark text:name="mt17"/>En el menú Archivo, haga clic en Nuevositio Web.</text:p>
                    <text:p text:style-name="P58"><text:bookmark text:name="mt18"/>Aparece el cuadro de diálogo Nuevo sitio Web. </text:p>
                  </text:list-item>
                  <text:list-item>
                    <text:p text:style-name="P58"><text:bookmark text:name="mt19"/>En Plantillas instaladas de Visual Studio, haga clic en Sitio web ASP.NET.</text:p>
                  </text:list-item>
                  <text:list-item>
                    <text:p text:style-name="P58"><text:bookmark text:name="mt20"/>En el cuadro Ubicación, escriba el nombre de la carpeta dónde desea conservar las páginas de su sitio Web. </text:p>
                    <text:p text:style-name="P58"><text:bookmark text:name="mt21"/>Por ejemplo, escriba el nombre de carpeta C:\WebSites. </text:p>
                  </text:list-item>
                  <text:list-item>
                    <text:p text:style-name="P58"><text:bookmark text:name="mt22"/>En la lista Lenguaje, haga clic en el lenguaje de programación con el que prefiera trabajar.</text:p>
                  </text:list-item>
                  <text:list-item>
                    <text:p text:style-name="P58"><text:bookmark text:name="mt23"/>Haga clic en <text:span text:style-name="Strong_20_Emphasis">Aceptar</text:span>. </text:p>
                    <text:p text:style-name="P58"><text:bookmark text:name="mt24"/>Visual Web Developer crea la carpeta y una nueva página denominada Default.aspx.</text:p>
                  </text:list-item>
                </text:list>
                <text:h text:style-name="Heading_20_2" text:outline-level="2">Crear un Tema</text:h>
                <text:p text:style-name="Text_20_body"><text:bookmark text:name="mt25"/><text:bookmark text:name="sectionToggle12"/>Un tema es una colección de valores de propiedades que permiten definir la apariencia de páginas y controles. <text:bookmark text:name="mt26"/>Puede aplicar una apariencia similar a todas las páginas de una aplicación Web. <text:bookmark text:name="mt27"/>Los temas se componen de varios elementos: máscaras de control de servidor, archivos CSS y otros recursos. <text:bookmark text:name="mt28"/>En este ejemplo, se utiliza una máscara y una hoja de estilos para crear un tema. </text:p>
                <text:p text:style-name="Text_20_body"><text:bookmark text:name="mt29"/>Los temas se definen en directorios especiales del proyecto de sitio Web.</text:p>
                <text:h text:style-name="Heading_20_3" text:outline-level="3">Para crear un tema</text:h>
                <text:list xml:id="list7516991655014832472" text:style-name="L20">
                  <text:list-item>
                    <text:p text:style-name="P59"><text:bookmark text:name="mt30"/>En el Explorador de soluciones, haga clic con el botón secundario del mouse en el nombre del proyecto del sitio Web, haga clic en Agregar carpeta ASP.NET y, a continuación, haga clic en Tema. </text:p>
                    <text:p text:style-name="P59"><text:bookmark text:name="mt31"/>Se crea automáticamente la carpeta App_Themes y se agrega una nueva carpeta de temas denominada Theme1.</text:p>
                  </text:list-item>
                  <text:list-item>
                    <text:p text:style-name="P59"><text:bookmark text:name="mt32"/>Haga clic con el botón secundario del mouse en la nueva carpeta Theme1 y haga clic en Cambiar nombre. <text:bookmark text:name="mt33"/>Escriba Azul y presione ENTRAR. </text:p>
                  </text:list-item>
                  <text:list-item>
                    <text:p text:style-name="P59"><text:bookmark text:name="mt34"/><text:soft-page-break/>Haga clic con el botón secundario del mouse en la nueva carpeta denominada Azul y, a continuación, haga clic en Agregar nuevo elemento.</text:p>
                  </text:list-item>
                  <text:list-item>
                    <text:p text:style-name="P59"><text:bookmark text:name="mt35"/>En el cuadro de diálogo Agregar nuevo elemento, seleccione Archivo de máscara y asigne el nombre default.skin al archivo. <text:bookmark text:name="mt36"/>Haga clic en Agregar. </text:p>
                  </text:list-item>
                  <text:list-item>
                    <text:p text:style-name="P59"><text:bookmark text:name="mt37"/>En el Explorador de soluciones, vuelva a hacer clic con el botón secundario del mouse en la nueva carpeta denominada Azul y, a continuación, haga clic en Agregar nuevo elemento.</text:p>
                  </text:list-item>
                  <text:list-item>
                    <text:p text:style-name="P59"><text:bookmark text:name="mt38"/>En el cuadro de diálogo Agregar nuevo elemento, seleccione Hoja de estilos. <text:bookmark text:name="mt39"/>Asigne el nombre default.css a la hoja de estilos. <text:bookmark text:name="mt40"/>Haga clic en Agregar. </text:p>
                    <text:p text:style-name="P59"><text:bookmark text:name="mt41"/>Se creará el primer tema con un archivo CSS y un archivo de máscara de control de servidor vacíos. <text:bookmark text:name="mt42"/>En breve modificará estos archivos, pero primero debe crear una página que contenga un control y algún código HTML que se pueda aplicar al tema. </text:p>
                  </text:list-item>
                </text:list>
                <text:h text:style-name="Heading_20_2" text:outline-level="2">Crear una página maestra</text:h>
                <text:p text:style-name="Text_20_body"><text:bookmark text:name="mt43"/><text:bookmark text:name="sectionToggle21"/>Para mostrar lo fácil que puede ser aplicar un tema a una página maestra y a una página que utilice dicha página maestra, cree una página maestra simple para utilizarla con la página Default.aspx del proyecto web.</text:p>
                <text:h text:style-name="Heading_20_3" text:outline-level="3">Para crear la página maestra</text:h>
                <text:list xml:id="list1715817605709517247" text:style-name="L21">
                  <text:list-item>
                    <text:p text:style-name="P60"><text:bookmark text:name="mt44"/>En el Explorador de soluciones, haga clic con el botón secundario del mouse en el nombre del sitio Web y, a continuación, haga clic en AgregarNuevo elemento.</text:p>
                  </text:list-item>
                  <text:list-item>
                    <text:p text:style-name="P60"><text:bookmark text:name="mt45"/>En Plantillas instaladas de Visual Studio, haga clic en Página maestra.</text:p>
                  </text:list-item>
                  <text:list-item>
                    <text:p text:style-name="P60"><text:bookmark text:name="mt46"/>En el cuadro Nombre, escriba Master1.master.</text:p>
                  </text:list-item>
                  <text:list-item>
                    <text:p text:style-name="P60"><text:bookmark text:name="mt47"/>En la lista Lenguaje, haga clic en el lenguaje de programación con el que prefiera trabajar.</text:p>
                  </text:list-item>
                  <text:list-item>
                    <text:p text:style-name="P60"><text:bookmark text:name="mt48"/>Desactive la casilla Colocar el código en un archivo independiente y, a continuación, haga clic en Agregar.</text:p>
                    <text:p text:style-name="P60"><text:bookmark text:name="mt49"/>La nueva página maestra se abre en la vista Código fuente. <text:bookmark text:name="mt50"/>En la parte superior de la página hay una declaración <text:a xlink:type="simple" xlink:href="https://msdn.microsoft.com/es-es/library/ms228176(v=vs.100).aspx" text:style-name="Internet_20_link" text:visited-style-name="Visited_20_Internet_20_Link">@ Master</text:a> en lugar de la declaración <text:a xlink:type="simple" xlink:href="https://msdn.microsoft.com/es-es/library/ydy4x04a(v=vs.100).aspx" text:style-name="Internet_20_link" text:visited-style-name="Visited_20_Internet_20_Link">@ Page</text:a> que normalmente se encuentra en la parte superior de las páginas ASP.NET. <text:bookmark text:name="mt51"/>El cuerpo de la página contiene un control asp:contentplaceholder con el valor de la propiedad <text:a xlink:type="simple" xlink:href="https://msdn.microsoft.com/es-es/library/system.web.ui.control.id(v=vs.100).aspx" text:style-name="Internet_20_link" text:visited-style-name="Visited_20_Internet_20_Link">ID</text:a> establecido en ContentPlaceHolder1, que define el área de la página maestra donde se combinará el contenido reemplazable de las páginas de contenido en tiempo de ejecución. <text:bookmark text:name="mt52"/>En el tutorial, trabajará después más con el marcador de posición de contenido. </text:p>
                  </text:list-item>
                </text:list>
                <text:h text:style-name="Heading_20_2" text:outline-level="2">Diseñar la página maestra</text:h>
                <text:p text:style-name="Text_20_body"><text:bookmark text:name="mt53"/><text:bookmark text:name="sectionToggle31"/>La página maestra define los elementos que constituyen la página. <text:bookmark text:name="mt54"/>Puede contener cualquier combinación de texto estático y controles. <text:bookmark text:name="mt55"/>Una página maestra también contiene uno o más marcadores de posición de contenido que indican dónde aparecerá el contenido dinámico cuando se muestren las páginas. </text:p>
                <text:p text:style-name="Text_20_body"><text:bookmark text:name="mt56"/><text:soft-page-break/>En este tutorial, se utiliza una tabla que contiene un título, varias reglas horizontales y un marcador de posición de contenido de la página maestra como el diseño de la página Home.aspx.</text:p>
                <text:h text:style-name="Heading_20_3" text:outline-level="3">Para crear una tabla para la página maestra</text:h>
                <text:list xml:id="list3183048422879411123" text:style-name="L22">
                  <text:list-item>
                    <text:p text:style-name="P61"><text:bookmark text:name="mt57"/>Con el archivo Master1.master seleccionado en la vista Código fuente, seleccione el texto situado entre los dos elementos form y pegue el contenido siguiente en el área seleccionada. <text:bookmark text:name="mt58"/>Tenga en cuenta que este código coloca el marcador de posición de contenido en una tabla en lugar de entre los elementos div, como ocurre en el diseño predeterminado de la página maestra. </text:p>
                  </text:list-item>
                </text:list>
                <text:section text:style-name="Sect1" text:name="Sección49">
                  <text:list xml:id="list32232538" text:continue-numbering="true" text:style-name="L22">
                    <text:list-header>
                      <text:p text:style-name="P110"><text:bookmark text:name="code-snippet-13"/>VB</text:p>
                      <text:p text:style-name="P94"><text:a xlink:type="simple" xlink:href="javascript:if%20(window.epx.codeSnippet)window.epx.codeSnippet.copyCode('CodeSnippetContainerCode_e9d884c3-4108-49c7-a555-c215199898f7');" office:name="CodeSnippetCopyLink" text:style-name="Internet_20_link" text:visited-style-name="Visited_20_Internet_20_Link">Copiar</text:a> </text:p>
                    </text:list-header>
                  </text:list>
                  <text:section text:style-name="Sect2" text:name="CodeSnippetContainerCode_e9d884c3-4108-49c7-a555-c215199898f7">
                    <text:list xml:id="list32241024" text:continue-numbering="true" text:style-name="L22">
                      <text:list-header>
                        <text:p text:style-name="P10"><text:s text:c="8"/>&lt;table width=<text:span text:style-name="T2">"100%"</text:span> cellspacing=<text:span text:style-name="T2">"0"</text:span> cellpadding=<text:span text:style-name="T2">"0"</text:span> border=<text:span text:style-name="T2">"0"</text:span> <text:span text:style-name="T1">class</text:span>=<text:span text:style-name="T2">"header"</text:span>&gt;</text:p>
                        <text:p text:style-name="P10"><text:s text:c="12"/>&lt;tr&gt;</text:p>
                        <text:p text:style-name="P10"><text:s text:c="16"/>&lt;td <text:span text:style-name="T1">class</text:span>=<text:span text:style-name="T2">"title"</text:span>&gt;Switchable Themes Example&lt;/td&gt;</text:p>
                        <text:p text:style-name="P10"><text:s text:c="12"/>&lt;/tr&gt;</text:p>
                        <text:p text:style-name="P10"><text:s text:c="12"/>&lt;tr&gt;</text:p>
                        <text:p text:style-name="P10"><text:s text:c="16"/>&lt;td&gt;&lt;hr /&gt;&lt;/td&gt;</text:p>
                        <text:p text:style-name="P10"><text:s text:c="12"/>&lt;/tr&gt;</text:p>
                        <text:p text:style-name="P10"><text:s text:c="12"/>&lt;tr&gt;</text:p>
                        <text:p text:style-name="P10"><text:s text:c="16"/>&lt;td&gt;</text:p>
                        <text:p text:style-name="P10"><text:s text:c="16"/>&lt;asp:contentplaceholder id=<text:span text:style-name="T2">"ContentPlaceHolder1"</text:span> runat=<text:span text:style-name="T2">"server"</text:span>&gt;</text:p>
                        <text:p text:style-name="P10"><text:s text:c="16"/>&lt;/asp:contentplaceholder&gt;</text:p>
                        <text:p text:style-name="P10"><text:s text:c="16"/>&lt;/td&gt;</text:p>
                        <text:p text:style-name="P10"><text:s text:c="12"/>&lt;/tr&gt;</text:p>
                        <text:p text:style-name="P10"><text:s text:c="12"/>&lt;tr&gt;</text:p>
                        <text:p text:style-name="P10"><text:s text:c="16"/>&lt;td&gt;&lt;hr /&gt;&lt;/td&gt;</text:p>
                        <text:p text:style-name="P10"><text:s text:c="12"/>&lt;/tr&gt;</text:p>
                        <text:p text:style-name="P26"><text:s text:c="8"/>&lt;/table&gt;</text:p>
                      </text:list-header>
                    </text:list>
                  </text:section>
                </text:section>
                <text:section text:style-name="Sect1" text:name="Sección50">
                  <text:list xml:id="list32238749" text:continue-numbering="true" text:style-name="L22">
                    <text:list-header>
                      <text:p text:style-name="P110"><text:bookmark text:name="code-snippet-23"/>C#</text:p>
                      <text:p text:style-name="P94"><text:a xlink:type="simple" xlink:href="javascript:if%20(window.epx.codeSnippet)window.epx.codeSnippet.copyCode('CodeSnippetContainerCode_9c566d43-bf48-4d14-b8cd-084501e515d4');" office:name="CodeSnippetCopyLink" text:style-name="Internet_20_link" text:visited-style-name="Visited_20_Internet_20_Link">Copiar</text:a> </text:p>
                    </text:list-header>
                  </text:list>
                  <text:section text:style-name="Sect2" text:name="CodeSnippetContainerCode_9c566d43-bf48-4d14-b8cd-084501e515d4">
                    <text:list xml:id="list32217158" text:continue-numbering="true" text:style-name="L22">
                      <text:list-header>
                        <text:p text:style-name="P10"><text:s text:c="8"/>&lt;table width=<text:span text:style-name="T2">"100%"</text:span> cellspacing=<text:span text:style-name="T2">"0"</text:span> cellpadding=<text:span text:style-name="T2">"0"</text:span> border=<text:span text:style-name="T2">"0"</text:span> <text:span text:style-name="T1">class</text:span>=<text:span text:style-name="T2">"header"</text:span>&gt;</text:p>
                        <text:p text:style-name="P10"><text:s text:c="12"/>&lt;tr&gt;</text:p>
                        <text:p text:style-name="P10"><text:s text:c="16"/>&lt;td <text:span text:style-name="T1">class</text:span>=<text:span text:style-name="T2">"title"</text:span>&gt;Switchable Themes Example&lt;/td&gt;</text:p>
                        <text:p text:style-name="P10"><text:s text:c="12"/>&lt;/tr&gt;</text:p>
                        <text:p text:style-name="P10"><text:s text:c="12"/>&lt;tr&gt;</text:p>
                        <text:p text:style-name="P10"><text:s text:c="16"/>&lt;td&gt;&lt;hr /&gt;&lt;/td&gt;</text:p>
                        <text:p text:style-name="P10"><text:s text:c="12"/>&lt;/tr&gt;</text:p>
                        <text:p text:style-name="P10"><text:s text:c="12"/>&lt;tr&gt;</text:p>
                        <text:p text:style-name="P10"><text:s text:c="16"/>&lt;td&gt;</text:p>
                        <text:p text:style-name="P10"><text:s text:c="16"/>&lt;asp:contentplaceholder id=<text:span text:style-name="T2">"ContentPlaceHolder1"</text:span> runat=<text:span text:style-name="T2">"server"</text:span>&gt;</text:p>
                        <text:p text:style-name="P10"><text:s text:c="16"/>&lt;/asp:contentplaceholder&gt;</text:p>
                        <text:p text:style-name="P10"><text:s text:c="16"/>&lt;/td&gt;</text:p>
                        <text:p text:style-name="P10"><text:s text:c="12"/>&lt;/tr&gt;</text:p>
                        <text:p text:style-name="P10"><text:s text:c="12"/>&lt;tr&gt;</text:p>
                        <text:p text:style-name="P10"><text:s text:c="16"/>&lt;td&gt;&lt;hr /&gt;&lt;/td&gt;</text:p>
                        <text:p text:style-name="P10"><text:s text:c="12"/>&lt;/tr&gt;</text:p>
                        <text:p text:style-name="P10"><text:s text:c="8"/>&lt;/table&gt;</text:p>
                        <text:p text:style-name="P39"/>
                      </text:list-header>
                    </text:list>
                  </text:section>
                </text:section>
                <text:list xml:id="list32227389" text:continue-numbering="true" text:style-name="L22">
                  <text:list-header>
                    <text:p text:style-name="P61"><text:bookmark text:name="mt59"/>La página maestra tiene ahora un diseño que se puede aplicar a la página de contenido (denominada Home.aspx) que creará en la siguiente sección.</text:p>
                  </text:list-header>
                </text:list>
                <text:h text:style-name="Heading_20_2" text:outline-level="2"><text:soft-page-break/>Crear una página de contenido</text:h>
                <text:p text:style-name="Text_20_body"><text:bookmark text:name="mt60"/><text:bookmark text:name="sectionToggle41"/>La página maestra proporciona la plantilla para el contenido. <text:bookmark text:name="mt61"/>El contenido de la página maestra se define creando una página ASP.NET que se asocia a la página maestra. <text:bookmark text:name="mt62"/>La página de contenido es una página especializada de ASP.NET que incluye sólo el contenido que se va a combinar con la página maestra. <text:bookmark text:name="mt63"/>En la página de contenido, agregará el texto y los controles que desee mostrar cuando los usuarios soliciten la página. </text:p>
                <text:p text:style-name="Text_20_body"><text:bookmark text:name="mt64"/>La página de contenido utilizará la página maestra que ha creado y los temas que creará a continuación. <text:bookmark text:name="mt65"/>La página utilizará el marcador de posición de contenido de la página maestra y tendrá un título, un subtítulo y una lista desplegable. <text:bookmark text:name="mt66"/>Como la página va a utilizar una página maestra, debe contener un atributo MasterPageFile en la directiva <text:a xlink:type="simple" xlink:href="https://msdn.microsoft.com/es-es/library/ydy4x04a(v=vs.100).aspx" text:style-name="Internet_20_link" text:visited-style-name="Visited_20_Internet_20_Link">@ Page</text:a>, así como el marcador de posición de contenido. </text:p>
                <text:h text:style-name="Heading_20_3" text:outline-level="3">Para crear la página de contenido</text:h>
                <text:list xml:id="list6359094752359663763" text:style-name="L23">
                  <text:list-item>
                    <text:p text:style-name="P62"><text:bookmark text:name="mt67"/>En el Explorador de soluciones, haga clic con el botón secundario del mouse en el nombre del sitio Web y, a continuación, seleccione Agregar nuevo elemento.</text:p>
                  </text:list-item>
                  <text:list-item>
                    <text:p text:style-name="P62"><text:bookmark text:name="mt68"/>En Plantillas instaladas de Visual Studio, haga clic en Web Forms.</text:p>
                  </text:list-item>
                  <text:list-item>
                    <text:p text:style-name="P62"><text:bookmark text:name="mt69"/>En el cuadro Nombre, escriba Página principal.</text:p>
                  </text:list-item>
                  <text:list-item>
                    <text:p text:style-name="P62"><text:bookmark text:name="mt70"/>En la lista Lenguaje, haga clic en el lenguaje de programación con el que prefiera trabajar.</text:p>
                  </text:list-item>
                  <text:list-item>
                    <text:p text:style-name="P62"><text:bookmark text:name="mt71"/>Active la casilla Seleccionar la página maestra y, a continuación, haga clic en Agregar.</text:p>
                    <text:p text:style-name="P62"><text:bookmark text:name="mt72"/>Aparece el cuadro de diálogo Seleccionar la página maestra.</text:p>
                  </text:list-item>
                  <text:list-item>
                    <text:p text:style-name="P62"><text:bookmark text:name="mt73"/>Haga clic en Master1.master y en Aceptar.</text:p>
                    <text:p text:style-name="P62"><text:bookmark text:name="mt74"/>Se crea un nuevo archivo denominado Home.aspx. <text:bookmark text:name="mt75"/>La página contiene una directiva <text:a xlink:type="simple" xlink:href="https://msdn.microsoft.com/es-es/library/ydy4x04a(v=vs.100).aspx" text:style-name="Internet_20_link" text:visited-style-name="Visited_20_Internet_20_Link">@ Page</text:a> que asocia la página actual a la página maestra seleccionada con el atributo MasterPageFile, tal como se muestra en el ejemplo de código siguiente. </text:p>
                  </text:list-item>
                </text:list>
                <text:section text:style-name="Sect1" text:name="Sección52">
                  <text:list xml:id="list32239022" text:continue-numbering="true" text:style-name="L23">
                    <text:list-header>
                      <text:p text:style-name="P111"><text:bookmark text:name="code-snippet-32"/>VB</text:p>
                      <text:p text:style-name="P95"><text:a xlink:type="simple" xlink:href="javascript:if%20(window.epx.codeSnippet)window.epx.codeSnippet.copyCode('CodeSnippetContainerCode_a4d9d579-9c5c-408c-a41a-fcfb3124b4a1');" office:name="CodeSnippetCopyLink" text:style-name="Internet_20_link" text:visited-style-name="Visited_20_Internet_20_Link">Copiar</text:a> </text:p>
                    </text:list-header>
                  </text:list>
                  <text:section text:style-name="Sect2" text:name="CodeSnippetContainerCode_a4d9d579-9c5c-408c-a41a-fcfb3124b4a1">
                    <text:list xml:id="list32228048" text:continue-numbering="true" text:style-name="L23">
                      <text:list-header>
                        <text:p text:style-name="P27">&lt;%@ Page Language=<text:span text:style-name="T2">"VB"</text:span> MasterPageFile=<text:span text:style-name="T2">"~/Master1.master"</text:span> ... %&gt;</text:p>
                      </text:list-header>
                    </text:list>
                  </text:section>
                </text:section>
                <text:section text:style-name="Sect1" text:name="Sección53">
                  <text:list xml:id="list32244424" text:continue-numbering="true" text:style-name="L23">
                    <text:list-header>
                      <text:p text:style-name="P111"><text:bookmark text:name="code-snippet-42"/>C#</text:p>
                      <text:p text:style-name="P95"><text:a xlink:type="simple" xlink:href="javascript:if%20(window.epx.codeSnippet)window.epx.codeSnippet.copyCode('CodeSnippetContainerCode_138858e1-8935-49f7-821c-41ab9ed81319');" office:name="CodeSnippetCopyLink" text:style-name="Internet_20_link" text:visited-style-name="Visited_20_Internet_20_Link">Copiar</text:a> </text:p>
                    </text:list-header>
                  </text:list>
                  <text:section text:style-name="Sect2" text:name="CodeSnippetContainerCode_138858e1-8935-49f7-821c-41ab9ed81319">
                    <text:list xml:id="list32226757" text:continue-numbering="true" text:style-name="L23">
                      <text:list-header>
                        <text:p text:style-name="P27">&lt;%@ Page Language=<text:span text:style-name="T2">"C#"</text:span> MasterPageFile=<text:span text:style-name="T2">"~/Master1.master"</text:span> ... %&gt;</text:p>
                      </text:list-header>
                    </text:list>
                  </text:section>
                </text:section>
                <text:list xml:id="list32223571" text:continue-numbering="true" text:style-name="L23">
                  <text:list-header>
                    <text:p text:style-name="P62"><text:bookmark text:name="mt76"/>La página también contiene un elemento &lt;asp:Content&gt; con el que trabajará luego.</text:p>
                  </text:list-header>
                </text:list>
                <text:h text:style-name="Heading_20_2" text:outline-level="2">Agregar contenido a la página de contenido</text:h>
                <text:p text:style-name="Text_20_body"><text:bookmark text:name="mt77"/><text:bookmark text:name="sectionToggle51"/>Una página de contenido no tiene los elementos usuales que constituyen una página ASP.NET, como html, body o form. <text:bookmark text:name="mt78"/>En su lugar, el contenido que se desea mostrar en la página maestra se agrega reemplazando las áreas de marcador de posición creadas en dicha página. <text:bookmark text:name="mt79"/>En este ejemplo, puede agregar una elemento de encabezado 1, un elemento de encabezado 2, un elemento de párrafo <text:soft-page-break/>y una lista desplegable. <text:bookmark text:name="mt80"/>Utilizará la lista desplegable para seleccionar el tema que se aplica a la página. </text:p>
                <text:h text:style-name="Heading_20_3" text:outline-level="3">Para agregar contenido a la página de inicio</text:h>
                <text:list xml:id="list6419135846978881265" text:style-name="L24">
                  <text:list-item>
                    <text:p text:style-name="P63"><text:bookmark text:name="mt81"/>Pegue el siguiente código entre las etiquetas asp:Content de apertura y cierre correspondientes al marcador de posición con la propiedad <text:a xlink:type="simple" xlink:href="https://msdn.microsoft.com/es-es/library/system.web.ui.control.id(v=vs.100).aspx" text:style-name="Internet_20_link" text:visited-style-name="Visited_20_Internet_20_Link">ID</text:a> establecida en ContentPlaceHolder1. <text:bookmark text:name="mt82"/>En el ejemplo siguiente se crean tres elementos HTML: un encabezado 1, un encabezado 2 y un párrafo. <text:bookmark text:name="mt83"/>También se agrega un control de lista desplegable. <text:bookmark text:name="mt84"/>Tenga en cuenta que puede agregar también el control a la página en la vista Diseño, si lo prefiere. </text:p>
                  </text:list-item>
                </text:list>
                <text:section text:style-name="Sect1" text:name="Sección54">
                  <text:list xml:id="list32237962" text:continue-numbering="true" text:style-name="L24">
                    <text:list-header>
                      <text:p text:style-name="P96"><text:bookmark text:name="code-snippet-5"/><text:a xlink:type="simple" xlink:href="javascript:if%20(window.epx.codeSnippet)window.epx.codeSnippet.copyCode('CodeSnippetContainerCode_f1cd562c-47e5-4a26-a41e-3c94d31ba6ca');" office:name="CodeSnippetCopyLink" text:style-name="Internet_20_link" text:visited-style-name="Visited_20_Internet_20_Link">Copiar</text:a> </text:p>
                    </text:list-header>
                  </text:list>
                  <text:section text:style-name="Sect2" text:name="CodeSnippetContainerCode_f1cd562c-47e5-4a26-a41e-3c94d31ba6ca">
                    <text:list xml:id="list32229108" text:continue-numbering="true" text:style-name="L24">
                      <text:list-header>
                        <text:p text:style-name="P11">&lt;h1 id="title1"&gt;Switchable Themes on a Page&lt;/h1&gt;&lt;br /&gt;</text:p>
                        <text:p text:style-name="P11">&lt;h2 id="title2"&gt;Note how the master page content and the page content are affected&lt;/h2&gt;</text:p>
                        <text:p text:style-name="P11">&lt;p&gt;Select a color from the drop-down list below to change the appearance of this page.&lt;/p&gt;</text:p>
                        <text:p text:style-name="P11">&lt;br /&gt;&lt;br /&gt;</text:p>
                        <text:p text:style-name="P11">&lt;asp:dropdownlist id="ddlThemes" runat="server" autopostback="true" &gt;</text:p>
                        <text:p text:style-name="P11"><text:s text:c="2"/>&lt;asp:listitem value="Blue"&gt;I'd like the page to be blue!&lt;/asp:listitem&gt;</text:p>
                        <text:p text:style-name="P11"><text:s text:c="2"/>&lt;asp:listitem value="Red"&gt;I'd like the page to be red!&lt;/asp:listitem&gt;</text:p>
                        <text:p text:style-name="P11"><text:s text:c="2"/>&lt;asp:listitem value="Green"&gt;I'd like the page to be green!&lt;/asp:listitem&gt;</text:p>
                        <text:p text:style-name="P28">&lt;/asp:dropdownlist&gt;</text:p>
                      </text:list-header>
                    </text:list>
                  </text:section>
                </text:section>
                <text:list xml:id="list32219253" text:continue-numbering="true" text:style-name="L24">
                  <text:list-item>
                    <text:p text:style-name="P63"><text:bookmark text:name="mt85"/>Agregue una sección de script que ejecute el código que carga el tema cuando se selecciona de la lista desplegable. <text:bookmark text:name="mt86"/>El ejemplo siguiente y las etiquetas script deben agregarse a la página de contenido en la línea situada detrás de la directiva <text:a xlink:type="simple" xlink:href="https://msdn.microsoft.com/es-es/library/ydy4x04a(v=vs.100).aspx" text:style-name="Internet_20_link" text:visited-style-name="Visited_20_Internet_20_Link">@ Page</text:a>. </text:p>
                  </text:list-item>
                </text:list>
                <text:section text:style-name="Sect1" text:name="Sección55">
                  <text:list xml:id="list32240355" text:continue-numbering="true" text:style-name="L24">
                    <text:list-header>
                      <text:p text:style-name="P112"><text:bookmark text:name="code-snippet-6"/>VB</text:p>
                      <text:p text:style-name="P96"><text:a xlink:type="simple" xlink:href="javascript:if%20(window.epx.codeSnippet)window.epx.codeSnippet.copyCode('CodeSnippetContainerCode_11ab7263-7ac8-487c-b13e-4e8b38afff83');" office:name="CodeSnippetCopyLink" text:style-name="Internet_20_link" text:visited-style-name="Visited_20_Internet_20_Link">Copiar</text:a> </text:p>
                    </text:list-header>
                  </text:list>
                  <text:section text:style-name="Sect2" text:name="CodeSnippetContainerCode_11ab7263-7ac8-487c-b13e-4e8b38afff83">
                    <text:list xml:id="list32244276" text:continue-numbering="true" text:style-name="L24">
                      <text:list-header>
                        <text:p text:style-name="P11">&lt;script runat=<text:span text:style-name="T2">"server"</text:span>&gt;</text:p>
                        <text:p text:style-name="P11"><text:span text:style-name="T1">Public</text:span> <text:span text:style-name="T1">Sub</text:span> Page_PreInit()</text:p>
                        <text:p text:style-name="P11"><text:s text:c="8"/><text:span text:style-name="T3">' Sets the Theme for the page.</text:span></text:p>
                        <text:p text:style-name="P11"><text:s text:c="8"/><text:span text:style-name="T1">Me</text:span>.Theme = <text:span text:style-name="T2">"Blue"</text:span></text:p>
                        <text:p text:style-name="P11"><text:s text:c="8"/><text:span text:style-name="T1">If</text:span> ((<text:span text:style-name="T1">Not</text:span> (Request.Form) <text:span text:style-name="T1">Is</text:span> <text:span text:style-name="T1">Nothing</text:span>)  _</text:p>
                        <text:p text:style-name="P11">                    <text:span text:style-name="T1">AndAlso</text:span> (Request.Form.<text:span text:style-name="T1">Count</text:span> &gt; 0)) <text:span text:style-name="T1">Then</text:span></text:p>
                        <text:p text:style-name="P11">            <text:span text:style-name="T1">Me</text:span>.Theme = <text:span text:style-name="T1">Me</text:span>.Request.Form(5).Trim</text:p>
                        <text:p text:style-name="P11"><text:s text:c="8"/><text:span text:style-name="T1">End</text:span> <text:span text:style-name="T1">If</text:span></text:p>
                        <text:p text:style-name="P11"><text:s text:c="4"/><text:span text:style-name="T1">End</text:span> <text:span text:style-name="T1">Sub</text:span></text:p>
                        <text:p text:style-name="P28">&lt;/script&gt;</text:p>
                      </text:list-header>
                    </text:list>
                  </text:section>
                </text:section>
                <text:section text:style-name="Sect1" text:name="code-snippet-7">
                  <text:list xml:id="list32216613" text:continue-numbering="true" text:style-name="L24">
                    <text:list-header>
                      <text:p text:style-name="P112">C#</text:p>
                      <text:p text:style-name="P96"><text:a xlink:type="simple" xlink:href="javascript:if%20(window.epx.codeSnippet)window.epx.codeSnippet.copyCode('CodeSnippetContainerCode_47ac1120-340f-459c-a093-80e84c5eb8b4');" office:name="CodeSnippetCopyLink" text:style-name="Internet_20_link" text:visited-style-name="Visited_20_Internet_20_Link">Copiar</text:a> </text:p>
                    </text:list-header>
                  </text:list>
                  <text:section text:style-name="Sect2" text:name="CodeSnippetContainerCode_47ac1120-340f-459c-a093-80e84c5eb8b4">
                    <text:list xml:id="list32232346" text:continue-numbering="true" text:style-name="L24">
                      <text:list-header>
                        <text:p text:style-name="P11">&lt;script runat=<text:span text:style-name="T2">"server"</text:span>&gt; <text:s text:c="2"/></text:p>
                        <text:p text:style-name="P11"><text:s text:c="2"/><text:span text:style-name="T1">public</text:span> <text:span text:style-name="T1">void</text:span> Page_PreInit()</text:p>
                        <text:p text:style-name="P11"><text:s text:c="3"/>{</text:p>
                        <text:p text:style-name="P11"><text:s text:c="8"/><text:span text:style-name="T3">// Sets the Theme for the page.</text:span></text:p>
                        <text:p text:style-name="P11"><text:s text:c="8"/><text:span text:style-name="T1">this</text:span>.Theme = <text:span text:style-name="T2">"Blue"</text:span>;</text:p>
                        <text:p text:style-name="P11"><text:s text:c="8"/><text:span text:style-name="T1">if</text:span> (Request.Form != <text:span text:style-name="T1">null</text:span> &amp;&amp; Request.Form.Count &gt; 0)</text:p>
                        <text:p text:style-name="P11"><text:s text:c="12"/><text:span text:style-name="T1">this</text:span>.Theme = <text:span text:style-name="T1">this</text:span>.Request.Form[5].Trim();</text:p>
                        <text:p text:style-name="P11"><text:s text:c="4"/>} </text:p>
                        <text:p text:style-name="P28">&lt;/script&gt;</text:p>
                      </text:list-header>
                    </text:list>
                  </text:section>
                </text:section>
                <text:list xml:id="list32223893" text:continue-numbering="true" text:style-name="L24">
                  <text:list-header>
                    <text:p text:style-name="P63"><text:bookmark text:name="mt87"/><text:soft-page-break/>El tema se carga durante el evento PreInit del ciclo de vida de la página. <text:bookmark text:name="mt88"/>El formulario de solicitud de página contiene una matriz de valores, y el valor en el índice 4 es el valor seleccionado de la lista desplegable. <text:bookmark text:name="mt89"/>Este valor se asigna al tema de la página y, cuando se carga la página, se aplica el nuevo tema. </text:p>
                    <text:p text:style-name="P63"><text:bookmark text:name="mt90"/>El paso siguiente del tutorial consiste en crear varios temas que puede utilizar para mostrar cómo se aplica un tema diferente.</text:p>
                  </text:list-header>
                </text:list>
                <text:h text:style-name="Heading_20_2" text:outline-level="2">Modificar el tema Azul</text:h>
                <text:p text:style-name="Text_20_body"><text:bookmark text:name="mt91"/><text:bookmark text:name="sectionToggle6"/>El tema Azul contiene una hoja de estilos vacía y una máscara vacía. <text:bookmark text:name="mt92"/>Como sabe qué elementos constituyen la página predeterminada y la página maestra que utiliza, ahora puede modificar los archivos de temas para agregar color a los elementos de la página. </text:p>
                <text:h text:style-name="Heading_20_3" text:outline-level="3">Para modificar el tema Azul</text:h>
                <text:list xml:id="list2389755172388419042" text:style-name="L25">
                  <text:list-item>
                    <text:p text:style-name="P64"><text:bookmark text:name="mt93"/>Abra el archivo Default.skin de la carpeta de temas Azul en la vista Código fuente.</text:p>
                  </text:list-item>
                  <text:list-item>
                    <text:p text:style-name="P64"><text:bookmark text:name="mt94"/>Agregue el código siguiente a la lista desplegable para designar los colores de la página cuando se seleccione el tema Azul.</text:p>
                  </text:list-item>
                </text:list>
                <text:section text:style-name="Sect1" text:name="code-snippet-8">
                  <text:list xml:id="list32212481" text:continue-numbering="true" text:style-name="L25">
                    <text:list-header>
                      <text:p text:style-name="P97"><text:a xlink:type="simple" xlink:href="javascript:if%20(window.epx.codeSnippet)window.epx.codeSnippet.copyCode('CodeSnippetContainerCode_d4ece9be-78d8-454a-ad77-b898838d71bf');" office:name="CodeSnippetCopyLink" text:style-name="Internet_20_link" text:visited-style-name="Visited_20_Internet_20_Link">Copiar</text:a> </text:p>
                    </text:list-header>
                  </text:list>
                  <text:section text:style-name="Sect2" text:name="CodeSnippetContainerCode_d4ece9be-78d8-454a-ad77-b898838d71bf">
                    <text:list xml:id="list32233295" text:continue-numbering="true" text:style-name="L25">
                      <text:list-header>
                        <text:p text:style-name="P29">&lt;asp:dropdownlist runat="server" ForeColor="white" BackColor="Blue" /&gt;</text:p>
                      </text:list-header>
                    </text:list>
                  </text:section>
                </text:section>
                <text:list xml:id="list32238240" text:continue-numbering="true" text:style-name="L25">
                  <text:list-item>
                    <text:p text:style-name="P64"><text:bookmark text:name="mt95"/>Abra el archivo Default.skin de la carpeta Azul en la vista Código fuente. <text:bookmark text:name="mt96"/>Primero, agregue el código siguiente para dar formato al título de tabla de la página maestra. </text:p>
                  </text:list-item>
                </text:list>
                <text:section text:style-name="Sect1" text:name="code-snippet-9">
                  <text:list xml:id="list32218414" text:continue-numbering="true" text:style-name="L25">
                    <text:list-header>
                      <text:p text:style-name="P97"><text:a xlink:type="simple" xlink:href="javascript:if%20(window.epx.codeSnippet)window.epx.codeSnippet.copyCode('CodeSnippetContainerCode_6eea8903-f3a7-4004-98ed-f09e9d535764');" office:name="CodeSnippetCopyLink" text:style-name="Internet_20_link" text:visited-style-name="Visited_20_Internet_20_Link">Copiar</text:a> </text:p>
                    </text:list-header>
                  </text:list>
                  <text:section text:style-name="Sect2" text:name="CodeSnippetContainerCode_6eea8903-f3a7-4004-98ed-f09e9d535764">
                    <text:list xml:id="list32242037" text:continue-numbering="true" text:style-name="L25">
                      <text:list-header>
                        <text:p text:style-name="P12">td.title </text:p>
                        <text:p text:style-name="P12">{</text:p>
                        <text:p text:style-name="P12"><text:s text:c="2"/>font-size: 1em;</text:p>
                        <text:p text:style-name="P12"><text:s text:c="2"/>text-align: center;</text:p>
                        <text:p text:style-name="P12"><text:s text:c="2"/>font-family: verdana;</text:p>
                        <text:p text:style-name="P12"><text:s text:c="2"/>font-size: x-large;</text:p>
                        <text:p text:style-name="P12"><text:s text:c="2"/>font-weight: bolder;</text:p>
                        <text:p text:style-name="P12"><text:s text:c="2"/>color: Navy;</text:p>
                        <text:p text:style-name="P29">}</text:p>
                      </text:list-header>
                    </text:list>
                  </text:section>
                </text:section>
                <text:list xml:id="list32218237" text:continue-numbering="true" text:style-name="L25">
                  <text:list-item>
                    <text:p text:style-name="P64"><text:bookmark text:name="mt97"/>A continuación, agregue un color de fondo a la tabla con el código siguiente.</text:p>
                  </text:list-item>
                </text:list>
                <text:section text:style-name="Sect1" text:name="code-snippet-10">
                  <text:list xml:id="list32215232" text:continue-numbering="true" text:style-name="L25">
                    <text:list-header>
                      <text:p text:style-name="P97"><text:a xlink:type="simple" xlink:href="javascript:if%20(window.epx.codeSnippet)window.epx.codeSnippet.copyCode('CodeSnippetContainerCode_139fe3db-a5c1-442f-84cb-e930b3d7628d');" office:name="CodeSnippetCopyLink" text:style-name="Internet_20_link" text:visited-style-name="Visited_20_Internet_20_Link">Copiar</text:a> </text:p>
                    </text:list-header>
                  </text:list>
                  <text:section text:style-name="Sect2" text:name="CodeSnippetContainerCode_139fe3db-a5c1-442f-84cb-e930b3d7628d">
                    <text:list xml:id="list32230679" text:continue-numbering="true" text:style-name="L25">
                      <text:list-header>
                        <text:p text:style-name="P12">table.header</text:p>
                        <text:p text:style-name="P12">{</text:p>
                        <text:p text:style-name="P12"><text:s text:c="2"/>background-color: Blue;</text:p>
                        <text:p text:style-name="P29">}</text:p>
                      </text:list-header>
                    </text:list>
                  </text:section>
                </text:section>
                <text:list xml:id="list32241959" text:continue-numbering="true" text:style-name="L25">
                  <text:list-item>
                    <text:p text:style-name="P64"><text:bookmark text:name="mt98"/>Después, aplique estilo a los elementos encabezado 1 y encabezado 2 en la página de contenido.</text:p>
                  </text:list-item>
                </text:list>
                <text:section text:style-name="Sect1" text:name="code-snippet-11">
                  <text:list xml:id="list32214140" text:continue-numbering="true" text:style-name="L25">
                    <text:list-header>
                      <text:p text:style-name="P97"><text:a xlink:type="simple" xlink:href="javascript:if%20(window.epx.codeSnippet)window.epx.codeSnippet.copyCode('CodeSnippetContainerCode_23d8541d-d495-40b5-bc79-b6fa83dcfb48');" office:name="CodeSnippetCopyLink" text:style-name="Internet_20_link" text:visited-style-name="Visited_20_Internet_20_Link">Copiar</text:a> </text:p>
                    </text:list-header>
                  </text:list>
                  <text:section text:style-name="Sect2" text:name="CodeSnippetContainerCode_23d8541d-d495-40b5-bc79-b6fa83dcfb48">
                    <text:list xml:id="list32218082" text:continue-numbering="true" text:style-name="L25">
                      <text:list-header>
                        <text:p text:style-name="P12">h1</text:p>
                        <text:p text:style-name="P12">{</text:p>
                        <text:p text:style-name="P12"><text:s text:c="2"/>font-size: large;</text:p>
                        <text:p text:style-name="P12"><text:s text:c="2"/>color: Navy;</text:p>
                        <text:p text:style-name="P12">}</text:p>
                        <text:p text:style-name="P16"><text:soft-page-break/></text:p>
                        <text:p text:style-name="P12">h2</text:p>
                        <text:p text:style-name="P12">{</text:p>
                        <text:p text:style-name="P12"><text:s text:c="2"/>font-family: Verdana;</text:p>
                        <text:p text:style-name="P12"><text:s text:c="2"/>font-size: medium;</text:p>
                        <text:p text:style-name="P12"><text:s text:c="2"/>margin-top: 30;</text:p>
                        <text:p text:style-name="P12"><text:s text:c="2"/>color: Navy;</text:p>
                        <text:p text:style-name="P29">}</text:p>
                      </text:list-header>
                    </text:list>
                  </text:section>
                </text:section>
                <text:list xml:id="list32219567" text:continue-numbering="true" text:style-name="L25">
                  <text:list-item>
                    <text:p text:style-name="P64"><text:bookmark text:name="mt99"/>Finalmente, aplique estilo a la regla horizontal y al elemento de párrafo.</text:p>
                  </text:list-item>
                </text:list>
                <text:section text:style-name="Sect1" text:name="code-snippet-12">
                  <text:list xml:id="list32211904" text:continue-numbering="true" text:style-name="L25">
                    <text:list-header>
                      <text:p text:style-name="P97"><text:a xlink:type="simple" xlink:href="javascript:if%20(window.epx.codeSnippet)window.epx.codeSnippet.copyCode('CodeSnippetContainerCode_9ba54b3a-cdb3-43df-bffa-f679b11e764c');" office:name="CodeSnippetCopyLink" text:style-name="Internet_20_link" text:visited-style-name="Visited_20_Internet_20_Link">Copiar</text:a> </text:p>
                    </text:list-header>
                  </text:list>
                  <text:section text:style-name="Sect2" text:name="CodeSnippetContainerCode_9ba54b3a-cdb3-43df-bffa-f679b11e764c">
                    <text:list xml:id="list32216275" text:continue-numbering="true" text:style-name="L25">
                      <text:list-header>
                        <text:p text:style-name="P12">p</text:p>
                        <text:p text:style-name="P12">{</text:p>
                        <text:p text:style-name="P12"><text:s text:c="2"/>font-family: Verdana;</text:p>
                        <text:p text:style-name="P12"><text:s text:c="2"/>font-size: small;</text:p>
                        <text:p text:style-name="P12"><text:s text:c="2"/>color: Aqua;</text:p>
                        <text:p text:style-name="P12"><text:s text:c="2"/>text-align: left;</text:p>
                        <text:p text:style-name="P12">}</text:p>
                        <text:p text:style-name="P16"/>
                        <text:p text:style-name="P12">hr</text:p>
                        <text:p text:style-name="P12">{</text:p>
                        <text:p text:style-name="P12"><text:s text:c="2"/>border: 0;</text:p>
                        <text:p text:style-name="P12"><text:s text:c="2"/>border-top: 2px solid Aqua;</text:p>
                        <text:p text:style-name="P12"><text:s text:c="2"/>height: 2px;</text:p>
                        <text:p text:style-name="P29">}</text:p>
                      </text:list-header>
                    </text:list>
                  </text:section>
                </text:section>
                <text:h text:style-name="Heading_20_2" text:outline-level="2">Asociar los temas a la página</text:h>
                <text:p text:style-name="Text_20_body"><text:bookmark text:name="mt100"/><text:bookmark text:name="sectionToggle7"/>Para poder ver el tema aplicado a la página Home.aspx, necesita agregar un atributo a la directiva <text:a xlink:type="simple" xlink:href="https://msdn.microsoft.com/es-es/library/ydy4x04a(v=vs.100).aspx" text:style-name="Internet_20_link" text:visited-style-name="Visited_20_Internet_20_Link">@ Page</text:a> que indique que la página utiliza un tema.</text:p>
                <text:h text:style-name="Heading_20_3" text:outline-level="3">Para asociar una página a un tema</text:h>
                <text:list xml:id="list1470159735278983032" text:style-name="L26">
                  <text:list-item>
                    <text:p text:style-name="P65"><text:bookmark text:name="mt101"/>Abra Home.aspx en la vista Código fuente.</text:p>
                  </text:list-item>
                  <text:list-item>
                    <text:p text:style-name="P65"><text:bookmark text:name="mt102"/>Agregue el atributo StylesheetTheme a la directiva <text:a xlink:type="simple" xlink:href="https://msdn.microsoft.com/es-es/library/ydy4x04a(v=vs.100).aspx" text:style-name="Internet_20_link" text:visited-style-name="Visited_20_Internet_20_Link">@ Page</text:a> y establézcalo en un valor similar al del tema Azul. <text:bookmark text:name="mt103"/>La directiva de página debe tener un aspecto similar al del ejemplo siguiente. </text:p>
                  </text:list-item>
                </text:list>
                <text:section text:style-name="Sect1" text:name="code-snippet-13">
                  <text:list xml:id="list32229046" text:continue-numbering="true" text:style-name="L26">
                    <text:list-header>
                      <text:p text:style-name="P113">VB</text:p>
                      <text:p text:style-name="P98"><text:a xlink:type="simple" xlink:href="javascript:if%20(window.epx.codeSnippet)window.epx.codeSnippet.copyCode('CodeSnippetContainerCode_0677d9ea-c42e-4e92-b17a-9e8c98f9ec57');" office:name="CodeSnippetCopyLink" text:style-name="Internet_20_link" text:visited-style-name="Visited_20_Internet_20_Link">Copiar</text:a> </text:p>
                    </text:list-header>
                  </text:list>
                  <text:section text:style-name="Sect2" text:name="CodeSnippetContainerCode_0677d9ea-c42e-4e92-b17a-9e8c98f9ec57">
                    <text:list xml:id="list32219363" text:continue-numbering="true" text:style-name="L26">
                      <text:list-header>
                        <text:p text:style-name="P30">&lt;%@ Page Language=<text:span text:style-name="T2">"VB"</text:span> MasterPageFile=<text:span text:style-name="T2">"~/Master1.master"</text:span> Title=<text:span text:style-name="T2">"Switchable Themes"</text:span> StylesheetTheme=<text:span text:style-name="T2">"Blue"</text:span> %&gt;</text:p>
                      </text:list-header>
                    </text:list>
                  </text:section>
                </text:section>
                <text:section text:style-name="Sect1" text:name="code-snippet-14">
                  <text:list xml:id="list32220490" text:continue-numbering="true" text:style-name="L26">
                    <text:list-header>
                      <text:p text:style-name="P113">C#</text:p>
                      <text:p text:style-name="P98"><text:a xlink:type="simple" xlink:href="javascript:if%20(window.epx.codeSnippet)window.epx.codeSnippet.copyCode('CodeSnippetContainerCode_67f242f1-f9be-452b-bec8-a7459e486c93');" office:name="CodeSnippetCopyLink" text:style-name="Internet_20_link" text:visited-style-name="Visited_20_Internet_20_Link">Copiar</text:a> </text:p>
                    </text:list-header>
                  </text:list>
                  <text:section text:style-name="Sect2" text:name="CodeSnippetContainerCode_67f242f1-f9be-452b-bec8-a7459e486c93">
                    <text:list xml:id="list32241658" text:continue-numbering="true" text:style-name="L26">
                      <text:list-header>
                        <text:p text:style-name="P30">&lt;%@ Page Language=<text:span text:style-name="T2">"C#"</text:span> MasterPageFile=<text:span text:style-name="T2">"~/Master1.master"</text:span> Title=<text:span text:style-name="T2">"Switchable Themes"</text:span> StylesheetTheme=<text:span text:style-name="T2">"Blue"</text:span> %&gt;</text:p>
                      </text:list-header>
                    </text:list>
                  </text:section>
                </text:section>
                <text:h text:style-name="Heading_20_2" text:outline-level="2">Probar la página</text:h>
                <text:p text:style-name="Text_20_body"><text:bookmark text:name="mt104"/><text:bookmark text:name="sectionToggle8"/>Puede probar la página ejecutándola tal como haría con cualquier página ASP.NET.Para probar la página</text:p>
                <text:list xml:id="list3004207616706650550" text:style-name="L27">
                  <text:list-item>
                    <text:p text:style-name="P66"><text:bookmark text:name="mt105"/><text:soft-page-break/>Mientras ve la página Home.aspx, presione CTRL+F5 para ejecutarla. </text:p>
                    <text:p text:style-name="P66"><text:bookmark text:name="mt106"/>ASP.NET combina el contenido de la página Home.aspx con el diseño de la página Master1.master en una sola página y, a continuación, aplica el tema Azul y muestra la página resultante en el explorador. <text:bookmark text:name="mt107"/>Observe que el tema Azul se ha aplicado a los elementos HTML y a la lista desplegable, así como al título y al fondo definidos en el archivo principal. </text:p>
                  </text:list-item>
                </text:list>
                <text:h text:style-name="Heading_20_2" text:outline-level="2">Crear temas adicionales</text:h>
                <text:p text:style-name="Text_20_body"><text:bookmark text:name="mt108"/><text:bookmark text:name="sectionToggle9"/>El tema Azul está bien, pero el propósito de este tutorial es proporcionar al usuario de la página varias opciones para un tema. <text:bookmark text:name="mt109"/>Puede copiar los archivos de hoja de estilos y máscara en nuevos directorios de temas y, a continuación, modificar los colores utilizados en el tema para reflejar los nuevos colores del tema. <text:bookmark text:name="mt110"/>En el procedimiento siguiente se crean dos nuevos temas, Rojo y Verde. </text:p>
                <text:h text:style-name="Heading_20_3" text:outline-level="3">Para crear temas adicionales</text:h>
                <text:list xml:id="list2224545404675961078" text:style-name="L28">
                  <text:list-item>
                    <text:p text:style-name="P67"><text:bookmark text:name="mt111"/>En el Explorador de soluciones, haga clic con el botón secundario del mouse en la carpeta App_Themes, haga clic en Agregar carpeta ASP.NET y, a continuación, haga clic en Tema. <text:bookmark text:name="mt112"/>Con el título de la carpeta Theme1 seleccionado, escriba Rojo y presione ENTRAR. </text:p>
                  </text:list-item>
                  <text:list-item>
                    <text:p text:style-name="P67"><text:bookmark text:name="mt113"/>Abra la carpeta Azul y seleccione los archivos Default.skin y Default.css. <text:bookmark text:name="mt114"/>Haga clic con el botón secundario del mouse en los dos archivos seleccionados y, a continuación, haga clic en Copiar. </text:p>
                  </text:list-item>
                  <text:list-item>
                    <text:p text:style-name="P67"><text:bookmark text:name="mt115"/>Haga clic con el botón secundario del mouse en la carpeta Rojo y, a continuación, haga clic en Pegar.</text:p>
                  </text:list-item>
                  <text:list-item>
                    <text:p text:style-name="P67"><text:bookmark text:name="mt116"/>Repita el paso 1, pero asigne a la nueva carpeta de temas el nombre Verde. <text:bookmark text:name="mt117"/>A continuación, haga clic con el botón secundario del mouse en la carpeta Verde y haga clic en Pegar para colocar copias de los archivos Default.skin y Default.css en la carpeta Verde. </text:p>
                  </text:list-item>
                  <text:list-item>
                    <text:p text:style-name="P67"><text:bookmark text:name="mt118"/>Modifique el atributo de color en el archivo de máscara de forma que refleje el color del tema. <text:bookmark text:name="mt119"/>Por ejemplo, el archivo de máscara del tema Rojo debe tener un aspecto como el del ejemplo siguiente. </text:p>
                  </text:list-item>
                </text:list>
                <text:section text:style-name="Sect1" text:name="code-snippet-15">
                  <text:list xml:id="list32233005" text:continue-numbering="true" text:style-name="L28">
                    <text:list-header>
                      <text:p text:style-name="P99"><text:a xlink:type="simple" xlink:href="javascript:if%20(window.epx.codeSnippet)window.epx.codeSnippet.copyCode('CodeSnippetContainerCode_e380c8f1-2033-41cb-8fba-657aa4a31c5f');" office:name="CodeSnippetCopyLink" text:style-name="Internet_20_link" text:visited-style-name="Visited_20_Internet_20_Link">Copiar</text:a> </text:p>
                    </text:list-header>
                  </text:list>
                  <text:section text:style-name="Sect2" text:name="CodeSnippetContainerCode_e380c8f1-2033-41cb-8fba-657aa4a31c5f">
                    <text:list xml:id="list32216836" text:continue-numbering="true" text:style-name="L28">
                      <text:list-header>
                        <text:p text:style-name="P31">&lt;asp:dropdownlist runat="server" ForeColor="white" BackColor="Red" /&gt;</text:p>
                      </text:list-header>
                    </text:list>
                  </text:section>
                </text:section>
                <text:list xml:id="list32237487" text:continue-numbering="true" text:style-name="L28">
                  <text:list-item>
                    <text:p text:style-name="P67"><text:bookmark text:name="mt120"/>Modifique la hoja de estilos para que cada tema refleje el nombre del tema. <text:bookmark text:name="mt121"/>Tenga en cuenta que deseará utilizar varios tonos de verde para que los distintos elementos HTML y el texto contrasten con el fondo. <text:bookmark text:name="mt122"/>La hoja de estilos del tema Verde podría tener un aspecto similar al del ejemplo siguiente. </text:p>
                  </text:list-item>
                </text:list>
                <text:section text:style-name="Sect1" text:name="code-snippet-16">
                  <text:list xml:id="list32213964" text:continue-numbering="true" text:style-name="L28">
                    <text:list-header>
                      <text:p text:style-name="P99"><text:a xlink:type="simple" xlink:href="javascript:if%20(window.epx.codeSnippet)window.epx.codeSnippet.copyCode('CodeSnippetContainerCode_c9435466-e21a-44e0-9199-c13dd760c7fa');" office:name="CodeSnippetCopyLink" text:style-name="Internet_20_link" text:visited-style-name="Visited_20_Internet_20_Link">Copiar</text:a> </text:p>
                    </text:list-header>
                  </text:list>
                  <text:section text:style-name="Sect2" text:name="CodeSnippetContainerCode_c9435466-e21a-44e0-9199-c13dd760c7fa">
                    <text:list xml:id="list32222728" text:continue-numbering="true" text:style-name="L28">
                      <text:list-header>
                        <text:p text:style-name="P13">p</text:p>
                        <text:p text:style-name="P13">{</text:p>
                        <text:p text:style-name="P13"><text:s text:c="2"/>font-family: Verdana;</text:p>
                        <text:p text:style-name="P13"><text:s text:c="2"/>font-size: small;</text:p>
                        <text:p text:style-name="P13"><text:s text:c="2"/>color: Teal;</text:p>
                        <text:p text:style-name="P13"><text:s text:c="2"/>text-align: left;</text:p>
                        <text:p text:style-name="P13">}</text:p>
                        <text:p text:style-name="P17"/>
                        <text:p text:style-name="P13"><text:soft-page-break/>hr </text:p>
                        <text:p text:style-name="P13">{</text:p>
                        <text:p text:style-name="P13"><text:s text:c="2"/>border: 0;</text:p>
                        <text:p text:style-name="P13"><text:s text:c="2"/>border-top: 2px solid Teal;</text:p>
                        <text:p text:style-name="P13"><text:s text:c="2"/>height: 2px;</text:p>
                        <text:p text:style-name="P13">}</text:p>
                        <text:p text:style-name="P17"/>
                        <text:p text:style-name="P13">h1</text:p>
                        <text:p text:style-name="P13">{</text:p>
                        <text:p text:style-name="P13"><text:s text:c="2"/>font-size: large;</text:p>
                        <text:p text:style-name="P13"><text:s text:c="2"/>color: Green;</text:p>
                        <text:p text:style-name="P13">}</text:p>
                        <text:p text:style-name="P17"/>
                        <text:p text:style-name="P13">h2</text:p>
                        <text:p text:style-name="P13">{</text:p>
                        <text:p text:style-name="P13"><text:s text:c="2"/>font-family: Verdana;</text:p>
                        <text:p text:style-name="P13"><text:s text:c="2"/>font-size: medium;</text:p>
                        <text:p text:style-name="P13"><text:s text:c="2"/>margin-top: 30;</text:p>
                        <text:p text:style-name="P13"><text:s text:c="2"/>color: Green;</text:p>
                        <text:p text:style-name="P13">}</text:p>
                        <text:p text:style-name="P17"/>
                        <text:p text:style-name="P13">table.header</text:p>
                        <text:p text:style-name="P13">{</text:p>
                        <text:p text:style-name="P13"><text:s text:c="2"/>background-color: Lime;</text:p>
                        <text:p text:style-name="P13">}</text:p>
                        <text:p text:style-name="P17"/>
                        <text:p text:style-name="P13">td.title </text:p>
                        <text:p text:style-name="P13">{</text:p>
                        <text:p text:style-name="P13"><text:s text:c="2"/>font-size: 1em;</text:p>
                        <text:p text:style-name="P13"><text:s text:c="2"/>text-align: center;</text:p>
                        <text:p text:style-name="P13"><text:s text:c="2"/>font-family: verdana;</text:p>
                        <text:p text:style-name="P13"><text:s text:c="2"/>font-size: x-large;</text:p>
                        <text:p text:style-name="P13"><text:s text:c="2"/>font-weight: bolder;</text:p>
                        <text:p text:style-name="P13"><text:s text:c="2"/>color: Teal;</text:p>
                        <text:p text:style-name="P31">}</text:p>
                      </text:list-header>
                    </text:list>
                  </text:section>
                </text:section>
                <text:h text:style-name="Heading_20_2" text:outline-level="2">Probar la selección de temas</text:h>
                <text:p text:style-name="Text_20_body"><text:bookmark text:name="mt123"/><text:bookmark text:name="sectionToggle10"/>La lista desplegable se puede utilizar ahora para seleccionar entre los tres temas de la página.</text:p>
                <text:h text:style-name="Heading_20_3" text:outline-level="3">Para seleccionar diferentes temas</text:h>
                <text:list xml:id="list1608431818710460967" text:style-name="L29">
                  <text:list-item>
                    <text:p text:style-name="P68"><text:bookmark text:name="mt124"/>Cambie a la página Home.aspx y, a continuación, presione CTRL+F5.</text:p>
                  </text:list-item>
                  <text:list-item>
                    <text:p text:style-name="P68"><text:bookmark text:name="mt125"/>Seleccione Verde o Rojo en la lista desplegable.</text:p>
                    <text:p text:style-name="P68"><text:bookmark text:name="mt126"/>Observe que la hoja de estilos se aplica a los elementos HTML de la página y la máscara se aplica al control de lista desplegable.</text:p>
                  </text:list-item>
                </text:list>
                <text:h text:style-name="Heading_20_2" text:outline-level="2">Pasos siguientes</text:h>
                <text:p text:style-name="Text_20_body"><text:bookmark text:name="mt127"/><text:bookmark text:name="nextStepsToggle"/>Para obtener más información sobre cómo usar páginas maestras, vea <text:a xlink:type="simple" xlink:href="https://msdn.microsoft.com/es-es/library/ehszf8ax(v=vs.100).aspx" text:style-name="Internet_20_link" text:visited-style-name="Visited_20_Internet_20_Link">Tutorial: Crear y usar páginas maestras ASP.NET en Visual Web Developer</text:a>.</text:p>
                <text:p text:style-name="Text_20_body"><text:bookmark text:name="mt128"/>Puede usar una propiedad de tema en un perfil de usuario para que la selección del tema realizada por un usuario se conserve después de que este abandone su sitio o cierre el explorador. <text:bookmark text:name="mt129"/>Para obtener información sobre cómo configurar perfiles de usuario, vea <text:a xlink:type="simple" xlink:href="https://msdn.microsoft.com/es-es/library/taab950e(v=vs.100).aspx" text:style-name="Internet_20_link" text:visited-style-name="Visited_20_Internet_20_Link">Tutorial: Mantener la información de usuarios de sitios web con propiedades de perfil</text:a>. </text:p>
              </text:section>
            </text:section>
          </text:section>
        </text:section>
      </text:section>
      <text:p text:style-name="Standard"><text:bookmark text:name="page4"/><text:soft-page-break/></text:p>
      <text:section text:style-name="Sect1" text:name="Sección56">
        <text:section text:style-name="Sect1" text:name="Sección57">
          <text:p text:style-name="Standard"><text:bookmark text:name="body4"/></text:p>
          <text:section text:style-name="Sect1" text:name="Sección58">
            <text:h text:style-name="Heading_20_1" text:outline-level="1"><text:bookmark text:name="content4"/>Cómo: Definir temas de páginas ASP.NET</text:h>
            <text:section text:style-name="Sect1" text:name="Sección62">
              <text:section text:style-name="Sect1" text:name="Sección63">
                <text:p text:style-name="Text_20_body"/>
                <text:p text:style-name="Text_20_body">En Visual Web Developer, puede definir temas de página y aplicarlos a una o varias páginas de la aplicación. También puede crear temas en el nivel del equipo que se pueden utilizar en varias aplicaciones del servidor.</text:p>
                <text:p text:style-name="Text_20_body">Los temas se componen de varios archivos de base, por ejemplo, hojas de estilos para el aspecto de las páginas y máscaras de control para definir el aspecto de los controles de servidor, así como de otras imágenes y archivos. El contenido de un tema es el mismo si el tema se define como un tema de página o como un tema global.</text:p>
                <text:p text:style-name="Text_20_body">Los temas se pueden aplicar mediante el uso de los atributos Theme o StyleSheetTheme de la directiva <text:a xlink:type="simple" xlink:href="https://msdn.microsoft.com/es-es/library/ydy4x04a(v=vs.100).aspx" text:style-name="Internet_20_link" text:visited-style-name="Visited_20_Internet_20_Link">@ Page</text:a>, o estableciendo el elemento <text:a xlink:type="simple" xlink:href="https://msdn.microsoft.com/es-es/library/950xf363(v=vs.100).aspx" text:style-name="Internet_20_link" text:visited-style-name="Visited_20_Internet_20_Link">Elemento pages (Esquema de configuración de ASP.NET)</text:a> en el archivo de configuración de la aplicación. Visual Web Developer sólo representará visualmente los temas aplicados mediante el atributo StyleSheetTheme.</text:p>
                <text:h text:style-name="Heading_20_3" text:outline-level="3">Para crear un tema de página</text:h>
                <text:list xml:id="list4188244657984755213" text:style-name="L31">
                  <text:list-item>
                    <text:p text:style-name="P70">En el Explorador de soluciones, haga clic con el botón secundario en el nombre del sitio Web para el que desea crear un tema de página y, a continuación, haga clic en Agregar carpeta ASP.NET.</text:p>
                  </text:list-item>
                  <text:list-item>
                    <text:p text:style-name="P70">Haga clic en Tema.</text:p>
                    <text:p text:style-name="P70">Si la carpeta App_Themes no existe, Visual Web Developer la crea. A continuación, Visual Web Developer crea una nueva carpeta para el tema como carpeta secundaria de la carpeta App_Themes.</text:p>
                  </text:list-item>
                  <text:list-item>
                    <text:p text:style-name="P70">Escriba un nombre para la nueva carpeta.</text:p>
                    <text:p text:style-name="P70">El nombre de esta carpeta es también el nombre del tema de la página. Por ejemplo, si crea una carpeta denominada \App_Themes\FirstTheme, el nombre del tema es FirstTheme.</text:p>
                  </text:list-item>
                  <text:list-item>
                    <text:p text:style-name="P70">Agregue archivos a la carpeta para incorporar las máscaras de controles, hojas de estilos e imágenes que compondrán el tema. </text:p>
                  </text:list-item>
                </text:list>
                <text:h text:style-name="Heading_20_3" text:outline-level="3">Para agregar un archivo de máscara y una máscara a un tema de página</text:h>
                <text:list xml:id="list8588380990163137965" text:style-name="L32">
                  <text:list-item>
                    <text:p text:style-name="P71">En el Explorador de soluciones, haga clic con el botón secundario en el nombre del tema y, a continuación, haga clic en Agregar nuevo elemento.</text:p>
                  </text:list-item>
                  <text:list-item>
                    <text:p text:style-name="P71">En el cuadro de diálogo Agregar nuevo elemento, haga clic en Archivo de máscara.</text:p>
                  </text:list-item>
                  <text:list-item>
                    <text:p text:style-name="P71">En el cuadro Nombre, escriba un nombre para el archivo .skin y, a continuación, haga clic en Agregar.</text:p>
                    <text:p text:style-name="P71"><text:soft-page-break/>La convención que se suele seguir es crear un archivo .skin por control, como Button.skin o Calendar.skin. No obstante, se pueden crear tantos archivos .skin como se necesiten.</text:p>
                  </text:list-item>
                  <text:list-item>
                    <text:p text:style-name="P71">En el archivo .skin, agregue una definición normal de control (con sintaxis declarativa), pero incluyendo únicamente las propiedades que vaya a establecer para el tema. La definición del control debe incluir el atributo runat="server" y no debe incluir el atributo ID="".</text:p>
                    <text:p text:style-name="P71">En el ejemplo de código siguiente se muestra una máscara de control predeterminada para un control <text:a xlink:type="simple" xlink:href="https://msdn.microsoft.com/es-es/library/system.web.ui.webcontrols.button(v=vs.100).aspx" text:style-name="Internet_20_link" text:visited-style-name="Visited_20_Internet_20_Link">Button</text:a> en la que se define el color y la fuente de todos los controles Button del tema:</text:p>
                  </text:list-item>
                </text:list>
                <text:section text:style-name="Sect1" text:name="Sección64">
                  <text:list xml:id="list32237777" text:continue-numbering="true" text:style-name="L32">
                    <text:list-header>
                      <text:p text:style-name="P100"><text:bookmark text:name="code-snippet-14"/><text:a xlink:type="simple" xlink:href="javascript:if%20(window.epx.codeSnippet)window.epx.codeSnippet.copyCode('CodeSnippetContainerCode_8a11ae72-9d75-4c2f-9c82-09773858fed8');" office:name="CodeSnippetCopyLink" text:style-name="Internet_20_link" text:visited-style-name="Visited_20_Internet_20_Link">Copiar</text:a> </text:p>
                    </text:list-header>
                  </text:list>
                  <text:section text:style-name="Sect2" text:name="CodeSnippetContainerCode_8a11ae72-9d75-4c2f-9c82-09773858fed8">
                    <text:list xml:id="list32222329" text:continue-numbering="true" text:style-name="L32">
                      <text:list-header>
                        <text:p text:style-name="P14">&lt;asp:Button runat="server" </text:p>
                        <text:p text:style-name="P14"><text:s text:c="2"/>BackColor="Red" </text:p>
                        <text:p text:style-name="P14"><text:s text:c="2"/>ForeColor="White" </text:p>
                        <text:p text:style-name="P14"><text:s text:c="2"/>Font-Name="Arial" </text:p>
                        <text:p text:style-name="P32"><text:s text:c="2"/>Font-Size="9px" /&gt;</text:p>
                      </text:list-header>
                    </text:list>
                  </text:section>
                </text:section>
                <text:list xml:id="list32226358" text:continue-numbering="true" text:style-name="L32">
                  <text:list-header>
                    <text:p text:style-name="P71">Esta máscara de controles <text:a xlink:type="simple" xlink:href="https://msdn.microsoft.com/es-es/library/system.web.ui.webcontrols.button(v=vs.100).aspx" text:style-name="Internet_20_link" text:visited-style-name="Visited_20_Internet_20_Link">Button</text:a> no contiene un atributo skinID. Se aplicará a todos los controles <text:a xlink:type="simple" xlink:href="https://msdn.microsoft.com/es-es/library/system.web.ui.webcontrols.button(v=vs.100).aspx" text:style-name="Internet_20_link" text:visited-style-name="Visited_20_Internet_20_Link">Button</text:a> de la aplicación con el tema que no especifiquen el atributo skinID. </text:p>
                  </text:list-header>
                </text:list>
                <table:table table:name="Tabla4" table:style-name="Tabla4">
                  <table:table-column table:style-name="Tabla4.A"/>
                  <table:table-row>
                    <table:table-cell table:style-name="Tabla4.A1" office:value-type="string">
                      <text:p text:style-name="Table_20_Heading"><draw:frame draw:style-name="fr1" draw:name="Imagen10" text:anchor-type="as-char" svg:width="0.041cm" svg:height="0.041cm" draw:z-index="3"><draw:image xlink:href="Pictures/100002000000000100000001CDD3C653.gif" xlink:type="simple" xlink:show="embed" xlink:actuate="onLoad"/><svg:title>ms247256.alert_note(es-es,VS.100).gif</svg:title></draw:frame><text:bookmark text:name="alert_note3"/><text:span text:style-name="Strong_20_Emphasis">Nota:</text:span></text:p>
                    </table:table-cell>
                  </table:table-row>
                  <table:table-row>
                    <table:table-cell table:style-name="Tabla4.A1" office:value-type="string">
                      <text:p text:style-name="P4">Una forma sencilla de crear una máscara de controles consiste en agregar el control a una página y configurarlo hasta conseguir el aspecto deseado. Por ejemplo, podría agregar un control <text:a xlink:type="simple" xlink:href="https://msdn.microsoft.com/es-es/library/system.web.ui.webcontrols.calendar(v=vs.100).aspx" text:style-name="Internet_20_link" text:visited-style-name="Visited_20_Internet_20_Link">Calendar</text:a> a una página y establecer su encabezado de días, de fecha seleccionada y otras propiedades. A continuación, puede copiar la definición del control de la página en un archivo de máscara, pero debe quitar el atributo ID.</text:p>
                    </table:table-cell>
                  </table:table-row>
                </table:table>
                <text:list xml:id="list32217292" text:continue-numbering="true" text:style-name="L32">
                  <text:list-item>
                    <text:p text:style-name="P71">Repita los pasos 2 y 3 para cada archivo de máscara de controles que desee crear.</text:p>
                  </text:list-item>
                </text:list>
                <table:table table:name="Tabla5" table:style-name="Tabla5">
                  <table:table-column table:style-name="Tabla5.A"/>
                  <table:table-row>
                    <table:table-cell table:style-name="Tabla5.A1" office:value-type="string">
                      <text:p text:style-name="Table_20_Heading"><draw:frame draw:style-name="fr1" draw:name="Imagen11" text:anchor-type="as-char" svg:width="0.041cm" svg:height="0.041cm" draw:z-index="4"><draw:image xlink:href="Pictures/100002000000000100000001CDD3C653.gif" xlink:type="simple" xlink:show="embed" xlink:actuate="onLoad"/><svg:title>ms247256.alert_note(es-es,VS.100).gif</svg:title></draw:frame><text:bookmark text:name="alert_note4"/><text:span text:style-name="Strong_20_Emphasis">Nota:</text:span></text:p>
                    </table:table-cell>
                  </table:table-row>
                  <table:table-row>
                    <table:table-cell table:style-name="Tabla5.A1" office:value-type="string">
                      <text:p text:style-name="P4">Sólo podrá definir una máscara predeterminada por control. Podrá utilizar el atributo SkinID de la declaración de control de la máscara para crear máscaras con nombre para el mismo tipo de control.</text:p>
                    </table:table-cell>
                  </table:table-row>
                </table:table>
                <text:h text:style-name="Heading_20_3" text:outline-level="3">Para agregar un archivo de hoja de estilos en cascada al tema de la página</text:h>
                <text:list xml:id="list1820251133078151493" text:style-name="L33">
                  <text:list-item>
                    <text:p text:style-name="P72">En el Explorador de soluciones, haga clic con el botón secundario en el nombre del tema y, a continuación, haga clic en Agregar nuevo elemento. </text:p>
                  </text:list-item>
                  <text:list-item>
                    <text:p text:style-name="P72">En el cuadro de diálogo Agregar nuevo elemento, haga clic en Hoja de estilos.</text:p>
                  </text:list-item>
                  <text:list-item>
                    <text:p text:style-name="P72">En el cuadro Nombre, escriba un nombre para el archivo .css y, a continuación, haga clic en Agregar.</text:p>
                    <text:p text:style-name="P72">Cuando el tema se aplica a una página, ASP.NET agrega al elemento de encabezado de la página una referencia a la hoja de estilos. Para obtener más información, vea <text:a xlink:type="simple" xlink:href="https://msdn.microsoft.com/es-es/library/0yy5hxdk(v=vs.100).aspx" text:style-name="Internet_20_link" text:visited-style-name="Visited_20_Internet_20_Link">Cómo: Aplicar temas de ASP.NET</text:a></text:p>
                  </text:list-item>
                </text:list>
                <text:h text:style-name="Heading_20_2" text:outline-level="2"><text:soft-page-break/></text:h>
                <text:h text:style-name="Heading_20_2" text:outline-level="2">Crear temas globales<text:bookmark text:name="Anchor_02"/></text:h>
                <text:p text:style-name="Text_20_body"><text:bookmark text:name="sectionToggle02"/>Un tema global se aplica a todos los sitios Web de un servidor. La ubicación en la que se crea una carpeta para los temas globales depende de si se ejecuta el sitio Web con Internet Information Services (IIS) o si se prueba con el servidor de desarrollo de ASP.NET. </text:p>
                <table:table table:name="Tabla6" table:style-name="Tabla6">
                  <table:table-column table:style-name="Tabla6.A"/>
                  <table:table-row>
                    <table:table-cell table:style-name="Tabla6.A1" office:value-type="string">
                      <text:p text:style-name="Table_20_Heading"><draw:frame draw:style-name="fr1" draw:name="Imagen12" text:anchor-type="as-char" svg:width="0.041cm" svg:height="0.041cm" draw:z-index="6"><draw:image xlink:href="Pictures/100002000000000100000001CDD3C653.gif" xlink:type="simple" xlink:show="embed" xlink:actuate="onLoad"/><svg:title>ms247256.alert_note(es-es,VS.100).gif</svg:title></draw:frame><text:bookmark text:name="alert_note5"/><text:span text:style-name="Strong_20_Emphasis">Nota:</text:span></text:p>
                    </table:table-cell>
                  </table:table-row>
                  <table:table-row>
                    <table:table-cell table:style-name="Tabla6.A1" office:value-type="string">
                      <text:p text:style-name="P4">Si está trabajando con un sitio Web del sistema de archivos, de manera predeterminada Visual Web Developer ejecuta el sitio Web para realizar las pruebas iniciando el servidor de desarrollo de ASP.NET. Para otros tipos de sitios Web, Visual Web Developer ejecuta las páginas en IIS para realizar las pruebas.</text:p>
                    </table:table-cell>
                  </table:table-row>
                </table:table>
                <text:h text:style-name="Heading_20_3" text:outline-level="3">Para crear un tema global</text:h>
                <text:list xml:id="list8926251505153650971" text:style-name="L34">
                  <text:list-item>
                    <text:p text:style-name="P73">Cree una carpeta Themes con la ruta de acceso siguiente.</text:p>
                  </text:list-item>
                </text:list>
                <text:section text:style-name="Sect1" text:name="Sección66">
                  <text:list xml:id="list32230355" text:continue-numbering="true" text:style-name="L34">
                    <text:list-header>
                      <text:p text:style-name="P101"><text:bookmark text:name="code-snippet-24"/><text:a xlink:type="simple" xlink:href="javascript:if%20(window.epx.codeSnippet)window.epx.codeSnippet.copyCode('CodeSnippetContainerCode_5bdcf63e-5540-40e3-86e9-cc8e755ec9f0');" office:name="CodeSnippetCopyLink" text:style-name="Internet_20_link" text:visited-style-name="Visited_20_Internet_20_Link">Copiar</text:a> </text:p>
                    </text:list-header>
                  </text:list>
                  <text:section text:style-name="Sect2" text:name="CodeSnippetContainerCode_5bdcf63e-5540-40e3-86e9-cc8e755ec9f0">
                    <text:list xml:id="list32232408" text:continue-numbering="true" text:style-name="L34">
                      <text:list-header>
                        <text:p text:style-name="P33">%windows%\Microsoft.NET\Framework\version\ASP.NETClientFiles\Themes</text:p>
                      </text:list-header>
                    </text:list>
                  </text:section>
                </text:section>
                <table:table table:name="Tabla7" table:style-name="Tabla7">
                  <table:table-column table:style-name="Tabla7.A"/>
                  <table:table-row>
                    <table:table-cell table:style-name="Tabla7.A1" office:value-type="string">
                      <text:p text:style-name="Table_20_Heading"><draw:frame draw:style-name="fr1" draw:name="Imagen13" text:anchor-type="as-char" svg:width="0.041cm" svg:height="0.041cm" draw:z-index="5"><draw:image xlink:href="Pictures/100002000000000100000001CDD3C653.gif" xlink:type="simple" xlink:show="embed" xlink:actuate="onLoad"/><svg:title>ms247256.alert_note(es-es,VS.100).gif</svg:title></draw:frame><text:bookmark text:name="alert_note6"/><text:span text:style-name="Strong_20_Emphasis">Nota:</text:span></text:p>
                    </table:table-cell>
                  </table:table-row>
                  <table:table-row>
                    <table:table-cell table:style-name="Tabla7.A1" office:value-type="string">
                      <text:p text:style-name="P4">El nombre de la carpeta para los temas globales es Themes, no App_Themes, como es para los temas de página.</text:p>
                    </table:table-cell>
                  </table:table-row>
                </table:table>
                <text:list xml:id="list32220722" text:continue-numbering="true" text:style-name="L34">
                  <text:list-header>
                    <text:p text:style-name="P73">Cree una subcarpeta de la carpeta Themes para que contenga los archivos de temas globales.</text:p>
                    <text:p text:style-name="P73">El nombre de la subcarpeta es el nombre del tema. Por ejemplo, si crea una carpeta denominada \Themes\FirstTheme, el nombre del tema es FirstTheme.</text:p>
                  </text:list-header>
                  <text:list-item>
                    <text:p text:style-name="P73">Agregue archivos a la carpeta para incorporar las máscaras de controles, hojas de estilos e imágenes que compondrán el tema global.</text:p>
                  </text:list-item>
                </text:list>
                <table:table table:name="Tabla8" table:style-name="Tabla8">
                  <table:table-column table:style-name="Tabla8.A"/>
                  <table:table-row>
                    <table:table-cell table:style-name="Tabla8.A1" office:value-type="string">
                      <text:p text:style-name="Table_20_Heading"><draw:frame draw:style-name="fr1" draw:name="Imagen14" text:anchor-type="as-char" svg:width="0.041cm" svg:height="0.041cm" draw:z-index="7"><draw:image xlink:href="Pictures/100002000000000100000001CDD3C653.gif" xlink:type="simple" xlink:show="embed" xlink:actuate="onLoad"/><svg:title>ms247256.alert_note(es-es,VS.100).gif</svg:title></draw:frame><text:bookmark text:name="alert_note7"/><text:span text:style-name="Strong_20_Emphasis">Nota:</text:span></text:p>
                    </table:table-cell>
                  </table:table-row>
                  <table:table-row>
                    <table:table-cell table:style-name="Tabla8.A1" office:value-type="string">
                      <text:p text:style-name="P4">Al definir un tema global, no puede agregarle directamente archivos de máscara y de hoja de estilos utilizando Visual Web Developer. Puede resultarle más fácil definir y probar el tema como tema de página y, después, copiarlo en la carpeta de los temas globales del servidor Web.</text:p>
                    </table:table-cell>
                  </table:table-row>
                </table:table>
                <text:list xml:id="list32229085" text:continue-numbering="true" text:style-name="L34">
                  <text:list-item>
                    <text:p text:style-name="P73">Si el sitio Web es un sitio Web de sistema de archivos que está probando con el servidor de desarrollo de ASP.NET, el tema está listo para realizar las pruebas.</text:p>
                  </text:list-item>
                  <text:list-item>
                    <text:p text:style-name="P73">Si está probando el sitio Web utilizando un sitio Web local de IIS, abra una ventana de comandos y ejecute aspnet_regiis -c para instalar el tema en el servidor donde e ejecuta IIS.</text:p>
                  </text:list-item>
                  <text:list-item>
                    <text:p text:style-name="P73">Si está probando el tema en un sitio Web remoto o en un sitio Web de FTP, debe crear manualmente una carpeta de temas en la siguiente ruta de acceso.</text:p>
                  </text:list-item>
                </text:list>
                <text:section text:style-name="Sect1" text:name="Sección67">
                  <text:list xml:id="list32233716" text:continue-numbering="true" text:style-name="L34">
                    <text:list-header>
                      <text:p text:style-name="P101"><text:bookmark text:name="code-snippet-33"/><text:a xlink:type="simple" xlink:href="javascript:if%20(window.epx.codeSnippet)window.epx.codeSnippet.copyCode('CodeSnippetContainerCode_610c54ee-0776-433d-a8e1-ed2abfe5f4e3');" office:name="CodeSnippetCopyLink" text:style-name="Internet_20_link" text:visited-style-name="Visited_20_Internet_20_Link">Copiar</text:a> </text:p>
                    </text:list-header>
                  </text:list>
                  <text:section text:style-name="Sect2" text:name="CodeSnippetContainerCode_610c54ee-0776-433d-a8e1-ed2abfe5f4e3">
                    <text:list xml:id="list32232685" text:continue-numbering="true" text:style-name="L34">
                      <text:list-header>
                        <text:p text:style-name="P33">IISRootWeb\aspnet_client\system_web\version\Themes</text:p>
                      </text:list-header>
                    </text:list>
                  </text:section>
                </text:section>
              </text:section>
            </text:section>
          </text:section>
        </text:section>
      </text:section>
      <text:p text:style-name="Standard"><text:bookmark text:name="page5"/><text:soft-page-break/></text:p>
      <text:section text:style-name="Sect1" text:name="Sección68">
        <text:section text:style-name="Sect1" text:name="Sección69">
          <text:p text:style-name="Standard"><text:bookmark text:name="body5"/></text:p>
          <text:section text:style-name="Sect1" text:name="Sección70">
            <text:h text:style-name="Heading_20_1" text:outline-level="1"><text:bookmark text:name="content5"/>Tutorial: Personalizar un sitio Web mediante temas en Visual Studio</text:h>
            <text:section text:style-name="Sect1" text:name="Sección74">
              <text:section text:style-name="Sect1" text:name="Sección75">
                <text:p text:style-name="Text_20_body"><text:bookmark text:name="mt130"/><text:bookmark text:name="mainBody5"/>Este tutorial muestra cómo utilizar temas para aplicar un aspecto coherente a las páginas y controles de un sitio Web. <text:bookmark text:name="mt210"/>Un tema puede contener archivos de máscara que definan un aspecto común para cada uno de los controles, una o varias hojas de estilo, y gráficos comunes para su uso con los controles, por ejemplo el control <text:a xlink:type="simple" xlink:href="https://msdn.microsoft.com/es-es/library/system.web.ui.webcontrols.treeview(v=vs.100).aspx" text:style-name="Internet_20_link" text:visited-style-name="Visited_20_Internet_20_Link">TreeView</text:a>. <text:bookmark text:name="mt310"/>Este tutorial lo muestra cómo trabajar con temas de ASP.NET en los sitios Web. </text:p>
                <text:p text:style-name="Text_20_body"><text:bookmark text:name="mt410"/>Las tareas ilustradas en este tutorial incluyen: </text:p>
                <text:list xml:id="list1541188908669955514" text:style-name="L36">
                  <text:list-item>
                    <text:p text:style-name="P75"><text:bookmark text:name="mt510"/>Aplicar temas de ASP.NET predefinidos a páginas individuales y a un sitio en conjunto.</text:p>
                  </text:list-item>
                  <text:list-item>
                    <text:p text:style-name="P75"><text:bookmark text:name="mt610"/>Crear un tema propio con máscaras, que se utilizan para definir la apariencia de controles individuales.</text:p>
                  </text:list-item>
                </text:list>
                <text:h text:style-name="Heading_20_2" text:outline-level="2">Requisitos previos</text:h>
                <text:section text:style-name="Sect1" text:name="Sección76">
                  <text:h text:style-name="Heading_20_2" text:outline-level="2"><text:bookmark text:name="Anchor_03"/></text:h>
                </text:section>
                <text:p text:style-name="Horizontal_20_Line"/>
                <text:p text:style-name="Text_20_body"><text:bookmark text:name="mt710"/><text:bookmark text:name="prerequisitesToggle1"/>Para poder completar este tutorial, necesitará:</text:p>
                <text:list xml:id="list1538397770796000194" text:style-name="L37">
                  <text:list-item>
                    <text:p text:style-name="P76"><text:bookmark text:name="mt810"/>Microsoft Visual Web Developer (Visual Studio).</text:p>
                  </text:list-item>
                  <text:list-item>
                    <text:p text:style-name="P76"><text:bookmark text:name="mt910"/>El entorno .NET Framework. </text:p>
                  </text:list-item>
                </text:list>
                <text:h text:style-name="Heading_20_2" text:outline-level="2">Crear el sitio Web</text:h>
                <text:p text:style-name="Text_20_body"><text:bookmark text:name="mt1010"/><text:bookmark text:name="sectionToggle03"/>Si ya ha creado un sitio Web en Visual Web Developer (por ejemplo, mediante los pasos descritos en <text:a xlink:type="simple" xlink:href="https://msdn.microsoft.com/es-es/library/k4cbh4dh(v=vs.100).aspx" text:style-name="Internet_20_link" text:visited-style-name="Visited_20_Internet_20_Link">Tutorial: Crear una página web básica en Visual Studio</text:a>), puede utilizar ese sitio Web y pasar a la sección siguiente. <text:bookmark text:name="mt1110"/>En caso contrario, cree un sitio web y una página nuevos siguiendo estos pasos. </text:p>
                <text:p text:style-name="Text_20_body"><text:bookmark text:name="mt1210"/>En este tutorial se usa un proyecto de sitio web. <text:bookmark text:name="mt131"/>No obstante, puede utilizar un proyecto de aplicación web si así lo desea. <text:bookmark text:name="mt141"/>Para obtener información sobre la diferencia entre estos tipos de proyectos web, vea <text:a xlink:type="simple" xlink:href="https://msdn.microsoft.com/es-es/library/dd547590(v=vs.100).aspx" text:style-name="Internet_20_link" text:visited-style-name="Visited_20_Internet_20_Link">Proyectos de aplicación web frente a proyectos de sitio web</text:a>. </text:p>
                <text:h text:style-name="Heading_20_3" text:outline-level="3">Para crear un sitio web del sistema de archivos</text:h>
                <text:list xml:id="list8508312392170697663" text:style-name="L38">
                  <text:list-item>
                    <text:p text:style-name="P77"><text:bookmark text:name="mt151"/>Abra Visual Web Developer.</text:p>
                  </text:list-item>
                  <text:list-item>
                    <text:p text:style-name="P77"><text:bookmark text:name="mt161"/>En el menú Archivo, haga clic en Nuevositio Web.</text:p>
                    <text:p text:style-name="P77"><text:bookmark text:name="mt171"/>Aparece el cuadro de diálogo Nuevo sitio Web. </text:p>
                  </text:list-item>
                  <text:list-item>
                    <text:p text:style-name="P77"><text:bookmark text:name="mt181"/>En Plantillas instaladas de Visual Studio, haga clic en Sitio web ASP.NET.</text:p>
                  </text:list-item>
                  <text:list-item>
                    <text:p text:style-name="P77"><text:bookmark text:name="mt191"/><text:soft-page-break/>En el cuadro Ubicación, escriba el nombre de la carpeta dónde desea conservar las páginas de su sitio Web. </text:p>
                    <text:p text:style-name="P77"><text:bookmark text:name="mt201"/>Por ejemplo, escriba el nombre de carpeta C:\WebSites. </text:p>
                  </text:list-item>
                  <text:list-item>
                    <text:p text:style-name="P77"><text:bookmark text:name="mt211"/>En la lista Lenguaje, haga clic en el lenguaje de programación con el que prefiera trabajar.</text:p>
                  </text:list-item>
                  <text:list-item>
                    <text:p text:style-name="P77"><text:bookmark text:name="mt221"/>Haga clic en <text:span text:style-name="Strong_20_Emphasis">Aceptar</text:span>. </text:p>
                    <text:p text:style-name="P77"><text:bookmark text:name="mt231"/>Visual Web Developer crea la carpeta y una nueva página denominada Default.aspx.</text:p>
                  </text:list-item>
                </text:list>
                <text:p text:style-name="Text_20_body"><text:bookmark text:name="mt241"/>Para empezar a trabajar con temas en este tutorial, va a configurar un control <text:a xlink:type="simple" xlink:href="https://msdn.microsoft.com/es-es/library/system.web.ui.webcontrols.button(v=vs.100).aspx" text:style-name="Internet_20_link" text:visited-style-name="Visited_20_Internet_20_Link">Button</text:a>, un control <text:a xlink:type="simple" xlink:href="https://msdn.microsoft.com/es-es/library/system.web.ui.webcontrols.calendar(v=vs.100).aspx" text:style-name="Internet_20_link" text:visited-style-name="Visited_20_Internet_20_Link">Calendar</text:a> y un control <text:a xlink:type="simple" xlink:href="https://msdn.microsoft.com/es-es/library/system.web.ui.webcontrols.label(v=vs.100).aspx" text:style-name="Internet_20_link" text:visited-style-name="Visited_20_Internet_20_Link">Label</text:a>, de manera que pueda ver cómo los temas afectan a dichos controles.</text:p>
                <text:h text:style-name="Heading_20_3" text:outline-level="3">Para colocar los controles en la página</text:h>
                <text:list xml:id="list1408071988179341918" text:style-name="L39">
                  <text:list-item>
                    <text:p text:style-name="P78"><text:bookmark text:name="mt251"/>Cambie a la vista Diseño.</text:p>
                  </text:list-item>
                  <text:list-item>
                    <text:p text:style-name="P78"><text:bookmark text:name="mt261"/>Del grupo Estándar del Cuadro de herramientas, arrastre un control Calendar, un control Button y un control Label hacia la página. <text:bookmark text:name="mt271"/>El diseño exacto de la página no es importante. </text:p>
                  </text:list-item>
                </text:list>
                <table:table table:name="Tabla9" table:style-name="Tabla9">
                  <table:table-column table:style-name="Tabla9.A"/>
                  <table:table-row>
                    <table:table-cell table:style-name="Tabla9.A1" office:value-type="string">
                      <text:p text:style-name="Table_20_Heading"><draw:frame draw:style-name="fr1" draw:name="Imagen16" text:anchor-type="as-char" svg:width="0.041cm" svg:height="0.041cm" draw:z-index="8"><draw:image xlink:href="Pictures/100002000000000100000001CDD3C653.gif" xlink:type="simple" xlink:show="embed" xlink:actuate="onLoad"/><svg:title>Nota</svg:title></draw:frame><text:bookmark text:name="alert_note8"/><text:span text:style-name="Strong_20_Emphasis">Nota</text:span></text:p>
                    </table:table-cell>
                  </table:table-row>
                  <table:table-row>
                    <table:table-cell table:style-name="Tabla9.A1" office:value-type="string">
                      <text:p text:style-name="P4"><text:bookmark text:name="mt281"/>No aplique ningún formato a ninguno de los controles. <text:bookmark text:name="mt291"/>Por ejemplo, no utilice el comando AutoFormat para establecer el aspecto del control Calendar. </text:p>
                    </table:table-cell>
                  </table:table-row>
                </table:table>
                <text:list xml:id="list32235257" text:continue-numbering="true" text:style-name="L39">
                  <text:list-item>
                    <text:p text:style-name="P78"><text:bookmark text:name="mt301"/>Cambie a la vista Código fuente.</text:p>
                  </text:list-item>
                  <text:list-item>
                    <text:p text:style-name="P78"><text:bookmark text:name="mt311"/>Asegúrese de que el elemento head de la página tiene el atributo runat="server" de forma que diga lo se indica a continuación:</text:p>
                  </text:list-item>
                </text:list>
                <text:section text:style-name="Sect1" text:name="Sección78">
                  <text:list xml:id="list32229598" text:continue-numbering="true" text:style-name="L39">
                    <text:list-header>
                      <text:p text:style-name="P102"><text:bookmark text:name="code-snippet-15"/><text:a xlink:type="simple" xlink:href="javascript:if%20(window.epx.codeSnippet)window.epx.codeSnippet.copyCode('CodeSnippetContainerCode_386a0e69-f1c7-41a6-bf0f-fed1e4527d1a');" office:name="CodeSnippetCopyLink" text:style-name="Internet_20_link" text:visited-style-name="Visited_20_Internet_20_Link">Copiar</text:a> </text:p>
                    </text:list-header>
                  </text:list>
                  <text:section text:style-name="Sect2" text:name="CodeSnippetContainerCode_386a0e69-f1c7-41a6-bf0f-fed1e4527d1a">
                    <text:list xml:id="list32222533" text:continue-numbering="true" text:style-name="L39">
                      <text:list-header>
                        <text:p text:style-name="P34">&lt;head runat="server"&gt;&lt;/head&gt;</text:p>
                      </text:list-header>
                    </text:list>
                  </text:section>
                </text:section>
                <text:list xml:id="list32222015" text:continue-numbering="true" text:style-name="L39">
                  <text:list-item>
                    <text:p text:style-name="P78"><text:bookmark text:name="mt321"/>Guarde la página.</text:p>
                  </text:list-item>
                </text:list>
                <text:p text:style-name="Text_20_body"><text:bookmark text:name="mt331"/>Para probar la página, puede verla antes de que se aplique un tema, y a continuación con temas diferentes.</text:p>
                <text:h text:style-name="Heading_20_2" text:outline-level="2">Crear y aplicar un tema a una página</text:h>
                <text:p text:style-name="Text_20_body"><text:bookmark text:name="mt341"/><text:bookmark text:name="sectionToggle13"/>Con ASP.NET resulta muy fácil aplicar un tema predefinido a una página o crear un tema único. <text:bookmark text:name="mt351"/>En esta parte del tutorial, creará un tema con algunas máscaras simples, que definen el aspecto de los controles. </text:p>
                <text:h text:style-name="Heading_20_3" text:outline-level="3">Para crear un tema nuevo</text:h>
                <text:list xml:id="list2220459583799163474" text:style-name="L40">
                  <text:list-item>
                    <text:p text:style-name="P79"><text:bookmark text:name="mt361"/>En Visual Web Developer, haga clic con el botón secundario en el nombre del sitio Web, haga clic en Agregar carpeta ASP.NET y, a continuación, haga clic en Tema.</text:p>
                    <text:p text:style-name="P79"><text:bookmark text:name="mt371"/>Se crean la carpeta denominada App_Themes y una subcarpeta denominada Theme1.</text:p>
                  </text:list-item>
                  <text:list-item>
                    <text:p text:style-name="P79"><text:bookmark text:name="mt381"/>Cambie el nombre de la carpeta Theme1 a sampleTheme.</text:p>
                    <text:p text:style-name="P79"><text:bookmark text:name="mt391"/><text:soft-page-break/>El nombre de esta carpeta será el nombre del tema que cree (aquí, sampleTheme). <text:bookmark text:name="mt401"/>El nombre exacto no tiene importancia, pero debe recordarlo cuando aplique el tema personalizado. </text:p>
                  </text:list-item>
                  <text:list-item>
                    <text:p text:style-name="P79"><text:bookmark text:name="mt411"/>Haga clic con el botón secundario en la carpeta sampleTheme, seleccione Agregar nuevo elemento, agregue un nuevo archivo de texto y denomínelo sampleTheme.skin.</text:p>
                  </text:list-item>
                  <text:list-item>
                    <text:p text:style-name="P79"><text:bookmark text:name="mt421"/>En el archivo sampleTheme.skin, agregue definiciones de máscaras como se muestra en el ejemplo de código siguiente. </text:p>
                  </text:list-item>
                </text:list>
                <text:section text:style-name="Sect1" text:name="Sección80">
                  <text:list xml:id="list32226163" text:continue-numbering="true" text:style-name="L40">
                    <text:list-header>
                      <text:p text:style-name="P103"><text:bookmark text:name="code-snippet-25"/><text:a xlink:type="simple" xlink:href="javascript:if%20(window.epx.codeSnippet)window.epx.codeSnippet.copyCode('CodeSnippetContainerCode_4c1c7e3d-8883-4af1-8d4d-35969fa5c55d');" office:name="CodeSnippetCopyLink" text:style-name="Internet_20_link" text:visited-style-name="Visited_20_Internet_20_Link">Copiar</text:a> </text:p>
                    </text:list-header>
                  </text:list>
                  <text:section text:style-name="Sect2" text:name="CodeSnippetContainerCode_4c1c7e3d-8883-4af1-8d4d-35969fa5c55d">
                    <text:list xml:id="list32213350" text:continue-numbering="true" text:style-name="L40">
                      <text:list-header>
                        <text:p text:style-name="P15">&lt;asp:Label runat="server" ForeColor="red" Font-Size="14pt" Font-Names="Verdana" /&gt;</text:p>
                        <text:p text:style-name="P35">&lt;asp:button runat="server" Borderstyle="Solid" Borderwidth="2px" Bordercolor="Blue" Backcolor="yellow"/&gt;</text:p>
                      </text:list-header>
                    </text:list>
                  </text:section>
                </text:section>
                <table:table table:name="Tabla10" table:style-name="Tabla10">
                  <table:table-column table:style-name="Tabla10.A"/>
                  <table:table-row>
                    <table:table-cell table:style-name="Tabla10.A1" office:value-type="string">
                      <text:p text:style-name="Table_20_Heading"><draw:frame draw:style-name="fr1" draw:name="Imagen17" text:anchor-type="as-char" svg:width="0.041cm" svg:height="0.041cm" draw:z-index="10"><draw:image xlink:href="Pictures/100002000000000100000001CDD3C653.gif" xlink:type="simple" xlink:show="embed" xlink:actuate="onLoad"/><svg:title>Nota</svg:title></draw:frame><text:bookmark text:name="alert_note9"/><text:span text:style-name="Strong_20_Emphasis">Nota</text:span></text:p>
                    </table:table-cell>
                  </table:table-row>
                  <table:table-row>
                    <table:table-cell table:style-name="Tabla10.A1" office:value-type="string">
                      <text:p text:style-name="P4"><text:bookmark text:name="mt431"/>Las características exactas que defina no tienen importancia. <text:bookmark text:name="mt441"/>Los valores de la selección anterior son sugerencias que serán más obvias cuando pruebe el tema más adelante. </text:p>
                    </table:table-cell>
                  </table:table-row>
                </table:table>
                <text:list xml:id="list32214309" text:continue-numbering="true" text:style-name="L40">
                  <text:list-header>
                    <text:p text:style-name="P79"><text:bookmark text:name="mt451"/>Las definiciones de máscaras son parecidas a la sintaxis para crear un control, salvo que las definiciones sólo contienen opciones que afectan al aspecto del control. <text:bookmark text:name="mt461"/>Por ejemplo, las definiciones de máscaras no incluyen una opción para la propiedad ID. </text:p>
                  </text:list-header>
                  <text:list-item>
                    <text:p text:style-name="P79"><text:bookmark text:name="mt471"/>Guarde el archivo de máscara y ciérrelo.</text:p>
                  </text:list-item>
                </text:list>
                <text:p text:style-name="Text_20_body"><text:bookmark text:name="mt481"/>Ya puede probar la página antes de que se aplique ningún tema. </text:p>
                <table:table table:name="Tabla11" table:style-name="Tabla11">
                  <table:table-column table:style-name="Tabla11.A"/>
                  <table:table-row>
                    <table:table-cell table:style-name="Tabla11.A1" office:value-type="string">
                      <text:p text:style-name="Table_20_Heading"><draw:frame draw:style-name="fr1" draw:name="Imagen18" text:anchor-type="as-char" svg:width="0.041cm" svg:height="0.041cm" draw:z-index="9"><draw:image xlink:href="Pictures/100002000000000100000001CDD3C653.gif" xlink:type="simple" xlink:show="embed" xlink:actuate="onLoad"/><svg:title>Nota</svg:title></draw:frame><text:bookmark text:name="alert_note10"/><text:span text:style-name="Strong_20_Emphasis">Nota</text:span></text:p>
                    </table:table-cell>
                  </table:table-row>
                  <table:table-row>
                    <table:table-cell table:style-name="Tabla11.A1" office:value-type="string">
                      <text:p text:style-name="P4"><text:bookmark text:name="mt491"/>Si agrega un archivo de hoja de estilos en cascada (CSS) a la carpeta sampleTheme, se aplicará a todas las páginas que utilicen el tema.</text:p>
                    </table:table-cell>
                  </table:table-row>
                </table:table>
                <text:h text:style-name="Heading_20_3" text:outline-level="3">Para probar los temas</text:h>
                <text:list xml:id="list4691136131749732615" text:style-name="L41">
                  <text:list-item>
                    <text:p text:style-name="P80"><text:bookmark text:name="mt501"/>Presione CTRL+F5 para ejecutar la página.</text:p>
                    <text:p text:style-name="P80"><text:bookmark text:name="mt511"/>Los controles se muestran con su aspecto predeterminado. </text:p>
                  </text:list-item>
                  <text:list-item>
                    <text:p text:style-name="P80"><text:bookmark text:name="mt521"/>Cierre el explorador y, a continuación, vuelva a Visual Web Developer. </text:p>
                  </text:list-item>
                  <text:list-item>
                    <text:p text:style-name="P80"><text:bookmark text:name="mt531"/>Abra o cambie al archivo Default.aspx y, a continuación, cambie a la vista Código fuente.</text:p>
                  </text:list-item>
                  <text:list-item>
                    <text:p text:style-name="P80"><text:bookmark text:name="mt541"/>En la directiva @ Page, agregue un atributo Theme que especifique sampleTheme como nombre del tema: </text:p>
                  </text:list-item>
                </text:list>
                <text:section text:style-name="Sect1" text:name="Sección81">
                  <text:list xml:id="list32226708" text:continue-numbering="true" text:style-name="L41">
                    <text:list-header>
                      <text:p text:style-name="P104"><text:bookmark text:name="code-snippet-34"/><text:a xlink:type="simple" xlink:href="javascript:if%20(window.epx.codeSnippet)window.epx.codeSnippet.copyCode('CodeSnippetContainerCode_84027b80-e2f0-49da-a3bf-e49c5f0e3abc');" office:name="CodeSnippetCopyLink" text:style-name="Internet_20_link" text:visited-style-name="Visited_20_Internet_20_Link">Copiar</text:a> </text:p>
                    </text:list-header>
                  </text:list>
                  <text:section text:style-name="Sect2" text:name="CodeSnippetContainerCode_84027b80-e2f0-49da-a3bf-e49c5f0e3abc">
                    <text:list xml:id="list32222192" text:continue-numbering="true" text:style-name="L41">
                      <text:list-header>
                        <text:p text:style-name="P36">&lt;%@ Page Theme="sampleTheme" ... %&gt; </text:p>
                      </text:list-header>
                    </text:list>
                  </text:section>
                </text:section>
                <table:table table:name="Tabla12" table:style-name="Tabla12">
                  <table:table-column table:style-name="Tabla12.A"/>
                  <table:table-row>
                    <table:table-cell table:style-name="Tabla12.A1" office:value-type="string">
                      <text:p text:style-name="Table_20_Heading"><draw:frame draw:style-name="fr1" draw:name="Imagen19" text:anchor-type="as-char" svg:width="0.041cm" svg:height="0.041cm" draw:z-index="11"><draw:image xlink:href="Pictures/100002000000000100000001CDD3C653.gif" xlink:type="simple" xlink:show="embed" xlink:actuate="onLoad"/><svg:title>Nota</svg:title></draw:frame><text:bookmark text:name="alert_note11"/><text:span text:style-name="Strong_20_Emphasis">Nota</text:span></text:p>
                    </table:table-cell>
                  </table:table-row>
                  <table:table-row>
                    <table:table-cell table:style-name="Tabla12.A1" office:value-type="string">
                      <text:p text:style-name="P4"><text:bookmark text:name="mt551"/>Debe indicar el nombre de un tema real en el valor de atributo (en este caso, el archivo sampleTheme.skin que definió previamente).</text:p>
                    </table:table-cell>
                  </table:table-row>
                </table:table>
                <text:list xml:id="list32213456" text:continue-numbering="true" text:style-name="L41">
                  <text:list-item>
                    <text:p text:style-name="P80"><text:bookmark text:name="mt561"/>Presione CTRL+F5 para ejecutar la página de nuevo.</text:p>
                    <text:p text:style-name="P80"><text:bookmark text:name="mt571"/>Esta vez, los controles se representan con la combinación de colores definida en el tema.</text:p>
                    <text:p text:style-name="P80"><text:bookmark text:name="mt581"/><text:soft-page-break/>Los controles Label y Button aparecerán con la configuración que realizó en el archivo sampleTheme.skin. <text:bookmark text:name="mt591"/>Puesto que no realizó una entrada en el archivo sampleTheme.skin para el control Calendar, se muestra con su aspecto predeterminado. </text:p>
                  </text:list-item>
                  <text:list-item>
                    <text:p text:style-name="P80"><text:bookmark text:name="mt601"/>En Visual Web Developer, establezca el tema en el nombre de otro tema, si lo hay.</text:p>
                  </text:list-item>
                  <text:list-item>
                    <text:p text:style-name="P80"><text:bookmark text:name="mt611"/>Presione CTRL+F5 para ejecutar la página de nuevo. </text:p>
                    <text:p text:style-name="P80"><text:bookmark text:name="mt621"/>Los controles vuelven a cambiar de aspecto. </text:p>
                  </text:list-item>
                </text:list>
                <text:h text:style-name="Heading_20_2" text:outline-level="2">Temas de hojas de estilos y temas de personalización</text:h>
                <text:p text:style-name="Text_20_body"><text:bookmark text:name="mt631"/><text:bookmark text:name="sectionToggle22"/>Una vez que haya creado un tema, puede adaptarlo a su uso en una aplicación asociándolo a una página como tema de personalización (como se ha hecho en la sección anterior) o como tema de hoja de estilos. <text:bookmark text:name="mt641"/>Los temas de hojas de estilos utilizan los mismos archivos de temas que los temas de personalización, pero tienen menos prioridad en los controles y propiedades de las páginas; dicha prioridad equivale a la de un archivo de CSS. <text:bookmark text:name="mt651"/>En ASP.NET, el orden de prioridad es: </text:p>
                <text:list xml:id="list8315577528406794171" text:style-name="L42">
                  <text:list-item>
                    <text:p text:style-name="P81"><text:bookmark text:name="mt661"/>Configuración del tema, incluidos los temas establecidos en el archivo Web.config.</text:p>
                  </text:list-item>
                  <text:list-item>
                    <text:p text:style-name="P81"><text:bookmark text:name="mt671"/>Configuración de la página local.</text:p>
                  </text:list-item>
                  <text:list-item>
                    <text:p text:style-name="P81"><text:bookmark text:name="mt681"/>Configuración de temas de hoja de estilos.</text:p>
                  </text:list-item>
                </text:list>
                <text:p text:style-name="Text_20_body"><text:bookmark text:name="mt691"/>En este sentido, si decide utilizar un tema de hoja de estilos, las propiedades del tema quedarán reemplazadas por lo que se declare localmente en la página. <text:bookmark text:name="mt701"/>De igual forma, si utiliza un tema de personalización, las propiedades del tema reemplazarán todo lo que haya en la página local y todo lo que contenga un tema de hoja de estilos que se esté utilizando. </text:p>
                <text:h text:style-name="Heading_20_3" text:outline-level="3">Para utilizar un tema de hoja de estilos y ver el orden de prioridad</text:h>
                <text:list xml:id="list1581028755731951459" text:style-name="L43">
                  <text:list-item>
                    <text:p text:style-name="P82"><text:bookmark text:name="mt711"/>Cambie a la vista Código fuente.</text:p>
                  </text:list-item>
                  <text:list-item>
                    <text:p text:style-name="P82"><text:bookmark text:name="mt721"/>Cambie la declaración de la página:</text:p>
                  </text:list-item>
                </text:list>
                <text:section text:style-name="Sect1" text:name="Sección83">
                  <text:list xml:id="list32226692" text:continue-numbering="true" text:style-name="L43">
                    <text:list-header>
                      <text:p text:style-name="P105"><text:bookmark text:name="code-snippet-43"/><text:a xlink:type="simple" xlink:href="javascript:if%20(window.epx.codeSnippet)window.epx.codeSnippet.copyCode('CodeSnippetContainerCode_492a435d-b293-4da6-9f7a-b2424a603532');" office:name="CodeSnippetCopyLink" text:style-name="Internet_20_link" text:visited-style-name="Visited_20_Internet_20_Link">Copiar</text:a> </text:p>
                    </text:list-header>
                  </text:list>
                  <text:section text:style-name="Sect2" text:name="CodeSnippetContainerCode_492a435d-b293-4da6-9f7a-b2424a603532">
                    <text:list xml:id="list32219614" text:continue-numbering="true" text:style-name="L43">
                      <text:list-header>
                        <text:p text:style-name="P37">&lt;%@ Page theme="sampleTheme" %&gt;</text:p>
                      </text:list-header>
                    </text:list>
                  </text:section>
                </text:section>
                <text:list xml:id="list32243740" text:continue-numbering="true" text:style-name="L43">
                  <text:list-header>
                    <text:p text:style-name="P82"><text:bookmark text:name="mt731"/>a una declaración de tema de hoja de estilos:</text:p>
                  </text:list-header>
                </text:list>
                <text:section text:style-name="Sect1" text:name="Sección84">
                  <text:list xml:id="list32237167" text:continue-numbering="true" text:style-name="L43">
                    <text:list-header>
                      <text:p text:style-name="P105"><text:bookmark text:name="code-snippet-51"/><text:a xlink:type="simple" xlink:href="javascript:if%20(window.epx.codeSnippet)window.epx.codeSnippet.copyCode('CodeSnippetContainerCode_234db2ff-ddc3-4e69-9952-245e8ea07b7a');" office:name="CodeSnippetCopyLink" text:style-name="Internet_20_link" text:visited-style-name="Visited_20_Internet_20_Link">Copiar</text:a> </text:p>
                    </text:list-header>
                  </text:list>
                  <text:section text:style-name="Sect2" text:name="CodeSnippetContainerCode_234db2ff-ddc3-4e69-9952-245e8ea07b7a">
                    <text:list xml:id="list32212867" text:continue-numbering="true" text:style-name="L43">
                      <text:list-header>
                        <text:p text:style-name="P37">&lt;%@ Page StyleSheetTheme="sampleTheme" %&gt;</text:p>
                      </text:list-header>
                    </text:list>
                  </text:section>
                </text:section>
                <text:list xml:id="list32236178" text:continue-numbering="true" text:style-name="L43">
                  <text:list-item>
                    <text:p text:style-name="P82"><text:bookmark text:name="mt741"/>Presione CTRL+F5 para ejecutar la página.</text:p>
                    <text:p text:style-name="P82"><text:bookmark text:name="mt751"/>Observe que el valor de la propiedad ForeColor del control Label1 es el color rojo.</text:p>
                  </text:list-item>
                  <text:list-item>
                    <text:p text:style-name="P82"><text:bookmark text:name="mt761"/>Cambie a la vista Diseño.</text:p>
                  </text:list-item>
                  <text:list-item>
                    <text:p text:style-name="P82"><text:bookmark text:name="mt771"/>Seleccione Label1 y, en Propiedades, establezca ForeColor en el color azul.</text:p>
                  </text:list-item>
                  <text:list-item>
                    <text:p text:style-name="P82"><text:bookmark text:name="mt781"/>Presione CTRL+F5 para ejecutar la página.</text:p>
                    <text:p text:style-name="P82"><text:bookmark text:name="mt791"/>El valor de la propiedad ForeColor de Label1 es el color azul.</text:p>
                  </text:list-item>
                  <text:list-item>
                    <text:p text:style-name="P82"><text:bookmark text:name="mt801"/><text:soft-page-break/>Cambie a la vista Código fuente.</text:p>
                  </text:list-item>
                  <text:list-item>
                    <text:p text:style-name="P82"><text:bookmark text:name="mt811"/>Cambie la declaración de la página para declarar un tema, en lugar de un tema de hoja de estilos; para ello, vuelva a cambiar:</text:p>
                  </text:list-item>
                </text:list>
                <text:section text:style-name="Sect1" text:name="Sección85">
                  <text:list xml:id="list32220976" text:continue-numbering="true" text:style-name="L43">
                    <text:list-header>
                      <text:p text:style-name="P105"><text:bookmark text:name="code-snippet-61"/><text:a xlink:type="simple" xlink:href="javascript:if%20(window.epx.codeSnippet)window.epx.codeSnippet.copyCode('CodeSnippetContainerCode_19c85e81-c6f3-487d-8cea-19d62583369c');" office:name="CodeSnippetCopyLink" text:style-name="Internet_20_link" text:visited-style-name="Visited_20_Internet_20_Link">Copiar</text:a> </text:p>
                    </text:list-header>
                  </text:list>
                  <text:section text:style-name="Sect2" text:name="CodeSnippetContainerCode_19c85e81-c6f3-487d-8cea-19d62583369c">
                    <text:list xml:id="list32237031" text:continue-numbering="true" text:style-name="L43">
                      <text:list-header>
                        <text:p text:style-name="P37">&lt;%@ Page StyleSheetTheme="sampleTheme" %&gt;</text:p>
                      </text:list-header>
                    </text:list>
                  </text:section>
                </text:section>
                <text:list xml:id="list32217665" text:continue-numbering="true" text:style-name="L43">
                  <text:list-header>
                    <text:p text:style-name="P82"><text:bookmark text:name="mt821"/>a:</text:p>
                  </text:list-header>
                </text:list>
                <text:section text:style-name="Sect1" text:name="Sección86">
                  <text:list xml:id="list32221473" text:continue-numbering="true" text:style-name="L43">
                    <text:list-header>
                      <text:p text:style-name="P105"><text:bookmark text:name="code-snippet-7"/><text:a xlink:type="simple" xlink:href="javascript:if%20(window.epx.codeSnippet)window.epx.codeSnippet.copyCode('CodeSnippetContainerCode_953736ee-828e-466c-a0e1-8152b2f8cb18');" office:name="CodeSnippetCopyLink" text:style-name="Internet_20_link" text:visited-style-name="Visited_20_Internet_20_Link">Copiar</text:a> </text:p>
                    </text:list-header>
                  </text:list>
                  <text:section text:style-name="Sect2" text:name="CodeSnippetContainerCode_953736ee-828e-466c-a0e1-8152b2f8cb18">
                    <text:list xml:id="list32227430" text:continue-numbering="true" text:style-name="L43">
                      <text:list-header>
                        <text:p text:style-name="P37">&lt;%@ Page Theme="sampleTheme" %&gt;</text:p>
                      </text:list-header>
                    </text:list>
                  </text:section>
                </text:section>
                <text:list xml:id="list32217048" text:continue-numbering="true" text:style-name="L43">
                  <text:list-item>
                    <text:p text:style-name="P82"><text:bookmark text:name="mt831"/>Presione CTRL+F5 para ejecutar la página.</text:p>
                    <text:p text:style-name="P82"><text:bookmark text:name="mt841"/>El valor de la propiedad ForeColor de Label1 vuelve a ser el color rojo.</text:p>
                  </text:list-item>
                </text:list>
                <text:h text:style-name="Heading_20_2" text:outline-level="2">Basar un tema personalizado en controles existentes</text:h>
                <text:p text:style-name="Text_20_body"><text:bookmark text:name="mt851"/><text:bookmark text:name="sectionToggle32"/>Una manera sencilla de crear definiciones de máscaras consiste en usar el diseñador para establecer las propiedades de aspecto y, a continuación, copiar la definición de los controles en un archivo de máscara.</text:p>
                <text:h text:style-name="Heading_20_3" text:outline-level="3">Para basar un tema personalizado en controles existentes</text:h>
                <text:list xml:id="list7184982007288634291" text:style-name="L44">
                  <text:list-item>
                    <text:p text:style-name="P83"><text:bookmark text:name="mt861"/>En la vista Diseño, establezca las propiedades del control Calendar de manera que el control tenga un aspecto especial. <text:bookmark text:name="mt871"/>Como sugerencia, puede usar los siguientes valores de configuración: </text:p>
                    <text:list>
                      <text:list-item>
                        <text:p text:style-name="P83"><text:bookmark text:name="mt881"/>BackColor    Cián</text:p>
                      </text:list-item>
                      <text:list-item>
                        <text:p text:style-name="P83"><text:bookmark text:name="mt891"/>BorderColor    Rojo</text:p>
                      </text:list-item>
                      <text:list-item>
                        <text:p text:style-name="P83"><text:bookmark text:name="mt901"/>BorderWidth    4</text:p>
                      </text:list-item>
                      <text:list-item>
                        <text:p text:style-name="P83"><text:bookmark text:name="mt911"/>CellSpacing    8</text:p>
                      </text:list-item>
                      <text:list-item>
                        <text:p text:style-name="P83"><text:bookmark text:name="mt921"/>Font-Name    Arial</text:p>
                      </text:list-item>
                      <text:list-item>
                        <text:p text:style-name="P83"><text:bookmark text:name="mt931"/>Font-Size    Grande</text:p>
                      </text:list-item>
                      <text:list-item>
                        <text:p text:style-name="P83"><text:bookmark text:name="mt941"/>SelectedDayStyle-BackColor    Rojo</text:p>
                      </text:list-item>
                      <text:list-item>
                        <text:p text:style-name="P83"><text:bookmark text:name="mt951"/>SelectedDayStyle-ForeColor    Amarillo</text:p>
                      </text:list-item>
                      <text:list-item>
                        <text:p text:style-name="P83"><text:bookmark text:name="mt961"/>TodayDayStyle-BackColor    Rosa</text:p>
                      </text:list-item>
                    </text:list>
                  </text:list-item>
                </text:list>
                <table:table table:name="Tabla13" table:style-name="Tabla13">
                  <table:table-column table:style-name="Tabla13.A"/>
                  <table:table-row>
                    <table:table-cell table:style-name="Tabla13.A1" office:value-type="string">
                      <text:p text:style-name="Table_20_Heading"><draw:frame draw:style-name="fr1" draw:name="Imagen20" text:anchor-type="as-char" svg:width="0.041cm" svg:height="0.041cm" draw:z-index="13"><draw:image xlink:href="Pictures/100002000000000100000001CDD3C653.gif" xlink:type="simple" xlink:show="embed" xlink:actuate="onLoad"/><svg:title>Nota</svg:title></draw:frame><text:bookmark text:name="alert_note12"/><text:span text:style-name="Strong_20_Emphasis">Nota</text:span></text:p>
                    </table:table-cell>
                  </table:table-row>
                  <table:table-row>
                    <table:table-cell table:style-name="Tabla13.A1" office:value-type="string">
                      <text:p text:style-name="P4"><text:bookmark text:name="mt971"/>Las características exactas que defina no tienen importancia. <text:bookmark text:name="mt981"/>Los valores de la lista anterior son sugerencias que serán más obvias cuando pruebe el tema más adelante. </text:p>
                    </table:table-cell>
                  </table:table-row>
                </table:table>
                <text:list xml:id="list32227060" text:continue-numbering="true" text:style-name="L44">
                  <text:list-item>
                    <text:p text:style-name="P83"><text:bookmark text:name="mt991"/>Cambie a la vista Código fuente y, a continuación, copie el elemento &lt;asp:calendar&gt; y sus atributos.</text:p>
                  </text:list-item>
                  <text:list-item>
                    <text:p text:style-name="P83"><text:bookmark text:name="mt1001"/><text:soft-page-break/>Cambie al archivo sampleTheme.skin, o ábralo. </text:p>
                  </text:list-item>
                  <text:list-item>
                    <text:p text:style-name="P83"><text:bookmark text:name="mt1011"/>Pegue la definición del control Calendar en el archivo sampleTheme.skin.</text:p>
                  </text:list-item>
                  <text:list-item>
                    <text:p text:style-name="P83"><text:bookmark text:name="mt1021"/>Quite la propiedad ID de la definición del archivo sampleTheme.skin. </text:p>
                  </text:list-item>
                  <text:list-item>
                    <text:p text:style-name="P83"><text:bookmark text:name="mt1031"/>Guarde el archivo sampleTheme.skin.</text:p>
                  </text:list-item>
                  <text:list-item>
                    <text:p text:style-name="P83"><text:bookmark text:name="mt1041"/>Cambie a la página Default.aspx y arrastre un segundo control Calendar a la página. <text:bookmark text:name="mt1051"/>No establezca ninguna de sus propiedades. </text:p>
                  </text:list-item>
                  <text:list-item>
                    <text:p text:style-name="P83"><text:bookmark text:name="mt1061"/>Ejecute la página Default.aspx. </text:p>
                    <text:p text:style-name="P83"><text:bookmark text:name="mt1071"/>Los dos controles Calendar tendrán el mismo aspecto. <text:bookmark text:name="mt1081"/>El primer control Calendar refleja los valores de propiedad explícitos que realizó. <text:bookmark text:name="mt1091"/>El segundo control Calendar hereda sus propiedades de aspecto de la definición de máscara que realizó en el archivo sampleTheme.skin. </text:p>
                  </text:list-item>
                </text:list>
                <text:h text:style-name="Heading_20_2" text:outline-level="2">Aplicar temas a un sitio Web</text:h>
                <text:p text:style-name="Text_20_body"><text:bookmark text:name="mt1101"/><text:bookmark text:name="sectionToggle42"/>Puede aplicar un tema a todo un sitio web, lo que implica que no es necesario aplicarlo a cada una de las páginas. <text:bookmark text:name="mt1111"/>Si lo desea, puede reemplazar la configuración de los temas en una página concreta. </text:p>
                <text:h text:style-name="Heading_20_3" text:outline-level="3">Para establecer un tema para un sitio Web</text:h>
                <text:list xml:id="list983176992932492988" text:style-name="L45">
                  <text:list-item>
                    <text:p text:style-name="P84"><text:bookmark text:name="mt1121"/>Abra el archivo Web.config. </text:p>
                  </text:list-item>
                  <text:list-item>
                    <text:p text:style-name="P84"><text:bookmark text:name="mt1131"/>En el elemento pages, agregue un atributo theme y establezca su valor en el nombre del tema que desee aplicar a todo el sitio web, tal y como se indica en el siguiente ejemplo:</text:p>
                  </text:list-item>
                </text:list>
                <text:section text:style-name="Sect1" text:name="Sección89">
                  <text:list xml:id="list32240067" text:continue-numbering="true" text:style-name="L45">
                    <text:list-header>
                      <text:p text:style-name="P106"><text:bookmark text:name="code-snippet-8"/><text:a xlink:type="simple" xlink:href="javascript:if%20(window.epx.codeSnippet)window.epx.codeSnippet.copyCode('CodeSnippetContainerCode_fc709b31-cfdd-4123-b248-f6689fe56d7d');" office:name="CodeSnippetCopyLink" text:style-name="Internet_20_link" text:visited-style-name="Visited_20_Internet_20_Link">Copiar</text:a> </text:p>
                    </text:list-header>
                  </text:list>
                  <text:section text:style-name="Sect2" text:name="CodeSnippetContainerCode_fc709b31-cfdd-4123-b248-f6689fe56d7d">
                    <text:list xml:id="list32214962" text:continue-numbering="true" text:style-name="L45">
                      <text:list-header>
                        <text:p text:style-name="P38">&lt;pages theme="sampleTheme" &gt;</text:p>
                      </text:list-header>
                    </text:list>
                  </text:section>
                </text:section>
                <table:table table:name="Tabla14" table:style-name="Tabla14">
                  <table:table-column table:style-name="Tabla14.A"/>
                  <table:table-row>
                    <table:table-cell table:style-name="Tabla14.A1" office:value-type="string">
                      <text:p text:style-name="Table_20_Heading"><draw:frame draw:style-name="fr1" draw:name="Imagen21" text:anchor-type="as-char" svg:width="0.041cm" svg:height="0.041cm" draw:z-index="12"><draw:image xlink:href="Pictures/100002000000000100000001CDD3C653.gif" xlink:type="simple" xlink:show="embed" xlink:actuate="onLoad"/><svg:title>Nota</svg:title></draw:frame><text:bookmark text:name="alert_note13"/><text:span text:style-name="Strong_20_Emphasis">Nota</text:span></text:p>
                    </table:table-cell>
                  </table:table-row>
                  <table:table-row>
                    <table:table-cell table:style-name="Tabla14.A1" office:value-type="string">
                      <text:p text:style-name="P4"><text:bookmark text:name="mt1141"/>Los nombres de los elementos y atributos del archivo Web.config distinguen entre mayúsculas y minúsculas.</text:p>
                    </table:table-cell>
                  </table:table-row>
                </table:table>
                <text:list xml:id="list32229056" text:continue-numbering="true" text:style-name="L45">
                  <text:list-item>
                    <text:p text:style-name="P84"><text:bookmark text:name="mt1151"/>Guarde y cierre el archivo Web.config.</text:p>
                  </text:list-item>
                  <text:list-item>
                    <text:p text:style-name="P84"><text:bookmark text:name="mt1161"/>Abra o cambie al archivo Default.aspx y, a continuación, pase a la vista Código fuente.</text:p>
                  </text:list-item>
                  <text:list-item>
                    <text:p text:style-name="P84"><text:bookmark text:name="mt1171"/>Quite el atributo theme (theme="themeName") de la declaración de @ Page.</text:p>
                  </text:list-item>
                  <text:list-item>
                    <text:p text:style-name="P84"><text:bookmark text:name="mt1181"/>Presione CTRL+F5 para ejecutar Default.aspx.</text:p>
                    <text:p text:style-name="P84"><text:bookmark text:name="mt1191"/>La página se muestra con el tema que especificó en el archivo Web.config.</text:p>
                  </text:list-item>
                </text:list>
                <text:p text:style-name="Text_20_body"><text:bookmark text:name="mt1201"/>Si decide especificar un nombre de tema en la declaración de la página, dicho tema reemplazará cualquier tema especificado en el archivo Web.config.</text:p>
                <text:h text:style-name="Heading_20_2" text:outline-level="2"><text:soft-page-break/>Pasos siguientes</text:h>
                <text:p text:style-name="Text_20_body"><text:bookmark text:name="mt1211"/><text:bookmark text:name="nextStepsToggle1"/>La compatibilidad de ASP.NET con los temas proporciona varias opciones por adaptar la apariencia y el funcionamiento de toda una aplicación. <text:bookmark text:name="mt1221"/>En este tutorial se han tratado algunos aspectos básicos, pero podría interesarle obtener más información. <text:bookmark text:name="mt1231"/>Por ejemplo, podría desear obtener más información sobre: </text:p>
                <text:list xml:id="list3856830414335212001" text:style-name="L46">
                  <text:list-item>
                    <text:p text:style-name="P85"><text:bookmark text:name="mt1241"/>Utilizar temas en general. <text:bookmark text:name="mt1251"/>Para obtener más información, vea <text:a xlink:type="simple" xlink:href="https://msdn.microsoft.com/es-es/library/ykzx33wh(v=vs.100).aspx" text:style-name="Internet_20_link" text:visited-style-name="Visited_20_Internet_20_Link">Temas y máscaras de ASP.NET</text:a> </text:p>
                  </text:list-item>
                  <text:list-item>
                    <text:p text:style-name="P85"><text:bookmark text:name="mt1261"/>Utilizar temas con código. <text:bookmark text:name="mt1271"/>Para obtener más información, vea <text:a xlink:type="simple" xlink:href="https://msdn.microsoft.com/es-es/library/tx35bd89(v=vs.100).aspx" text:style-name="Internet_20_link" text:visited-style-name="Visited_20_Internet_20_Link">Cómo: Aplicar temas de ASP.NET mediante programación</text:a> </text:p>
                  </text:list-item>
                </text:list>
              </text:section>
            </text:section>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SimSun" style:font-size-asian="24pt" style:font-weight-asian="bold" style:font-name-complex="Arial"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SimSun" style:font-size-asian="18pt" style:font-weight-asian="bold" style:font-name-complex="Arial" style:font-size-complex="18pt" style:font-weight-complex="bold"/>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style:font-name="Liberation Serif" fo:font-size="14pt" fo:font-weight="bold" style:font-name-asian="SimSun" style:font-size-asian="14pt" style:font-weight-asian="bold" style:font-name-complex="Arial" style:font-size-complex="14pt"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11T11:57:44.29</meta:creation-date>
    <meta:editing-duration>PT6M44S</meta:editing-duration>
    <meta:editing-cycles>2</meta:editing-cycles>
    <meta:generator>OpenOffice/4.1.3$Win32 OpenOffice.org_project/413m1$Build-9783</meta:generator>
    <meta:document-statistic meta:table-count="14" meta:image-count="14" meta:object-count="0" meta:page-count="28" meta:paragraph-count="648" meta:word-count="8734" meta:character-count="53675"/>
    <dc:date>2017-01-11T12:04:16.37</dc:date>
  </office:meta>
</office:document-meta>
</file>